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7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1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2.17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PageStyle_5f_Brazilian_20_Jazz_20_Real_20_Book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Standard_5f_Sheet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Standard_5f_Sheet1" style:data-style-name="N100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zilian Jazz Real Boo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Titel</text:p>
          </table:table-cell>
          <table:table-cell table:style-name="ce4" office:value-type="string" calcext:value-type="string">
            <text:p>PDFPage</text:p>
          </table:table-cell>
          <table:table-cell table:style-name="ce5" office:value-type="string" calcext:value-type="string">
            <text:p>calc.PDFLastPage</text:p>
          </table:table-cell>
          <table:table-cell table:style-name="ce5" office:value-type="string" calcext:value-type="string">
            <text:p>PDFLastPage</text:p>
          </table:table-cell>
          <table:table-cell table:style-name="ce7" office:value-type="string" calcext:value-type="string">
            <text:p>calc.PageOrder</text:p>
          </table:table-cell>
          <table:table-cell table:style-name="ce7" office:value-type="string" calcext:value-type="string">
            <text:p>PageOrder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Titel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Pages</text:p>
          </table:table-cell>
          <table:table-cell table:style-name="ce4" table:number-columns-repeated="1018"/>
        </table:table-row>
        <table:table-row table:style-name="ro1" table:number-rows-repeated="2">
          <table:table-cell table:style-name="ce3" table:number-columns-repeated="2"/>
          <table:table-cell table:style-name="ce6"/>
          <table:table-cell table:style-name="ce3"/>
          <table:table-cell table:style-name="ce2"/>
          <table:table-cell/>
          <table:table-cell table:style-name="ce4" table:number-columns-repeated="1018"/>
        </table:table-row>
        <table:table-row table:style-name="ro2">
          <table:table-cell office:value-type="string" calcext:value-type="string">
            <text:p>Afternoon Delight</text:p>
          </table:table-cell>
          <table:table-cell office:value-type="float" office:value="21" calcext:value-type="float">
            <text:p>21</text:p>
          </table:table-cell>
          <table:table-cell table:style-name="ce6" table:formula="of:=IF([.B6]-1=[.B5];&quot;&quot;;[.B6]-1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8" table:formula="of:=IF(ISBLANK([.D5]);[.B5];[.B5]&amp;&quot;-&quot;&amp;[.D5])" office:value-type="string" office:string-value="21-22" calcext:value-type="string">
            <text:p>21-22</text:p>
          </table:table-cell>
          <table:table-cell table:style-name="ce8" office:value-type="string" calcext:value-type="string">
            <text:p>21-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in’t No Sunshine</text:p>
          </table:table-cell>
          <table:table-cell office:value-type="float" office:value="23" calcext:value-type="float">
            <text:p>23</text:p>
          </table:table-cell>
          <table:table-cell table:style-name="ce6" table:formula="of:=IF([.B7]-1=[.B6];&quot;&quot;;[.B7]-1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8" table:formula="of:=IF(ISBLANK([.D6]);[.B6];[.B6]&amp;&quot;-&quot;&amp;[.D6])" office:value-type="string" office:string-value="23-24" calcext:value-type="string">
            <text:p>23-24</text:p>
          </table:table-cell>
          <table:table-cell table:style-name="ce8" office:value-type="string" calcext:value-type="string">
            <text:p>23-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in’t She Sweet</text:p>
          </table:table-cell>
          <table:table-cell office:value-type="float" office:value="25" calcext:value-type="float">
            <text:p>25</text:p>
          </table:table-cell>
          <table:table-cell table:style-name="ce6" table:formula="of:=IF([.B8]-1=[.B7];&quot;&quot;;[.B8]-1)">
            <text:p/>
          </table:table-cell>
          <table:table-cell/>
          <table:table-cell table:style-name="ce8" table:formula="of:=IF(ISBLANK([.D7]);[.B7];[.B7]&amp;&quot;-&quot;&amp;[.D7])" office:value-type="string" office:string-value="25-" calcext:value-type="string">
            <text:p>25-</text:p>
          </table:table-cell>
          <table:table-cell table:style-name="ce8" office:value-type="string" calcext:value-type="string">
            <text:p>2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ways</text:p>
          </table:table-cell>
          <table:table-cell office:value-type="float" office:value="26" calcext:value-type="float">
            <text:p>26</text:p>
          </table:table-cell>
          <table:table-cell table:style-name="ce6" table:formula="of:=IF([.B9]-1=[.B8];&quot;&quot;;[.B9]-1)">
            <text:p/>
          </table:table-cell>
          <table:table-cell/>
          <table:table-cell table:style-name="ce8" table:formula="of:=IF(ISBLANK([.D8]);[.B8];[.B8]&amp;&quot;-&quot;&amp;[.D8])" office:value-type="string" office:string-value="26-" calcext:value-type="string">
            <text:p>26-</text:p>
          </table:table-cell>
          <table:table-cell table:style-name="ce8" office:value-type="string" calcext:value-type="string">
            <text:p>26-</text:p>
          </table:table-cell>
          <table:table-cell/>
          <table:table-cell table:formula="of:=IF(ISBLANK([.D8])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in’t That A Kick In The Head</text:p>
          </table:table-cell>
          <table:table-cell office:value-type="float" office:value="27" calcext:value-type="float">
            <text:p>27</text:p>
          </table:table-cell>
          <table:table-cell table:style-name="ce6" table:formula="of:=IF([.B10]-1=[.B9];&quot;&quot;;[.B10]-1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8" table:formula="of:=IF(ISBLANK([.D9]);[.B9];[.B9]&amp;&quot;-&quot;&amp;[.D9])" office:value-type="string" office:string-value="27-28" calcext:value-type="string">
            <text:p>27-28</text:p>
          </table:table-cell>
          <table:table-cell table:style-name="ce8" office:value-type="string" calcext:value-type="string">
            <text:p>27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 Shook Up</text:p>
          </table:table-cell>
          <table:table-cell office:value-type="float" office:value="29" calcext:value-type="float">
            <text:p>29</text:p>
          </table:table-cell>
          <table:table-cell table:style-name="ce6" table:formula="of:=IF([.B11]-1=[.B10];&quot;&quot;;[.B11]-1)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8" table:formula="of:=IF(ISBLANK([.D10]);[.B10];[.B10]&amp;&quot;-&quot;&amp;[.D10])" office:value-type="string" office:string-value="29-30" calcext:value-type="string">
            <text:p>29-30</text:p>
          </table:table-cell>
          <table:table-cell table:style-name="ce8" office:value-type="string" calcext:value-type="string">
            <text:p>29-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 Star</text:p>
          </table:table-cell>
          <table:table-cell office:value-type="float" office:value="31" calcext:value-type="float">
            <text:p>31</text:p>
          </table:table-cell>
          <table:table-cell table:style-name="ce6" table:formula="of:=IF([.B12]-1=[.B11];&quot;&quot;;[.B12]-1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8" table:formula="of:=IF(ISBLANK([.D11]);[.B11];[.B11]&amp;&quot;-&quot;&amp;[.D11])" office:value-type="string" office:string-value="31-32" calcext:value-type="string">
            <text:p>31-32</text:p>
          </table:table-cell>
          <table:table-cell table:style-name="ce8" office:value-type="string" calcext:value-type="string">
            <text:p>31-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 Summer Long</text:p>
          </table:table-cell>
          <table:table-cell office:value-type="float" office:value="33" calcext:value-type="float">
            <text:p>33</text:p>
          </table:table-cell>
          <table:table-cell table:style-name="ce6" table:formula="of:=IF([.B13]-1=[.B12];&quot;&quot;;[.B13]-1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8" table:formula="of:=IF(ISBLANK([.D12]);[.B12];[.B12]&amp;&quot;-&quot;&amp;[.D12])" office:value-type="string" office:string-value="33-34" calcext:value-type="string">
            <text:p>33-34</text:p>
          </table:table-cell>
          <table:table-cell table:style-name="ce8" office:value-type="string" calcext:value-type="string">
            <text:p>33-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zing Grace</text:p>
          </table:table-cell>
          <table:table-cell office:value-type="float" office:value="35" calcext:value-type="float">
            <text:p>35</text:p>
          </table:table-cell>
          <table:table-cell table:style-name="ce6" table:formula="of:=IF([.B14]-1=[.B13];&quot;&quot;;[.B14]-1)">
            <text:p/>
          </table:table-cell>
          <table:table-cell/>
          <table:table-cell table:style-name="ce8" table:formula="of:=IF(ISBLANK([.D13]);[.B13];[.B13]&amp;&quot;-&quot;&amp;[.D13])" office:value-type="string" office:string-value="35-" calcext:value-type="string">
            <text:p>35-</text:p>
          </table:table-cell>
          <table:table-cell table:style-name="ce8" office:value-type="string" calcext:value-type="string">
            <text:p>3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en</text:p>
          </table:table-cell>
          <table:table-cell office:value-type="float" office:value="36" calcext:value-type="float">
            <text:p>36</text:p>
          </table:table-cell>
          <table:table-cell table:style-name="ce6" table:formula="of:=IF([.B15]-1=[.B14];&quot;&quot;;[.B15]-1)">
            <text:p/>
          </table:table-cell>
          <table:table-cell/>
          <table:table-cell table:style-name="ce8" table:formula="of:=IF(ISBLANK([.D14]);[.B14];[.B14]&amp;&quot;-&quot;&amp;[.D14])" office:value-type="string" office:string-value="36-" calcext:value-type="string">
            <text:p>36-</text:p>
          </table:table-cell>
          <table:table-cell table:style-name="ce8" office:value-type="string" calcext:value-type="string">
            <text:p>3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ways On My Mind</text:p>
          </table:table-cell>
          <table:table-cell office:value-type="float" office:value="37" calcext:value-type="float">
            <text:p>37</text:p>
          </table:table-cell>
          <table:table-cell table:style-name="ce6" table:formula="of:=IF([.B16]-1=[.B15];&quot;&quot;;[.B16]-1)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style-name="ce8" table:formula="of:=IF(ISBLANK([.D15]);[.B15];[.B15]&amp;&quot;-&quot;&amp;[.D15])" office:value-type="string" office:string-value="37-38" calcext:value-type="string">
            <text:p>37-38</text:p>
          </table:table-cell>
          <table:table-cell table:style-name="ce8" office:value-type="string" calcext:value-type="string">
            <text:p>37-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quarius</text:p>
          </table:table-cell>
          <table:table-cell office:value-type="float" office:value="39" calcext:value-type="float">
            <text:p>39</text:p>
          </table:table-cell>
          <table:table-cell table:style-name="ce6" table:formula="of:=IF([.B17]-1=[.B16];&quot;&quot;;[.B17]-1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ce8" table:formula="of:=IF(ISBLANK([.D16]);[.B16];[.B16]&amp;&quot;-&quot;&amp;[.D16])" office:value-type="string" office:string-value="39-40" calcext:value-type="string">
            <text:p>39-40</text:p>
          </table:table-cell>
          <table:table-cell table:style-name="ce8" office:value-type="string" calcext:value-type="string">
            <text:p>39-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 Time Goes By</text:p>
          </table:table-cell>
          <table:table-cell office:value-type="float" office:value="41" calcext:value-type="float">
            <text:p>41</text:p>
          </table:table-cell>
          <table:table-cell table:style-name="ce6" table:formula="of:=IF([.B18]-1=[.B17];&quot;&quot;;[.B18]-1)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style-name="ce8" table:formula="of:=IF(ISBLANK([.D17]);[.B17];[.B17]&amp;&quot;-&quot;&amp;[.D17])" office:value-type="string" office:string-value="41-42" calcext:value-type="string">
            <text:p>41-42</text:p>
          </table:table-cell>
          <table:table-cell table:style-name="ce8" office:value-type="string" calcext:value-type="string">
            <text:p>41-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 Last</text:p>
          </table:table-cell>
          <table:table-cell office:value-type="float" office:value="43" calcext:value-type="float">
            <text:p>43</text:p>
          </table:table-cell>
          <table:table-cell table:style-name="ce6" table:formula="of:=IF([.B19]-1=[.B18];&quot;&quot;;[.B19]-1)">
            <text:p/>
          </table:table-cell>
          <table:table-cell/>
          <table:table-cell table:style-name="ce8" table:formula="of:=IF(ISBLANK([.D18]);[.B18];[.B18]&amp;&quot;-&quot;&amp;[.D18])" office:value-type="string" office:string-value="43-" calcext:value-type="string">
            <text:p>43-</text:p>
          </table:table-cell>
          <table:table-cell table:style-name="ce8" office:value-type="string" calcext:value-type="string">
            <text:p>4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ld Lang Syne</text:p>
          </table:table-cell>
          <table:table-cell office:value-type="float" office:value="44" calcext:value-type="float">
            <text:p>44</text:p>
          </table:table-cell>
          <table:table-cell table:style-name="ce6" table:formula="of:=IF([.B20]-1=[.B19];&quot;&quot;;[.B20]-1)">
            <text:p/>
          </table:table-cell>
          <table:table-cell/>
          <table:table-cell table:style-name="ce8" table:formula="of:=IF(ISBLANK([.D19]);[.B19];[.B19]&amp;&quot;-&quot;&amp;[.D19])" office:value-type="string" office:string-value="44-" calcext:value-type="string">
            <text:p>44-</text:p>
          </table:table-cell>
          <table:table-cell table:style-name="ce8" office:value-type="string" calcext:value-type="string">
            <text:p>4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erica The Beautiful</text:p>
          </table:table-cell>
          <table:table-cell office:value-type="float" office:value="45" calcext:value-type="float">
            <text:p>45</text:p>
          </table:table-cell>
          <table:table-cell table:style-name="ce6" table:formula="of:=IF([.B21]-1=[.B20];&quot;&quot;;[.B21]-1)">
            <text:p/>
          </table:table-cell>
          <table:table-cell/>
          <table:table-cell table:style-name="ce8" table:formula="of:=IF(ISBLANK([.D20]);[.B20];[.B20]&amp;&quot;-&quot;&amp;[.D20])" office:value-type="string" office:string-value="45-" calcext:value-type="string">
            <text:p>45-</text:p>
          </table:table-cell>
          <table:table-cell table:style-name="ce8" office:value-type="string" calcext:value-type="string">
            <text:p>4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ck In The Saddle Again</text:p>
          </table:table-cell>
          <table:table-cell office:value-type="float" office:value="46" calcext:value-type="float">
            <text:p>46</text:p>
          </table:table-cell>
          <table:table-cell table:style-name="ce6" table:formula="of:=IF([.B22]-1=[.B21];&quot;&quot;;[.B22]-1)">
            <text:p/>
          </table:table-cell>
          <table:table-cell/>
          <table:table-cell table:style-name="ce8" table:formula="of:=IF(ISBLANK([.D21]);[.B21];[.B21]&amp;&quot;-&quot;&amp;[.D21])" office:value-type="string" office:string-value="46-" calcext:value-type="string">
            <text:p>46-</text:p>
          </table:table-cell>
          <table:table-cell table:style-name="ce8" office:value-type="string" calcext:value-type="string">
            <text:p>4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be I’m Gonna Leave You</text:p>
          </table:table-cell>
          <table:table-cell office:value-type="float" office:value="47" calcext:value-type="float">
            <text:p>47</text:p>
          </table:table-cell>
          <table:table-cell table:style-name="ce6" table:formula="of:=IF([.B23]-1=[.B22];&quot;&quot;;[.B23]-1)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ce8" table:formula="of:=IF(ISBLANK([.D22]);[.B22];[.B22]&amp;&quot;-&quot;&amp;[.D22])" office:value-type="string" office:string-value="47-48" calcext:value-type="string">
            <text:p>47-48</text:p>
          </table:table-cell>
          <table:table-cell table:style-name="ce8" office:value-type="string" calcext:value-type="string">
            <text:p>47-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d Bad Leroy Brown</text:p>
          </table:table-cell>
          <table:table-cell office:value-type="float" office:value="49" calcext:value-type="float">
            <text:p>49</text:p>
          </table:table-cell>
          <table:table-cell table:style-name="ce6" table:formula="of:=IF([.B24]-1=[.B23];&quot;&quot;;[.B24]-1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8" table:formula="of:=IF(ISBLANK([.D23]);[.B23];[.B23]&amp;&quot;-&quot;&amp;[.D23])" office:value-type="string" office:string-value="49-50" calcext:value-type="string">
            <text:p>49-50</text:p>
          </table:table-cell>
          <table:table-cell table:style-name="ce8" office:value-type="string" calcext:value-type="string">
            <text:p>49-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rely Breathing</text:p>
          </table:table-cell>
          <table:table-cell office:value-type="float" office:value="51" calcext:value-type="float">
            <text:p>51</text:p>
          </table:table-cell>
          <table:table-cell table:style-name="ce6" table:formula="of:=IF([.B25]-1=[.B24];&quot;&quot;;[.B25]-1)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8" table:formula="of:=IF(ISBLANK([.D24]);[.B24];[.B24]&amp;&quot;-&quot;&amp;[.D24])" office:value-type="string" office:string-value="51-52" calcext:value-type="string">
            <text:p>51-52</text:p>
          </table:table-cell>
          <table:table-cell table:style-name="ce8" office:value-type="string" calcext:value-type="string">
            <text:p>51-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tle Hymn Of The Republic</text:p>
          </table:table-cell>
          <table:table-cell office:value-type="float" office:value="53" calcext:value-type="float">
            <text:p>53</text:p>
          </table:table-cell>
          <table:table-cell table:style-name="ce6" table:formula="of:=IF([.B26]-1=[.B25];&quot;&quot;;[.B26]-1)">
            <text:p/>
          </table:table-cell>
          <table:table-cell/>
          <table:table-cell table:style-name="ce8" table:formula="of:=IF(ISBLANK([.D25]);[.B25];[.B25]&amp;&quot;-&quot;&amp;[.D25])" office:value-type="string" office:string-value="53-" calcext:value-type="string">
            <text:p>53-</text:p>
          </table:table-cell>
          <table:table-cell table:style-name="ce8" office:value-type="string" calcext:value-type="string">
            <text:p>5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Bible Tells Me So</text:p>
          </table:table-cell>
          <table:table-cell office:value-type="float" office:value="54" calcext:value-type="float">
            <text:p>54</text:p>
          </table:table-cell>
          <table:table-cell table:style-name="ce6" table:formula="of:=IF([.B27]-1=[.B26];&quot;&quot;;[.B27]-1)">
            <text:p/>
          </table:table-cell>
          <table:table-cell/>
          <table:table-cell table:style-name="ce8" table:formula="of:=IF(ISBLANK([.D26]);[.B26];[.B26]&amp;&quot;-&quot;&amp;[.D26])" office:value-type="string" office:string-value="54-" calcext:value-type="string">
            <text:p>54-</text:p>
          </table:table-cell>
          <table:table-cell table:style-name="ce8" office:value-type="string" calcext:value-type="string">
            <text:p>5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at It</text:p>
          </table:table-cell>
          <table:table-cell office:value-type="float" office:value="55" calcext:value-type="float">
            <text:p>55</text:p>
          </table:table-cell>
          <table:table-cell table:style-name="ce6" table:formula="of:=IF([.B28]-1=[.B27];&quot;&quot;;[.B28]-1)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8" table:formula="of:=IF(ISBLANK([.D27]);[.B27];[.B27]&amp;&quot;-&quot;&amp;[.D27])" office:value-type="string" office:string-value="55-56" calcext:value-type="string">
            <text:p>55-56</text:p>
          </table:table-cell>
          <table:table-cell table:style-name="ce8" office:value-type="string" calcext:value-type="string">
            <text:p>55-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autiful Morning</text:p>
          </table:table-cell>
          <table:table-cell office:value-type="float" office:value="57" calcext:value-type="float">
            <text:p>57</text:p>
          </table:table-cell>
          <table:table-cell table:style-name="ce6" table:formula="of:=IF([.B29]-1=[.B28];&quot;&quot;;[.B29]-1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8" table:formula="of:=IF(ISBLANK([.D28]);[.B28];[.B28]&amp;&quot;-&quot;&amp;[.D28])" office:value-type="string" office:string-value="57-58" calcext:value-type="string">
            <text:p>57-58</text:p>
          </table:table-cell>
          <table:table-cell table:style-name="ce8" office:value-type="string" calcext:value-type="string">
            <text:p>57-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 Barrel Polka</text:p>
          </table:table-cell>
          <table:table-cell office:value-type="float" office:value="59" calcext:value-type="float">
            <text:p>59</text:p>
          </table:table-cell>
          <table:table-cell table:style-name="ce6" table:formula="of:=IF([.B30]-1=[.B29];&quot;&quot;;[.B30]-1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8" table:formula="of:=IF(ISBLANK([.D29]);[.B29];[.B29]&amp;&quot;-&quot;&amp;[.D29])" office:value-type="string" office:string-value="59-60" calcext:value-type="string">
            <text:p>59-60</text:p>
          </table:table-cell>
          <table:table-cell table:style-name="ce8" office:value-type="string" calcext:value-type="string">
            <text:p>59-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in’ Green</text:p>
          </table:table-cell>
          <table:table-cell office:value-type="float" office:value="61" calcext:value-type="float">
            <text:p>61</text:p>
          </table:table-cell>
          <table:table-cell table:style-name="ce6" table:formula="of:=IF([.B31]-1=[.B30];&quot;&quot;;[.B31]-1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8" table:formula="of:=IF(ISBLANK([.D30]);[.B30];[.B30]&amp;&quot;-&quot;&amp;[.D30])" office:value-type="string" office:string-value="61-62" calcext:value-type="string">
            <text:p>61-62</text:p>
          </table:table-cell>
          <table:table-cell table:style-name="ce8" office:value-type="string" calcext:value-type="string">
            <text:p>61-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 Yellow Taxi</text:p>
          </table:table-cell>
          <table:table-cell office:value-type="float" office:value="63" calcext:value-type="float">
            <text:p>63</text:p>
          </table:table-cell>
          <table:table-cell table:style-name="ce6" table:formula="of:=IF([.B32]-1=[.B31];&quot;&quot;;[.B32]-1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8" table:formula="of:=IF(ISBLANK([.D31]);[.B31];[.B31]&amp;&quot;-&quot;&amp;[.D31])" office:value-type="string" office:string-value="63-64" calcext:value-type="string">
            <text:p>63-64</text:p>
          </table:table-cell>
          <table:table-cell table:style-name="ce8" office:value-type="string" calcext:value-type="string">
            <text:p>63-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ll Bailey Won’t You Please Come Home</text:p>
          </table:table-cell>
          <table:table-cell office:value-type="float" office:value="65" calcext:value-type="float">
            <text:p>65</text:p>
          </table:table-cell>
          <table:table-cell table:style-name="ce6" table:formula="of:=IF([.B33]-1=[.B32];&quot;&quot;;[.B33]-1)">
            <text:p/>
          </table:table-cell>
          <table:table-cell/>
          <table:table-cell table:style-name="ce8" table:formula="of:=IF(ISBLANK([.D32]);[.B32];[.B32]&amp;&quot;-&quot;&amp;[.D32])" office:value-type="string" office:string-value="65-" calcext:value-type="string">
            <text:p>65-</text:p>
          </table:table-cell>
          <table:table-cell table:style-name="ce8" office:value-type="string" calcext:value-type="string">
            <text:p>6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Skies</text:p>
          </table:table-cell>
          <table:table-cell office:value-type="float" office:value="66" calcext:value-type="float">
            <text:p>66</text:p>
          </table:table-cell>
          <table:table-cell table:style-name="ce6" table:formula="of:=IF([.B34]-1=[.B33];&quot;&quot;;[.B34]-1)">
            <text:p/>
          </table:table-cell>
          <table:table-cell/>
          <table:table-cell table:style-name="ce8" table:formula="of:=IF(ISBLANK([.D33]);[.B33];[.B33]&amp;&quot;-&quot;&amp;[.D33])" office:value-type="string" office:string-value="66-" calcext:value-type="string">
            <text:p>66-</text:p>
          </table:table-cell>
          <table:table-cell table:style-name="ce8" office:value-type="string" calcext:value-type="string">
            <text:p>6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llie Jean</text:p>
          </table:table-cell>
          <table:table-cell office:value-type="float" office:value="67" calcext:value-type="float">
            <text:p>67</text:p>
          </table:table-cell>
          <table:table-cell table:style-name="ce6" table:formula="of:=IF([.B35]-1=[.B34];&quot;&quot;;[.B35]-1)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8" table:formula="of:=IF(ISBLANK([.D34]);[.B34];[.B34]&amp;&quot;-&quot;&amp;[.D34])" office:value-type="string" office:string-value="67-68" calcext:value-type="string">
            <text:p>67-68</text:p>
          </table:table-cell>
          <table:table-cell table:style-name="ce8" office:value-type="string" calcext:value-type="string">
            <text:p>67-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win’ In The Wind</text:p>
          </table:table-cell>
          <table:table-cell office:value-type="float" office:value="69" calcext:value-type="float">
            <text:p>69</text:p>
          </table:table-cell>
          <table:table-cell table:style-name="ce6" table:formula="of:=IF([.B36]-1=[.B35];&quot;&quot;;[.B36]-1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8" table:formula="of:=IF(ISBLANK([.D35]);[.B35];[.B35]&amp;&quot;-&quot;&amp;[.D35])" office:value-type="string" office:string-value="69-70" calcext:value-type="string">
            <text:p>69-70</text:p>
          </table:table-cell>
          <table:table-cell table:style-name="ce8" office:value-type="string" calcext:value-type="string">
            <text:p>69-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Bayou</text:p>
          </table:table-cell>
          <table:table-cell office:value-type="float" office:value="71" calcext:value-type="float">
            <text:p>71</text:p>
          </table:table-cell>
          <table:table-cell table:style-name="ce6" table:formula="of:=IF([.B37]-1=[.B36];&quot;&quot;;[.B37]-1)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8" table:formula="of:=IF(ISBLANK([.D36]);[.B36];[.B36]&amp;&quot;-&quot;&amp;[.D36])" office:value-type="string" office:string-value="71-72" calcext:value-type="string">
            <text:p>71-72</text:p>
          </table:table-cell>
          <table:table-cell table:style-name="ce8" office:value-type="string" calcext:value-type="string">
            <text:p>71-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Suede Shoes</text:p>
          </table:table-cell>
          <table:table-cell office:value-type="float" office:value="73" calcext:value-type="float">
            <text:p>73</text:p>
          </table:table-cell>
          <table:table-cell table:style-name="ce6" table:formula="of:=IF([.B38]-1=[.B37];&quot;&quot;;[.B38]-1)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8" table:formula="of:=IF(ISBLANK([.D37]);[.B37];[.B37]&amp;&quot;-&quot;&amp;[.D37])" office:value-type="string" office:string-value="73-74" calcext:value-type="string">
            <text:p>73-74</text:p>
          </table:table-cell>
          <table:table-cell table:style-name="ce8" office:value-type="string" calcext:value-type="string">
            <text:p>73-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rn To Be Wild</text:p>
          </table:table-cell>
          <table:table-cell office:value-type="float" office:value="75" calcext:value-type="float">
            <text:p>75</text:p>
          </table:table-cell>
          <table:table-cell table:style-name="ce6" table:formula="of:=IF([.B39]-1=[.B38];&quot;&quot;;[.B39]-1)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8" table:formula="of:=IF(ISBLANK([.D38]);[.B38];[.B38]&amp;&quot;-&quot;&amp;[.D38])" office:value-type="string" office:string-value="75-76" calcext:value-type="string">
            <text:p>75-76</text:p>
          </table:table-cell>
          <table:table-cell table:style-name="ce8" office:value-type="string" calcext:value-type="string">
            <text:p>75-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h Sides Now</text:p>
          </table:table-cell>
          <table:table-cell office:value-type="float" office:value="77" calcext:value-type="float">
            <text:p>77</text:p>
          </table:table-cell>
          <table:table-cell table:style-name="ce6" table:formula="of:=IF([.B40]-1=[.B39];&quot;&quot;;[.B40]-1)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8" table:formula="of:=IF(ISBLANK([.D39]);[.B39];[.B39]&amp;&quot;-&quot;&amp;[.D39])" office:value-type="string" office:string-value="77-78" calcext:value-type="string">
            <text:p>77-78</text:p>
          </table:table-cell>
          <table:table-cell table:style-name="ce8" office:value-type="string" calcext:value-type="string">
            <text:p>77-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ild Me Up Buttercup</text:p>
          </table:table-cell>
          <table:table-cell office:value-type="float" office:value="79" calcext:value-type="float">
            <text:p>79</text:p>
          </table:table-cell>
          <table:table-cell table:style-name="ce6" table:formula="of:=IF([.B41]-1=[.B40];&quot;&quot;;[.B41]-1)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8" table:formula="of:=IF(ISBLANK([.D40]);[.B40];[.B40]&amp;&quot;-&quot;&amp;[.D40])" office:value-type="string" office:string-value="79-80" calcext:value-type="string">
            <text:p>79-80</text:p>
          </table:table-cell>
          <table:table-cell table:style-name="ce8" office:value-type="string" calcext:value-type="string">
            <text:p>79-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y The Time I Get To Phoenix</text:p>
          </table:table-cell>
          <table:table-cell office:value-type="float" office:value="81" calcext:value-type="float">
            <text:p>81</text:p>
          </table:table-cell>
          <table:table-cell table:style-name="ce6" table:formula="of:=IF([.B42]-1=[.B41];&quot;&quot;;[.B42]-1)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8" table:formula="of:=IF(ISBLANK([.D41]);[.B41];[.B41]&amp;&quot;-&quot;&amp;[.D41])" office:value-type="string" office:string-value="81-82" calcext:value-type="string">
            <text:p>81-82</text:p>
          </table:table-cell>
          <table:table-cell table:style-name="ce8" office:value-type="string" calcext:value-type="string">
            <text:p>81-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ye Bye Love</text:p>
          </table:table-cell>
          <table:table-cell office:value-type="float" office:value="83" calcext:value-type="float">
            <text:p>83</text:p>
          </table:table-cell>
          <table:table-cell table:style-name="ce6" table:formula="of:=IF([.B43]-1=[.B42];&quot;&quot;;[.B43]-1)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8" table:formula="of:=IF(ISBLANK([.D42]);[.B42];[.B42]&amp;&quot;-&quot;&amp;[.D42])" office:value-type="string" office:string-value="83-84" calcext:value-type="string">
            <text:p>83-84</text:p>
          </table:table-cell>
          <table:table-cell table:style-name="ce8" office:value-type="string" calcext:value-type="string">
            <text:p>83-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rn Free</text:p>
          </table:table-cell>
          <table:table-cell office:value-type="float" office:value="85" calcext:value-type="float">
            <text:p>85</text:p>
          </table:table-cell>
          <table:table-cell table:style-name="ce6" table:formula="of:=IF([.B44]-1=[.B43];&quot;&quot;;[.B44]-1)">
            <text:p/>
          </table:table-cell>
          <table:table-cell/>
          <table:table-cell table:style-name="ce8" table:formula="of:=IF(ISBLANK([.D43]);[.B43];[.B43]&amp;&quot;-&quot;&amp;[.D43])" office:value-type="string" office:string-value="85-" calcext:value-type="string">
            <text:p>85-</text:p>
          </table:table-cell>
          <table:table-cell table:style-name="ce8" office:value-type="string" calcext:value-type="string">
            <text:p>8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lifornia Here I Come</text:p>
          </table:table-cell>
          <table:table-cell office:value-type="float" office:value="86" calcext:value-type="float">
            <text:p>86</text:p>
          </table:table-cell>
          <table:table-cell table:style-name="ce6" table:formula="of:=IF([.B45]-1=[.B44];&quot;&quot;;[.B45]-1)">
            <text:p/>
          </table:table-cell>
          <table:table-cell/>
          <table:table-cell table:style-name="ce8" table:formula="of:=IF(ISBLANK([.D44]);[.B44];[.B44]&amp;&quot;-&quot;&amp;[.D44])" office:value-type="string" office:string-value="86-" calcext:value-type="string">
            <text:p>86-</text:p>
          </table:table-cell>
          <table:table-cell table:style-name="ce8" office:value-type="string" calcext:value-type="string">
            <text:p>8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baret</text:p>
          </table:table-cell>
          <table:table-cell office:value-type="float" office:value="87" calcext:value-type="float">
            <text:p>87</text:p>
          </table:table-cell>
          <table:table-cell table:style-name="ce6" table:formula="of:=IF([.B46]-1=[.B45];&quot;&quot;;[.B46]-1)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8" table:formula="of:=IF(ISBLANK([.D45]);[.B45];[.B45]&amp;&quot;-&quot;&amp;[.D45])" office:value-type="string" office:string-value="87-88" calcext:value-type="string">
            <text:p>87-88</text:p>
          </table:table-cell>
          <table:table-cell table:style-name="ce8" office:value-type="string" calcext:value-type="string">
            <text:p>87-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lifornia Dreamin’</text:p>
          </table:table-cell>
          <table:table-cell office:value-type="float" office:value="89" calcext:value-type="float">
            <text:p>89</text:p>
          </table:table-cell>
          <table:table-cell table:style-name="ce6" table:formula="of:=IF([.B47]-1=[.B46];&quot;&quot;;[.B47]-1)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8" table:formula="of:=IF(ISBLANK([.D46]);[.B46];[.B46]&amp;&quot;-&quot;&amp;[.D46])" office:value-type="string" office:string-value="89-90" calcext:value-type="string">
            <text:p>89-90</text:p>
          </table:table-cell>
          <table:table-cell table:style-name="ce8" office:value-type="string" calcext:value-type="string">
            <text:p>89-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lifornia Girls</text:p>
          </table:table-cell>
          <table:table-cell office:value-type="float" office:value="91" calcext:value-type="float">
            <text:p>91</text:p>
          </table:table-cell>
          <table:table-cell table:style-name="ce6" table:formula="of:=IF([.B48]-1=[.B47];&quot;&quot;;[.B48]-1)">
            <text:p/>
          </table:table-cell>
          <table:table-cell/>
          <table:table-cell table:style-name="ce8" table:formula="of:=IF(ISBLANK([.D47]);[.B47];[.B47]&amp;&quot;-&quot;&amp;[.D47])" office:value-type="string" office:string-value="91-" calcext:value-type="string">
            <text:p>91-</text:p>
          </table:table-cell>
          <table:table-cell table:style-name="ce8" office:value-type="string" calcext:value-type="string">
            <text:p>91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’t Help Falling In Love</text:p>
          </table:table-cell>
          <table:table-cell office:value-type="float" office:value="92" calcext:value-type="float">
            <text:p>92</text:p>
          </table:table-cell>
          <table:table-cell table:style-name="ce6" table:formula="of:=IF([.B49]-1=[.B48];&quot;&quot;;[.B49]-1)">
            <text:p/>
          </table:table-cell>
          <table:table-cell/>
          <table:table-cell table:style-name="ce8" table:formula="of:=IF(ISBLANK([.D48]);[.B48];[.B48]&amp;&quot;-&quot;&amp;[.D48])" office:value-type="string" office:string-value="92-" calcext:value-type="string">
            <text:p>92-</text:p>
          </table:table-cell>
          <table:table-cell table:style-name="ce8" office:value-type="string" calcext:value-type="string">
            <text:p>92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’t Find My Way Home</text:p>
          </table:table-cell>
          <table:table-cell office:value-type="float" office:value="93" calcext:value-type="float">
            <text:p>93</text:p>
          </table:table-cell>
          <table:table-cell table:style-name="ce6" table:formula="of:=IF([.B50]-1=[.B49];&quot;&quot;;[.B50]-1)">
            <text:p/>
          </table:table-cell>
          <table:table-cell/>
          <table:table-cell table:style-name="ce8" table:formula="of:=IF(ISBLANK([.D49]);[.B49];[.B49]&amp;&quot;-&quot;&amp;[.D49])" office:value-type="string" office:string-value="93-" calcext:value-type="string">
            <text:p>93-</text:p>
          </table:table-cell>
          <table:table-cell table:style-name="ce8" office:value-type="string" calcext:value-type="string">
            <text:p>9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’t Help Lovin’ Dat Man</text:p>
          </table:table-cell>
          <table:table-cell office:value-type="float" office:value="94" calcext:value-type="float">
            <text:p>94</text:p>
          </table:table-cell>
          <table:table-cell table:style-name="ce6" table:formula="of:=IF([.B51]-1=[.B50];&quot;&quot;;[.B51]-1)">
            <text:p/>
          </table:table-cell>
          <table:table-cell/>
          <table:table-cell table:style-name="ce8" table:formula="of:=IF(ISBLANK([.D50]);[.B50];[.B50]&amp;&quot;-&quot;&amp;[.D50])" office:value-type="string" office:string-value="94-" calcext:value-type="string">
            <text:p>94-</text:p>
          </table:table-cell>
          <table:table-cell table:style-name="ce8" office:value-type="string" calcext:value-type="string">
            <text:p>9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’t Take My Eyes Off Of You</text:p>
          </table:table-cell>
          <table:table-cell office:value-type="float" office:value="95" calcext:value-type="float">
            <text:p>95</text:p>
          </table:table-cell>
          <table:table-cell table:style-name="ce6" table:formula="of:=IF([.B52]-1=[.B51];&quot;&quot;;[.B52]-1)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8" table:formula="of:=IF(ISBLANK([.D51]);[.B51];[.B51]&amp;&quot;-&quot;&amp;[.D51])" office:value-type="string" office:string-value="95-96" calcext:value-type="string">
            <text:p>95-96</text:p>
          </table:table-cell>
          <table:table-cell table:style-name="ce8" office:value-type="string" calcext:value-type="string">
            <text:p>95-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Candy Man</text:p>
          </table:table-cell>
          <table:table-cell office:value-type="float" office:value="97" calcext:value-type="float">
            <text:p>97</text:p>
          </table:table-cell>
          <table:table-cell table:style-name="ce6" table:formula="of:=IF([.B53]-1=[.B52];&quot;&quot;;[.B53]-1)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8" table:formula="of:=IF(ISBLANK([.D52]);[.B52];[.B52]&amp;&quot;-&quot;&amp;[.D52])" office:value-type="string" office:string-value="97-98" calcext:value-type="string">
            <text:p>97-98</text:p>
          </table:table-cell>
          <table:table-cell table:style-name="ce8" office:value-type="string" calcext:value-type="string">
            <text:p>97-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efree Highway</text:p>
          </table:table-cell>
          <table:table-cell office:value-type="float" office:value="99" calcext:value-type="float">
            <text:p>99</text:p>
          </table:table-cell>
          <table:table-cell table:style-name="ce6" table:formula="of:=IF([.B54]-1=[.B53];&quot;&quot;;[.B54]-1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8" table:formula="of:=IF(ISBLANK([.D53]);[.B53];[.B53]&amp;&quot;-&quot;&amp;[.D53])" office:value-type="string" office:string-value="99-100" calcext:value-type="string">
            <text:p>99-100</text:p>
          </table:table-cell>
          <table:table-cell table:style-name="ce8" office:value-type="string" calcext:value-type="string">
            <text:p>99-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olina In The Morning</text:p>
          </table:table-cell>
          <table:table-cell office:value-type="float" office:value="101" calcext:value-type="float">
            <text:p>101</text:p>
          </table:table-cell>
          <table:table-cell table:style-name="ce6" table:formula="of:=IF([.B55]-1=[.B54];&quot;&quot;;[.B55]-1)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8" table:formula="of:=IF(ISBLANK([.D54]);[.B54];[.B54]&amp;&quot;-&quot;&amp;[.D54])" office:value-type="string" office:string-value="101-102" calcext:value-type="string">
            <text:p>101-102</text:p>
          </table:table-cell>
          <table:table-cell table:style-name="ce8" office:value-type="string" calcext:value-type="string">
            <text:p>101-1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sey Jones</text:p>
          </table:table-cell>
          <table:table-cell office:value-type="float" office:value="103" calcext:value-type="float">
            <text:p>103</text:p>
          </table:table-cell>
          <table:table-cell table:style-name="ce6" table:formula="of:=IF([.B56]-1=[.B55];&quot;&quot;;[.B56]-1)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8" table:formula="of:=IF(ISBLANK([.D55]);[.B55];[.B55]&amp;&quot;-&quot;&amp;[.D55])" office:value-type="string" office:string-value="103-104" calcext:value-type="string">
            <text:p>103-104</text:p>
          </table:table-cell>
          <table:table-cell table:style-name="ce8" office:value-type="string" calcext:value-type="string">
            <text:p>103-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eseburger In Paradise</text:p>
          </table:table-cell>
          <table:table-cell office:value-type="float" office:value="105" calcext:value-type="float">
            <text:p>105</text:p>
          </table:table-cell>
          <table:table-cell table:style-name="ce6" table:formula="of:=IF([.B57]-1=[.B56];&quot;&quot;;[.B57]-1)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8" table:formula="of:=IF(ISBLANK([.D56]);[.B56];[.B56]&amp;&quot;-&quot;&amp;[.D56])" office:value-type="string" office:string-value="105-106" calcext:value-type="string">
            <text:p>105-106</text:p>
          </table:table-cell>
          <table:table-cell table:style-name="ce8" office:value-type="string" calcext:value-type="string">
            <text:p>105-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rish</text:p>
          </table:table-cell>
          <table:table-cell office:value-type="float" office:value="107" calcext:value-type="float">
            <text:p>107</text:p>
          </table:table-cell>
          <table:table-cell table:style-name="ce6" table:formula="of:=IF([.B58]-1=[.B57];&quot;&quot;;[.B58]-1)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8" table:formula="of:=IF(ISBLANK([.D57]);[.B57];[.B57]&amp;&quot;-&quot;&amp;[.D57])" office:value-type="string" office:string-value="107-108" calcext:value-type="string">
            <text:p>107-108</text:p>
          </table:table-cell>
          <table:table-cell table:style-name="ce8" office:value-type="string" calcext:value-type="string">
            <text:p>107-1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se To You</text:p>
          </table:table-cell>
          <table:table-cell office:value-type="float" office:value="109" calcext:value-type="float">
            <text:p>109</text:p>
          </table:table-cell>
          <table:table-cell table:style-name="ce6" table:formula="of:=IF([.B59]-1=[.B58];&quot;&quot;;[.B59]-1)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8" table:formula="of:=IF(ISBLANK([.D58]);[.B58];[.B58]&amp;&quot;-&quot;&amp;[.D58])" office:value-type="string" office:string-value="109-110" calcext:value-type="string">
            <text:p>109-110</text:p>
          </table:table-cell>
          <table:table-cell table:style-name="ce8" office:value-type="string" calcext:value-type="string">
            <text:p>109-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e Monday</text:p>
          </table:table-cell>
          <table:table-cell office:value-type="float" office:value="111" calcext:value-type="float">
            <text:p>111</text:p>
          </table:table-cell>
          <table:table-cell table:style-name="ce6" table:formula="of:=IF([.B60]-1=[.B59];&quot;&quot;;[.B60]-1)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8" table:formula="of:=IF(ISBLANK([.D59]);[.B59];[.B59]&amp;&quot;-&quot;&amp;[.D59])" office:value-type="string" office:string-value="111-112" calcext:value-type="string">
            <text:p>111-112</text:p>
          </table:table-cell>
          <table:table-cell table:style-name="ce8" office:value-type="string" calcext:value-type="string">
            <text:p>111-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pacabana</text:p>
          </table:table-cell>
          <table:table-cell office:value-type="float" office:value="113" calcext:value-type="float">
            <text:p>113</text:p>
          </table:table-cell>
          <table:table-cell table:style-name="ce6" table:formula="of:=IF([.B61]-1=[.B60];&quot;&quot;;[.B61]-1)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8" table:formula="of:=IF(ISBLANK([.D60]);[.B60];[.B60]&amp;&quot;-&quot;&amp;[.D60])" office:value-type="string" office:string-value="113-114" calcext:value-type="string">
            <text:p>113-114</text:p>
          </table:table-cell>
          <table:table-cell table:style-name="ce8" office:value-type="string" calcext:value-type="string">
            <text:p>113-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zy Little Thing Called Love</text:p>
          </table:table-cell>
          <table:table-cell office:value-type="float" office:value="115" calcext:value-type="float">
            <text:p>115</text:p>
          </table:table-cell>
          <table:table-cell table:style-name="ce6" table:formula="of:=IF([.B62]-1=[.B61];&quot;&quot;;[.B62]-1)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8" table:formula="of:=IF(ISBLANK([.D61]);[.B61];[.B61]&amp;&quot;-&quot;&amp;[.D61])" office:value-type="string" office:string-value="115-116" calcext:value-type="string">
            <text:p>115-116</text:p>
          </table:table-cell>
          <table:table-cell table:style-name="ce8" office:value-type="string" calcext:value-type="string">
            <text:p>115-1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odile Rock</text:p>
          </table:table-cell>
          <table:table-cell office:value-type="float" office:value="117" calcext:value-type="float">
            <text:p>117</text:p>
          </table:table-cell>
          <table:table-cell table:style-name="ce6" table:formula="of:=IF([.B63]-1=[.B62];&quot;&quot;;[.B63]-1)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8" table:formula="of:=IF(ISBLANK([.D62]);[.B62];[.B62]&amp;&quot;-&quot;&amp;[.D62])" office:value-type="string" office:string-value="117-118" calcext:value-type="string">
            <text:p>117-118</text:p>
          </table:table-cell>
          <table:table-cell table:style-name="ce8" office:value-type="string" calcext:value-type="string">
            <text:p>117-1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pid</text:p>
          </table:table-cell>
          <table:table-cell office:value-type="float" office:value="119" calcext:value-type="float">
            <text:p>119</text:p>
          </table:table-cell>
          <table:table-cell table:style-name="ce6" table:formula="of:=IF([.B64]-1=[.B63];&quot;&quot;;[.B64]-1)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8" table:formula="of:=IF(ISBLANK([.D63]);[.B63];[.B63]&amp;&quot;-&quot;&amp;[.D63])" office:value-type="string" office:string-value="119-120" calcext:value-type="string">
            <text:p>119-120</text:p>
          </table:table-cell>
          <table:table-cell table:style-name="ce8" office:value-type="string" calcext:value-type="string">
            <text:p>119-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ddy’s Little Girl</text:p>
          </table:table-cell>
          <table:table-cell office:value-type="float" office:value="121" calcext:value-type="float">
            <text:p>121</text:p>
          </table:table-cell>
          <table:table-cell table:style-name="ce6" table:formula="of:=IF([.B65]-1=[.B64];&quot;&quot;;[.B65]-1)">
            <text:p/>
          </table:table-cell>
          <table:table-cell/>
          <table:table-cell table:style-name="ce8" table:formula="of:=IF(ISBLANK([.D64]);[.B64];[.B64]&amp;&quot;-&quot;&amp;[.D64])" office:value-type="string" office:string-value="121-" calcext:value-type="string">
            <text:p>121-</text:p>
          </table:table-cell>
          <table:table-cell table:style-name="ce8" office:value-type="string" calcext:value-type="string">
            <text:p>121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ydream Believer</text:p>
          </table:table-cell>
          <table:table-cell office:value-type="float" office:value="122" calcext:value-type="float">
            <text:p>122</text:p>
          </table:table-cell>
          <table:table-cell table:style-name="ce6" table:formula="of:=IF([.B66]-1=[.B65];&quot;&quot;;[.B66]-1)">
            <text:p/>
          </table:table-cell>
          <table:table-cell/>
          <table:table-cell table:style-name="ce8" table:formula="of:=IF(ISBLANK([.D65]);[.B65];[.B65]&amp;&quot;-&quot;&amp;[.D65])" office:value-type="string" office:string-value="122-" calcext:value-type="string">
            <text:p>122-</text:p>
          </table:table-cell>
          <table:table-cell table:style-name="ce8" office:value-type="string" calcext:value-type="string">
            <text:p>122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ughter</text:p>
          </table:table-cell>
          <table:table-cell office:value-type="float" office:value="123" calcext:value-type="float">
            <text:p>123</text:p>
          </table:table-cell>
          <table:table-cell table:style-name="ce6" table:formula="of:=IF([.B67]-1=[.B66];&quot;&quot;;[.B67]-1)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8" table:formula="of:=IF(ISBLANK([.D66]);[.B66];[.B66]&amp;&quot;-&quot;&amp;[.D66])" office:value-type="string" office:string-value="123-124" calcext:value-type="string">
            <text:p>123-124</text:p>
          </table:table-cell>
          <table:table-cell table:style-name="ce8" office:value-type="string" calcext:value-type="string">
            <text:p>123-1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y-o</text:p>
          </table:table-cell>
          <table:table-cell office:value-type="float" office:value="125" calcext:value-type="float">
            <text:p>125</text:p>
          </table:table-cell>
          <table:table-cell table:style-name="ce6" table:formula="of:=IF([.B68]-1=[.B67];&quot;&quot;;[.B68]-1)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8" table:formula="of:=IF(ISBLANK([.D67]);[.B67];[.B67]&amp;&quot;-&quot;&amp;[.D67])" office:value-type="string" office:string-value="125-126" calcext:value-type="string">
            <text:p>125-126</text:p>
          </table:table-cell>
          <table:table-cell table:style-name="ce8" office:value-type="string" calcext:value-type="string">
            <text:p>125-1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ydream</text:p>
          </table:table-cell>
          <table:table-cell office:value-type="float" office:value="127" calcext:value-type="float">
            <text:p>127</text:p>
          </table:table-cell>
          <table:table-cell table:style-name="ce6" table:formula="of:=IF([.B69]-1=[.B68];&quot;&quot;;[.B69]-1)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8" table:formula="of:=IF(ISBLANK([.D68]);[.B68];[.B68]&amp;&quot;-&quot;&amp;[.D68])" office:value-type="string" office:string-value="127-128" calcext:value-type="string">
            <text:p>127-128</text:p>
          </table:table-cell>
          <table:table-cell table:style-name="ce8" office:value-type="string" calcext:value-type="string">
            <text:p>127-1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ep In The Heart Of Texas</text:p>
          </table:table-cell>
          <table:table-cell office:value-type="float" office:value="129" calcext:value-type="float">
            <text:p>129</text:p>
          </table:table-cell>
          <table:table-cell table:style-name="ce6" table:formula="of:=IF([.B70]-1=[.B69];&quot;&quot;;[.B70]-1)">
            <text:p/>
          </table:table-cell>
          <table:table-cell/>
          <table:table-cell table:style-name="ce8" table:formula="of:=IF(ISBLANK([.D69]);[.B69];[.B69]&amp;&quot;-&quot;&amp;[.D69])" office:value-type="string" office:string-value="129-" calcext:value-type="string">
            <text:p>129-</text:p>
          </table:table-cell>
          <table:table-cell table:style-name="ce8" office:value-type="string" calcext:value-type="string">
            <text:p>129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amonds Are A Girl’s Best Friend</text:p>
          </table:table-cell>
          <table:table-cell office:value-type="float" office:value="130" calcext:value-type="float">
            <text:p>130</text:p>
          </table:table-cell>
          <table:table-cell table:style-name="ce6" table:formula="of:=IF([.B71]-1=[.B70];&quot;&quot;;[.B71]-1)">
            <text:p/>
          </table:table-cell>
          <table:table-cell/>
          <table:table-cell table:style-name="ce8" table:formula="of:=IF(ISBLANK([.D70]);[.B70];[.B70]&amp;&quot;-&quot;&amp;[.D70])" office:value-type="string" office:string-value="130-" calcext:value-type="string">
            <text:p>130-</text:p>
          </table:table-cell>
          <table:table-cell table:style-name="ce8" office:value-type="string" calcext:value-type="string">
            <text:p>130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sperado</text:p>
          </table:table-cell>
          <table:table-cell office:value-type="float" office:value="131" calcext:value-type="float">
            <text:p>131</text:p>
          </table:table-cell>
          <table:table-cell table:style-name="ce6" table:formula="of:=IF([.B72]-1=[.B71];&quot;&quot;;[.B72]-1)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table:style-name="ce8" table:formula="of:=IF(ISBLANK([.D71]);[.B71];[.B71]&amp;&quot;-&quot;&amp;[.D71])" office:value-type="string" office:string-value="131-132" calcext:value-type="string">
            <text:p>131-132</text:p>
          </table:table-cell>
          <table:table-cell table:style-name="ce8" office:value-type="string" calcext:value-type="string">
            <text:p>131-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ng-dong! The Witch Is Dead</text:p>
          </table:table-cell>
          <table:table-cell office:value-type="float" office:value="133" calcext:value-type="float">
            <text:p>133</text:p>
          </table:table-cell>
          <table:table-cell table:style-name="ce6" table:formula="of:=IF([.B73]-1=[.B72];&quot;&quot;;[.B73]-1)">
            <text:p/>
          </table:table-cell>
          <table:table-cell/>
          <table:table-cell table:style-name="ce8" table:formula="of:=IF(ISBLANK([.D72]);[.B72];[.B72]&amp;&quot;-&quot;&amp;[.D72])" office:value-type="string" office:string-value="133-" calcext:value-type="string">
            <text:p>133-</text:p>
          </table:table-cell>
          <table:table-cell table:style-name="ce8" office:value-type="string" calcext:value-type="string">
            <text:p>13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xie Land</text:p>
          </table:table-cell>
          <table:table-cell office:value-type="float" office:value="134" calcext:value-type="float">
            <text:p>134</text:p>
          </table:table-cell>
          <table:table-cell table:style-name="ce6" table:formula="of:=IF([.B74]-1=[.B73];&quot;&quot;;[.B74]-1)">
            <text:p/>
          </table:table-cell>
          <table:table-cell/>
          <table:table-cell table:style-name="ce8" table:formula="of:=IF(ISBLANK([.D73]);[.B73];[.B73]&amp;&quot;-&quot;&amp;[.D73])" office:value-type="string" office:string-value="134-" calcext:value-type="string">
            <text:p>134-</text:p>
          </table:table-cell>
          <table:table-cell table:style-name="ce8" office:value-type="string" calcext:value-type="string">
            <text:p>13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 Wah Diddy Diddy</text:p>
          </table:table-cell>
          <table:table-cell office:value-type="float" office:value="135" calcext:value-type="float">
            <text:p>135</text:p>
          </table:table-cell>
          <table:table-cell table:style-name="ce6" table:formula="of:=IF([.B75]-1=[.B74];&quot;&quot;;[.B75]-1)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style-name="ce8" table:formula="of:=IF(ISBLANK([.D74]);[.B74];[.B74]&amp;&quot;-&quot;&amp;[.D74])" office:value-type="string" office:string-value="135-136" calcext:value-type="string">
            <text:p>135-136</text:p>
          </table:table-cell>
          <table:table-cell table:style-name="ce8" office:value-type="string" calcext:value-type="string">
            <text:p>135-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 You Believe In Magic</text:p>
          </table:table-cell>
          <table:table-cell office:value-type="float" office:value="137" calcext:value-type="float">
            <text:p>137</text:p>
          </table:table-cell>
          <table:table-cell table:style-name="ce6" table:formula="of:=IF([.B76]-1=[.B75];&quot;&quot;;[.B76]-1)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table:style-name="ce8" table:formula="of:=IF(ISBLANK([.D75]);[.B75];[.B75]&amp;&quot;-&quot;&amp;[.D75])" office:value-type="string" office:string-value="137-138" calcext:value-type="string">
            <text:p>137-138</text:p>
          </table:table-cell>
          <table:table-cell table:style-name="ce8" office:value-type="string" calcext:value-type="string">
            <text:p>137-1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 You Know The Way To San José</text:p>
          </table:table-cell>
          <table:table-cell office:value-type="float" office:value="139" calcext:value-type="float">
            <text:p>139</text:p>
          </table:table-cell>
          <table:table-cell table:style-name="ce6" table:formula="of:=IF([.B77]-1=[.B76];&quot;&quot;;[.B77]-1)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table:style-name="ce8" table:formula="of:=IF(ISBLANK([.D76]);[.B76];[.B76]&amp;&quot;-&quot;&amp;[.D76])" office:value-type="string" office:string-value="139-140" calcext:value-type="string">
            <text:p>139-140</text:p>
          </table:table-cell>
          <table:table-cell table:style-name="ce8" office:value-type="string" calcext:value-type="string">
            <text:p>139-1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 You Know What It Means To Miss New Orleans</text:p>
          </table:table-cell>
          <table:table-cell office:value-type="float" office:value="141" calcext:value-type="float">
            <text:p>141</text:p>
          </table:table-cell>
          <table:table-cell table:style-name="ce6" table:formula="of:=IF([.B78]-1=[.B77];&quot;&quot;;[.B78]-1)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table:style-name="ce8" table:formula="of:=IF(ISBLANK([.D77]);[.B77];[.B77]&amp;&quot;-&quot;&amp;[.D77])" office:value-type="string" office:string-value="141-142" calcext:value-type="string">
            <text:p>141-142</text:p>
          </table:table-cell>
          <table:table-cell table:style-name="ce8" office:value-type="string" calcext:value-type="string">
            <text:p>141-1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Dock Of The Bay</text:p>
          </table:table-cell>
          <table:table-cell office:value-type="float" office:value="143" calcext:value-type="float">
            <text:p>143</text:p>
          </table:table-cell>
          <table:table-cell table:style-name="ce6" table:formula="of:=IF([.B79]-1=[.B78];&quot;&quot;;[.B79]-1)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style-name="ce8" table:formula="of:=IF(ISBLANK([.D78]);[.B78];[.B78]&amp;&quot;-&quot;&amp;[.D78])" office:value-type="string" office:string-value="143-144" calcext:value-type="string">
            <text:p>143-144</text:p>
          </table:table-cell>
          <table:table-cell table:style-name="ce8" office:value-type="string" calcext:value-type="string">
            <text:p>143-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n’t Be Cruel</text:p>
          </table:table-cell>
          <table:table-cell office:value-type="float" office:value="145" calcext:value-type="float">
            <text:p>145</text:p>
          </table:table-cell>
          <table:table-cell table:style-name="ce6" table:formula="of:=IF([.B80]-1=[.B79];&quot;&quot;;[.B80]-1)" office:value-type="float" office:value="146" calcext:value-type="float">
            <text:p>146</text:p>
          </table:table-cell>
          <table:table-cell office:value-type="float" office:value="146" calcext:value-type="float">
            <text:p>146</text:p>
          </table:table-cell>
          <table:table-cell table:style-name="ce8" table:formula="of:=IF(ISBLANK([.D79]);[.B79];[.B79]&amp;&quot;-&quot;&amp;[.D79])" office:value-type="string" office:string-value="145-146" calcext:value-type="string">
            <text:p>145-146</text:p>
          </table:table-cell>
          <table:table-cell table:style-name="ce8" office:value-type="string" calcext:value-type="string">
            <text:p>145-1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n’t It Make My Brown Eyes Blue</text:p>
          </table:table-cell>
          <table:table-cell office:value-type="float" office:value="147" calcext:value-type="float">
            <text:p>147</text:p>
          </table:table-cell>
          <table:table-cell table:style-name="ce6" table:formula="of:=IF([.B81]-1=[.B80];&quot;&quot;;[.B81]-1)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table:style-name="ce8" table:formula="of:=IF(ISBLANK([.D80]);[.B80];[.B80]&amp;&quot;-&quot;&amp;[.D80])" office:value-type="string" office:string-value="147-148" calcext:value-type="string">
            <text:p>147-148</text:p>
          </table:table-cell>
          <table:table-cell table:style-name="ce8" office:value-type="string" calcext:value-type="string">
            <text:p>147-1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n’t Stop</text:p>
          </table:table-cell>
          <table:table-cell office:value-type="float" office:value="149" calcext:value-type="float">
            <text:p>149</text:p>
          </table:table-cell>
          <table:table-cell table:style-name="ce6" table:formula="of:=IF([.B82]-1=[.B81];&quot;&quot;;[.B82]-1)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style-name="ce8" table:formula="of:=IF(ISBLANK([.D81]);[.B81];[.B81]&amp;&quot;-&quot;&amp;[.D81])" office:value-type="string" office:string-value="149-150" calcext:value-type="string">
            <text:p>149-150</text:p>
          </table:table-cell>
          <table:table-cell table:style-name="ce8" office:value-type="string" calcext:value-type="string">
            <text:p>149-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n’t Worry Be Happy</text:p>
          </table:table-cell>
          <table:table-cell office:value-type="float" office:value="151" calcext:value-type="float">
            <text:p>151</text:p>
          </table:table-cell>
          <table:table-cell table:style-name="ce6" table:formula="of:=IF([.B83]-1=[.B82];&quot;&quot;;[.B83]-1)" office:value-type="float" office:value="152" calcext:value-type="float">
            <text:p>152</text:p>
          </table:table-cell>
          <table:table-cell office:value-type="float" office:value="152" calcext:value-type="float">
            <text:p>152</text:p>
          </table:table-cell>
          <table:table-cell table:style-name="ce8" table:formula="of:=IF(ISBLANK([.D82]);[.B82];[.B82]&amp;&quot;-&quot;&amp;[.D82])" office:value-type="string" office:string-value="151-152" calcext:value-type="string">
            <text:p>151-152</text:p>
          </table:table-cell>
          <table:table-cell table:style-name="ce8" office:value-type="string" calcext:value-type="string">
            <text:p>151-1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eam A Little Dream Of Me</text:p>
          </table:table-cell>
          <table:table-cell office:value-type="float" office:value="153" calcext:value-type="float">
            <text:p>153</text:p>
          </table:table-cell>
          <table:table-cell table:style-name="ce6" table:formula="of:=IF([.B84]-1=[.B83];&quot;&quot;;[.B84]-1)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style-name="ce8" table:formula="of:=IF(ISBLANK([.D83]);[.B83];[.B83]&amp;&quot;-&quot;&amp;[.D83])" office:value-type="string" office:string-value="153-154" calcext:value-type="string">
            <text:p>153-154</text:p>
          </table:table-cell>
          <table:table-cell table:style-name="ce8" office:value-type="string" calcext:value-type="string">
            <text:p>153-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eam Lover</text:p>
          </table:table-cell>
          <table:table-cell office:value-type="float" office:value="155" calcext:value-type="float">
            <text:p>155</text:p>
          </table:table-cell>
          <table:table-cell table:style-name="ce6" table:formula="of:=IF([.B85]-1=[.B84];&quot;&quot;;[.B85]-1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table:style-name="ce8" table:formula="of:=IF(ISBLANK([.D84]);[.B84];[.B84]&amp;&quot;-&quot;&amp;[.D84])" office:value-type="string" office:string-value="155-156" calcext:value-type="string">
            <text:p>155-156</text:p>
          </table:table-cell>
          <table:table-cell table:style-name="ce8" office:value-type="string" calcext:value-type="string">
            <text:p>155-1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st In The Wind</text:p>
          </table:table-cell>
          <table:table-cell office:value-type="float" office:value="157" calcext:value-type="float">
            <text:p>157</text:p>
          </table:table-cell>
          <table:table-cell table:style-name="ce6" table:formula="of:=IF([.B86]-1=[.B85];&quot;&quot;;[.B86]-1)" office:value-type="float" office:value="158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table:style-name="ce8" table:formula="of:=IF(ISBLANK([.D85]);[.B85];[.B85]&amp;&quot;-&quot;&amp;[.D85])" office:value-type="string" office:string-value="157-158" calcext:value-type="string">
            <text:p>157-158</text:p>
          </table:table-cell>
          <table:table-cell table:style-name="ce8" office:value-type="string" calcext:value-type="string">
            <text:p>157-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-re-mi</text:p>
          </table:table-cell>
          <table:table-cell office:value-type="float" office:value="159" calcext:value-type="float">
            <text:p>159</text:p>
          </table:table-cell>
          <table:table-cell table:style-name="ce6" table:formula="of:=IF([.B87]-1=[.B86];&quot;&quot;;[.B87]-1)">
            <text:p/>
          </table:table-cell>
          <table:table-cell/>
          <table:table-cell table:style-name="ce8" table:formula="of:=IF(ISBLANK([.D86]);[.B86];[.B86]&amp;&quot;-&quot;&amp;[.D86])" office:value-type="string" office:string-value="159-" calcext:value-type="string">
            <text:p>159-</text:p>
          </table:table-cell>
          <table:table-cell table:style-name="ce8" office:value-type="string" calcext:value-type="string">
            <text:p>159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aster Parade</text:p>
          </table:table-cell>
          <table:table-cell office:value-type="float" office:value="160" calcext:value-type="float">
            <text:p>160</text:p>
          </table:table-cell>
          <table:table-cell table:style-name="ce6" table:formula="of:=IF([.B88]-1=[.B87];&quot;&quot;;[.B88]-1)">
            <text:p/>
          </table:table-cell>
          <table:table-cell/>
          <table:table-cell table:style-name="ce8" table:formula="of:=IF(ISBLANK([.D87]);[.B87];[.B87]&amp;&quot;-&quot;&amp;[.D87])" office:value-type="string" office:string-value="160-" calcext:value-type="string">
            <text:p>160-</text:p>
          </table:table-cell>
          <table:table-cell table:style-name="ce8" office:value-type="string" calcext:value-type="string">
            <text:p>160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arly In The Morning</text:p>
          </table:table-cell>
          <table:table-cell office:value-type="float" office:value="161" calcext:value-type="float">
            <text:p>161</text:p>
          </table:table-cell>
          <table:table-cell table:style-name="ce6" table:formula="of:=IF([.B89]-1=[.B88];&quot;&quot;;[.B89]-1)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table:style-name="ce8" table:formula="of:=IF(ISBLANK([.D88]);[.B88];[.B88]&amp;&quot;-&quot;&amp;[.D88])" office:value-type="string" office:string-value="161-162" calcext:value-type="string">
            <text:p>161-162</text:p>
          </table:table-cell>
          <table:table-cell table:style-name="ce8" office:value-type="string" calcext:value-type="string">
            <text:p>161-1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elweiss</text:p>
          </table:table-cell>
          <table:table-cell office:value-type="float" office:value="163" calcext:value-type="float">
            <text:p>163</text:p>
          </table:table-cell>
          <table:table-cell table:style-name="ce6" table:formula="of:=IF([.B90]-1=[.B89];&quot;&quot;;[.B90]-1)">
            <text:p/>
          </table:table-cell>
          <table:table-cell/>
          <table:table-cell table:style-name="ce8" table:formula="of:=IF(ISBLANK([.D89]);[.B89];[.B89]&amp;&quot;-&quot;&amp;[.D89])" office:value-type="string" office:string-value="163-" calcext:value-type="string">
            <text:p>163-</text:p>
          </table:table-cell>
          <table:table-cell table:style-name="ce8" office:value-type="string" calcext:value-type="string">
            <text:p>16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ight Miles High</text:p>
          </table:table-cell>
          <table:table-cell office:value-type="float" office:value="164" calcext:value-type="float">
            <text:p>164</text:p>
          </table:table-cell>
          <table:table-cell table:style-name="ce6" table:formula="of:=IF([.B91]-1=[.B90];&quot;&quot;;[.B91]-1)">
            <text:p/>
          </table:table-cell>
          <table:table-cell/>
          <table:table-cell table:style-name="ce8" table:formula="of:=IF(ISBLANK([.D90]);[.B90];[.B90]&amp;&quot;-&quot;&amp;[.D90])" office:value-type="string" office:string-value="164-" calcext:value-type="string">
            <text:p>164-</text:p>
          </table:table-cell>
          <table:table-cell table:style-name="ce8" office:value-type="string" calcext:value-type="string">
            <text:p>16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cape</text:p>
          </table:table-cell>
          <table:table-cell office:value-type="float" office:value="165" calcext:value-type="float">
            <text:p>165</text:p>
          </table:table-cell>
          <table:table-cell table:style-name="ce6" table:formula="of:=IF([.B92]-1=[.B91];&quot;&quot;;[.B92]-1)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style-name="ce8" table:formula="of:=IF(ISBLANK([.D91]);[.B91];[.B91]&amp;&quot;-&quot;&amp;[.D91])" office:value-type="string" office:string-value="165-166" calcext:value-type="string">
            <text:p>165-166</text:p>
          </table:table-cell>
          <table:table-cell table:style-name="ce8" office:value-type="string" calcext:value-type="string">
            <text:p>165-1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ery Breath You Take</text:p>
          </table:table-cell>
          <table:table-cell office:value-type="float" office:value="167" calcext:value-type="float">
            <text:p>167</text:p>
          </table:table-cell>
          <table:table-cell table:style-name="ce6" table:formula="of:=IF([.B93]-1=[.B92];&quot;&quot;;[.B93]-1)" office:value-type="float" office:value="168" calcext:value-type="float">
            <text:p>168</text:p>
          </table:table-cell>
          <table:table-cell office:value-type="float" office:value="168" calcext:value-type="float">
            <text:p>168</text:p>
          </table:table-cell>
          <table:table-cell table:style-name="ce8" table:formula="of:=IF(ISBLANK([.D92]);[.B92];[.B92]&amp;&quot;-&quot;&amp;[.D92])" office:value-type="string" office:string-value="167-168" calcext:value-type="string">
            <text:p>167-168</text:p>
          </table:table-cell>
          <table:table-cell table:style-name="ce8" office:value-type="string" calcext:value-type="string">
            <text:p>167-1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erybody’s Talkin’</text:p>
          </table:table-cell>
          <table:table-cell office:value-type="float" office:value="169" calcext:value-type="float">
            <text:p>169</text:p>
          </table:table-cell>
          <table:table-cell table:style-name="ce6" table:formula="of:=IF([.B94]-1=[.B93];&quot;&quot;;[.B94]-1)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table:style-name="ce8" table:formula="of:=IF(ISBLANK([.D93]);[.B93];[.B93]&amp;&quot;-&quot;&amp;[.D93])" office:value-type="string" office:string-value="169-170" calcext:value-type="string">
            <text:p>169-170</text:p>
          </table:table-cell>
          <table:table-cell table:style-name="ce8" office:value-type="string" calcext:value-type="string">
            <text:p>169-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erything Is Beautiful</text:p>
          </table:table-cell>
          <table:table-cell office:value-type="float" office:value="171" calcext:value-type="float">
            <text:p>171</text:p>
          </table:table-cell>
          <table:table-cell table:style-name="ce6" table:formula="of:=IF([.B95]-1=[.B94];&quot;&quot;;[.B95]-1)" office:value-type="float" office:value="172" calcext:value-type="float">
            <text:p>172</text:p>
          </table:table-cell>
          <table:table-cell office:value-type="float" office:value="172" calcext:value-type="float">
            <text:p>172</text:p>
          </table:table-cell>
          <table:table-cell table:style-name="ce8" table:formula="of:=IF(ISBLANK([.D94]);[.B94];[.B94]&amp;&quot;-&quot;&amp;[.D94])" office:value-type="string" office:string-value="171-172" calcext:value-type="string">
            <text:p>171-172</text:p>
          </table:table-cell>
          <table:table-cell table:style-name="ce8" office:value-type="string" calcext:value-type="string">
            <text:p>171-1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ver</text:p>
          </table:table-cell>
          <table:table-cell office:value-type="float" office:value="173" calcext:value-type="float">
            <text:p>173</text:p>
          </table:table-cell>
          <table:table-cell table:style-name="ce6" table:formula="of:=IF([.B96]-1=[.B95];&quot;&quot;;[.B96]-1)" office:value-type="float" office:value="174" calcext:value-type="float">
            <text:p>174</text:p>
          </table:table-cell>
          <table:table-cell office:value-type="float" office:value="174" calcext:value-type="float">
            <text:p>174</text:p>
          </table:table-cell>
          <table:table-cell table:style-name="ce8" table:formula="of:=IF(ISBLANK([.D95]);[.B95];[.B95]&amp;&quot;-&quot;&amp;[.D95])" office:value-type="string" office:string-value="173-174" calcext:value-type="string">
            <text:p>173-174</text:p>
          </table:table-cell>
          <table:table-cell table:style-name="ce8" office:value-type="string" calcext:value-type="string">
            <text:p>173-1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59th Street Bridge Song</text:p>
          </table:table-cell>
          <table:table-cell office:value-type="float" office:value="175" calcext:value-type="float">
            <text:p>175</text:p>
          </table:table-cell>
          <table:table-cell table:style-name="ce6" table:formula="of:=IF([.B97]-1=[.B96];&quot;&quot;;[.B97]-1)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table:style-name="ce8" table:formula="of:=IF(ISBLANK([.D96]);[.B96];[.B96]&amp;&quot;-&quot;&amp;[.D96])" office:value-type="string" office:string-value="175-176" calcext:value-type="string">
            <text:p>175-176</text:p>
          </table:table-cell>
          <table:table-cell table:style-name="ce8" office:value-type="string" calcext:value-type="string">
            <text:p>175-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y Me To The Moon</text:p>
          </table:table-cell>
          <table:table-cell office:value-type="float" office:value="177" calcext:value-type="float">
            <text:p>177</text:p>
          </table:table-cell>
          <table:table-cell table:style-name="ce6" table:formula="of:=IF([.B98]-1=[.B97];&quot;&quot;;[.B98]-1)">
            <text:p/>
          </table:table-cell>
          <table:table-cell/>
          <table:table-cell table:style-name="ce8" table:formula="of:=IF(ISBLANK([.D97]);[.B97];[.B97]&amp;&quot;-&quot;&amp;[.D97])" office:value-type="string" office:string-value="177-" calcext:value-type="string">
            <text:p>177-</text:p>
          </table:table-cell>
          <table:table-cell table:style-name="ce8" office:value-type="string" calcext:value-type="string">
            <text:p>17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 He’s A Jolly Good Fellow</text:p>
          </table:table-cell>
          <table:table-cell office:value-type="float" office:value="178" calcext:value-type="float">
            <text:p>178</text:p>
          </table:table-cell>
          <table:table-cell table:style-name="ce6" table:formula="of:=IF([.B99]-1=[.B98];&quot;&quot;;[.B99]-1)">
            <text:p/>
          </table:table-cell>
          <table:table-cell/>
          <table:table-cell table:style-name="ce8" table:formula="of:=IF(ISBLANK([.D98]);[.B98];[.B98]&amp;&quot;-&quot;&amp;[.D98])" office:value-type="string" office:string-value="178-" calcext:value-type="string">
            <text:p>178-</text:p>
          </table:table-cell>
          <table:table-cell table:style-name="ce8" office:value-type="string" calcext:value-type="string">
            <text:p>17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ve Foot Two Eyes Of Blue</text:p>
          </table:table-cell>
          <table:table-cell office:value-type="float" office:value="179" calcext:value-type="float">
            <text:p>179</text:p>
          </table:table-cell>
          <table:table-cell table:style-name="ce6" table:formula="of:=IF([.B100]-1=[.B99];&quot;&quot;;[.B100]-1)">
            <text:p/>
          </table:table-cell>
          <table:table-cell/>
          <table:table-cell table:style-name="ce8" table:formula="of:=IF(ISBLANK([.D99]);[.B99];[.B99]&amp;&quot;-&quot;&amp;[.D99])" office:value-type="string" office:string-value="179-" calcext:value-type="string">
            <text:p>179-</text:p>
          </table:table-cell>
          <table:table-cell table:style-name="ce8" office:value-type="string" calcext:value-type="string">
            <text:p>179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lsom Prison Blues</text:p>
          </table:table-cell>
          <table:table-cell office:value-type="float" office:value="180" calcext:value-type="float">
            <text:p>180</text:p>
          </table:table-cell>
          <table:table-cell table:style-name="ce6" table:formula="of:=IF([.B101]-1=[.B100];&quot;&quot;;[.B101]-1)">
            <text:p/>
          </table:table-cell>
          <table:table-cell/>
          <table:table-cell table:style-name="ce8" table:formula="of:=IF(ISBLANK([.D100]);[.B100];[.B100]&amp;&quot;-&quot;&amp;[.D100])" office:value-type="string" office:string-value="180-" calcext:value-type="string">
            <text:p>180-</text:p>
          </table:table-cell>
          <table:table-cell table:style-name="ce8" office:value-type="string" calcext:value-type="string">
            <text:p>180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 Me And My Gal</text:p>
          </table:table-cell>
          <table:table-cell office:value-type="float" office:value="181" calcext:value-type="float">
            <text:p>181</text:p>
          </table:table-cell>
          <table:table-cell table:style-name="ce6" table:formula="of:=IF([.B102]-1=[.B101];&quot;&quot;;[.B102]-1)">
            <text:p/>
          </table:table-cell>
          <table:table-cell/>
          <table:table-cell table:style-name="ce8" table:formula="of:=IF(ISBLANK([.D101]);[.B101];[.B101]&amp;&quot;-&quot;&amp;[.D101])" office:value-type="string" office:string-value="181-" calcext:value-type="string">
            <text:p>181-</text:p>
          </table:table-cell>
          <table:table-cell table:style-name="ce8" office:value-type="string" calcext:value-type="string">
            <text:p>181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 What It’s Worth</text:p>
          </table:table-cell>
          <table:table-cell office:value-type="float" office:value="182" calcext:value-type="float">
            <text:p>182</text:p>
          </table:table-cell>
          <table:table-cell table:style-name="ce6" table:formula="of:=IF([.B103]-1=[.B102];&quot;&quot;;[.B103]-1)">
            <text:p/>
          </table:table-cell>
          <table:table-cell/>
          <table:table-cell table:style-name="ce8" table:formula="of:=IF(ISBLANK([.D102]);[.B102];[.B102]&amp;&quot;-&quot;&amp;[.D102])" office:value-type="string" office:string-value="182-" calcext:value-type="string">
            <text:p>182-</text:p>
          </table:table-cell>
          <table:table-cell table:style-name="ce8" office:value-type="string" calcext:value-type="string">
            <text:p>182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ee Fallin’</text:p>
          </table:table-cell>
          <table:table-cell office:value-type="float" office:value="183" calcext:value-type="float">
            <text:p>183</text:p>
          </table:table-cell>
          <table:table-cell table:style-name="ce6" table:formula="of:=IF([.B104]-1=[.B103];&quot;&quot;;[.B104]-1)" office:value-type="float" office:value="184" calcext:value-type="float">
            <text:p>184</text:p>
          </table:table-cell>
          <table:table-cell office:value-type="float" office:value="184" calcext:value-type="float">
            <text:p>184</text:p>
          </table:table-cell>
          <table:table-cell table:style-name="ce8" table:formula="of:=IF(ISBLANK([.D103]);[.B103];[.B103]&amp;&quot;-&quot;&amp;[.D103])" office:value-type="string" office:string-value="183-184" calcext:value-type="string">
            <text:p>183-184</text:p>
          </table:table-cell>
          <table:table-cell table:style-name="ce8" office:value-type="string" calcext:value-type="string">
            <text:p>183-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om A Distance</text:p>
          </table:table-cell>
          <table:table-cell office:value-type="float" office:value="185" calcext:value-type="float">
            <text:p>185</text:p>
          </table:table-cell>
          <table:table-cell table:style-name="ce6" table:formula="of:=IF([.B105]-1=[.B104];&quot;&quot;;[.B105]-1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table:style-name="ce8" table:formula="of:=IF(ISBLANK([.D104]);[.B104];[.B104]&amp;&quot;-&quot;&amp;[.D104])" office:value-type="string" office:string-value="185-186" calcext:value-type="string">
            <text:p>185-186</text:p>
          </table:table-cell>
          <table:table-cell table:style-name="ce8" office:value-type="string" calcext:value-type="string">
            <text:p>185-1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eight Train</text:p>
          </table:table-cell>
          <table:table-cell office:value-type="float" office:value="187" calcext:value-type="float">
            <text:p>187</text:p>
          </table:table-cell>
          <table:table-cell table:style-name="ce6" table:formula="of:=IF([.B106]-1=[.B105];&quot;&quot;;[.B106]-1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table:style-name="ce8" table:formula="of:=IF(ISBLANK([.D105]);[.B105];[.B105]&amp;&quot;-&quot;&amp;[.D105])" office:value-type="string" office:string-value="187-186" calcext:value-type="string">
            <text:p>187-186</text:p>
          </table:table-cell>
          <table:table-cell table:style-name="ce8" office:value-type="string" calcext:value-type="string">
            <text:p>187-1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n Fun Fun</text:p>
          </table:table-cell>
          <table:table-cell office:value-type="float" office:value="187" calcext:value-type="float">
            <text:p>187</text:p>
          </table:table-cell>
          <table:table-cell table:style-name="ce6" table:formula="of:=IF([.B107]-1=[.B106];&quot;&quot;;[.B107]-1)" office:value-type="float" office:value="188" calcext:value-type="float">
            <text:p>188</text:p>
          </table:table-cell>
          <table:table-cell office:value-type="float" office:value="188" calcext:value-type="float">
            <text:p>188</text:p>
          </table:table-cell>
          <table:table-cell table:style-name="ce8" table:formula="of:=IF(ISBLANK([.D106]);[.B106];[.B106]&amp;&quot;-&quot;&amp;[.D106])" office:value-type="string" office:string-value="187-188" calcext:value-type="string">
            <text:p>187-188</text:p>
          </table:table-cell>
          <table:table-cell table:style-name="ce8" office:value-type="string" calcext:value-type="string">
            <text:p>187-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Gambler</text:p>
          </table:table-cell>
          <table:table-cell office:value-type="float" office:value="189" calcext:value-type="float">
            <text:p>189</text:p>
          </table:table-cell>
          <table:table-cell table:style-name="ce6" table:formula="of:=IF([.B108]-1=[.B107];&quot;&quot;;[.B108]-1)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table:style-name="ce8" table:formula="of:=IF(ISBLANK([.D107]);[.B107];[.B107]&amp;&quot;-&quot;&amp;[.D107])" office:value-type="string" office:string-value="189-190" calcext:value-type="string">
            <text:p>189-190</text:p>
          </table:table-cell>
          <table:table-cell table:style-name="ce8" office:value-type="string" calcext:value-type="string">
            <text:p>189-1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tle On My Mind</text:p>
          </table:table-cell>
          <table:table-cell office:value-type="float" office:value="191" calcext:value-type="float">
            <text:p>191</text:p>
          </table:table-cell>
          <table:table-cell table:style-name="ce6" table:formula="of:=IF([.B109]-1=[.B108];&quot;&quot;;[.B109]-1)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table:style-name="ce8" table:formula="of:=IF(ISBLANK([.D108]);[.B108];[.B108]&amp;&quot;-&quot;&amp;[.D108])" office:value-type="string" office:string-value="191-192" calcext:value-type="string">
            <text:p>191-192</text:p>
          </table:table-cell>
          <table:table-cell table:style-name="ce8" office:value-type="string" calcext:value-type="string">
            <text:p>191-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orgia On My Mind</text:p>
          </table:table-cell>
          <table:table-cell office:value-type="float" office:value="193" calcext:value-type="float">
            <text:p>193</text:p>
          </table:table-cell>
          <table:table-cell table:style-name="ce6" table:formula="of:=IF([.B110]-1=[.B109];&quot;&quot;;[.B110]-1)">
            <text:p/>
          </table:table-cell>
          <table:table-cell/>
          <table:table-cell table:style-name="ce8" table:formula="of:=IF(ISBLANK([.D109]);[.B109];[.B109]&amp;&quot;-&quot;&amp;[.D109])" office:value-type="string" office:string-value="193-" calcext:value-type="string">
            <text:p>193-</text:p>
          </table:table-cell>
          <table:table-cell table:style-name="ce8" office:value-type="string" calcext:value-type="string">
            <text:p>19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ood Night Ladies</text:p>
          </table:table-cell>
          <table:table-cell office:value-type="float" office:value="194" calcext:value-type="float">
            <text:p>194</text:p>
          </table:table-cell>
          <table:table-cell table:style-name="ce6" table:formula="of:=IF([.B111]-1=[.B110];&quot;&quot;;[.B111]-1)">
            <text:p/>
          </table:table-cell>
          <table:table-cell/>
          <table:table-cell table:style-name="ce8" table:formula="of:=IF(ISBLANK([.D110]);[.B110];[.B110]&amp;&quot;-&quot;&amp;[.D110])" office:value-type="string" office:string-value="194-" calcext:value-type="string">
            <text:p>194-</text:p>
          </table:table-cell>
          <table:table-cell table:style-name="ce8" office:value-type="string" calcext:value-type="string">
            <text:p>19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rls Just Want To Have Fun</text:p>
          </table:table-cell>
          <table:table-cell office:value-type="float" office:value="195" calcext:value-type="float">
            <text:p>195</text:p>
          </table:table-cell>
          <table:table-cell table:style-name="ce6" table:formula="of:=IF([.B112]-1=[.B111];&quot;&quot;;[.B112]-1)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style-name="ce8" table:formula="of:=IF(ISBLANK([.D111]);[.B111];[.B111]&amp;&quot;-&quot;&amp;[.D111])" office:value-type="string" office:string-value="195-196" calcext:value-type="string">
            <text:p>195-196</text:p>
          </table:table-cell>
          <table:table-cell table:style-name="ce8" office:value-type="string" calcext:value-type="string">
            <text:p>195-1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ve A Little Bit</text:p>
          </table:table-cell>
          <table:table-cell office:value-type="float" office:value="197" calcext:value-type="float">
            <text:p>197</text:p>
          </table:table-cell>
          <table:table-cell table:style-name="ce6" table:formula="of:=IF([.B113]-1=[.B112];&quot;&quot;;[.B113]-1)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style-name="ce8" table:formula="of:=IF(ISBLANK([.D112]);[.B112];[.B112]&amp;&quot;-&quot;&amp;[.D112])" office:value-type="string" office:string-value="197-198" calcext:value-type="string">
            <text:p>197-198</text:p>
          </table:table-cell>
          <table:table-cell table:style-name="ce8" office:value-type="string" calcext:value-type="string">
            <text:p>197-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o Your Own Way</text:p>
          </table:table-cell>
          <table:table-cell office:value-type="float" office:value="199" calcext:value-type="float">
            <text:p>199</text:p>
          </table:table-cell>
          <table:table-cell table:style-name="ce6" table:formula="of:=IF([.B114]-1=[.B113];&quot;&quot;;[.B114]-1)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style-name="ce8" table:formula="of:=IF(ISBLANK([.D113]);[.B113];[.B113]&amp;&quot;-&quot;&amp;[.D113])" office:value-type="string" office:string-value="199-200" calcext:value-type="string">
            <text:p>199-200</text:p>
          </table:table-cell>
          <table:table-cell table:style-name="ce8" office:value-type="string" calcext:value-type="string">
            <text:p>199-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oin’ Out Of My Head</text:p>
          </table:table-cell>
          <table:table-cell office:value-type="float" office:value="201" calcext:value-type="float">
            <text:p>201</text:p>
          </table:table-cell>
          <table:table-cell table:style-name="ce6" table:formula="of:=IF([.B115]-1=[.B114];&quot;&quot;;[.B115]-1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table:style-name="ce8" table:formula="of:=IF(ISBLANK([.D114]);[.B114];[.B114]&amp;&quot;-&quot;&amp;[.D114])" office:value-type="string" office:string-value="201-202" calcext:value-type="string">
            <text:p>201-202</text:p>
          </table:table-cell>
          <table:table-cell table:style-name="ce8" office:value-type="string" calcext:value-type="string">
            <text:p>201-2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ood Morning Starshine</text:p>
          </table:table-cell>
          <table:table-cell office:value-type="float" office:value="203" calcext:value-type="float">
            <text:p>203</text:p>
          </table:table-cell>
          <table:table-cell table:style-name="ce6" table:formula="of:=IF([.B116]-1=[.B115];&quot;&quot;;[.B116]-1)" office:value-type="float" office:value="204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table:style-name="ce8" table:formula="of:=IF(ISBLANK([.D115]);[.B115];[.B115]&amp;&quot;-&quot;&amp;[.D115])" office:value-type="string" office:string-value="203-204" calcext:value-type="string">
            <text:p>203-204</text:p>
          </table:table-cell>
          <table:table-cell table:style-name="ce8" office:value-type="string" calcext:value-type="string">
            <text:p>203-2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ood Riddance</text:p>
          </table:table-cell>
          <table:table-cell office:value-type="float" office:value="205" calcext:value-type="float">
            <text:p>205</text:p>
          </table:table-cell>
          <table:table-cell table:style-name="ce6" table:formula="of:=IF([.B117]-1=[.B116];&quot;&quot;;[.B117]-1)" office:value-type="float" office:value="206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 table:style-name="ce8" table:formula="of:=IF(ISBLANK([.D116]);[.B116];[.B116]&amp;&quot;-&quot;&amp;[.D116])" office:value-type="string" office:string-value="205-206" calcext:value-type="string">
            <text:p>205-206</text:p>
          </table:table-cell>
          <table:table-cell table:style-name="ce8" office:value-type="string" calcext:value-type="string">
            <text:p>205-2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oodnight Irene</text:p>
          </table:table-cell>
          <table:table-cell office:value-type="float" office:value="207" calcext:value-type="float">
            <text:p>207</text:p>
          </table:table-cell>
          <table:table-cell table:style-name="ce6" table:formula="of:=IF([.B118]-1=[.B117];&quot;&quot;;[.B118]-1)">
            <text:p/>
          </table:table-cell>
          <table:table-cell/>
          <table:table-cell table:style-name="ce8" table:formula="of:=IF(ISBLANK([.D117]);[.B117];[.B117]&amp;&quot;-&quot;&amp;[.D117])" office:value-type="string" office:string-value="207-" calcext:value-type="string">
            <text:p>207-</text:p>
          </table:table-cell>
          <table:table-cell table:style-name="ce8" office:value-type="string" calcext:value-type="string">
            <text:p>20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ntanamera</text:p>
          </table:table-cell>
          <table:table-cell office:value-type="float" office:value="208" calcext:value-type="float">
            <text:p>208</text:p>
          </table:table-cell>
          <table:table-cell table:style-name="ce6" table:formula="of:=IF([.B119]-1=[.B118];&quot;&quot;;[.B119]-1)">
            <text:p/>
          </table:table-cell>
          <table:table-cell/>
          <table:table-cell table:style-name="ce8" table:formula="of:=IF(ISBLANK([.D118]);[.B118];[.B118]&amp;&quot;-&quot;&amp;[.D118])" office:value-type="string" office:string-value="208-" calcext:value-type="string">
            <text:p>208-</text:p>
          </table:table-cell>
          <table:table-cell table:style-name="ce8" office:value-type="string" calcext:value-type="string">
            <text:p>20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Green Grass Of Home</text:p>
          </table:table-cell>
          <table:table-cell office:value-type="float" office:value="209" calcext:value-type="float">
            <text:p>209</text:p>
          </table:table-cell>
          <table:table-cell table:style-name="ce6" table:formula="of:=IF([.B120]-1=[.B119];&quot;&quot;;[.B120]-1)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style-name="ce8" table:formula="of:=IF(ISBLANK([.D119]);[.B119];[.B119]&amp;&quot;-&quot;&amp;[.D119])" office:value-type="string" office:string-value="209-210" calcext:value-type="string">
            <text:p>209-210</text:p>
          </table:table-cell>
          <table:table-cell table:style-name="ce8" office:value-type="string" calcext:value-type="string">
            <text:p>209-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Green Leaves Of Summer</text:p>
          </table:table-cell>
          <table:table-cell office:value-type="float" office:value="211" calcext:value-type="float">
            <text:p>211</text:p>
          </table:table-cell>
          <table:table-cell table:style-name="ce6" table:formula="of:=IF([.B121]-1=[.B120];&quot;&quot;;[.B121]-1)" office:value-type="float" office:value="212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table:style-name="ce8" table:formula="of:=IF(ISBLANK([.D120]);[.B120];[.B120]&amp;&quot;-&quot;&amp;[.D120])" office:value-type="string" office:string-value="211-212" calcext:value-type="string">
            <text:p>211-212</text:p>
          </table:table-cell>
          <table:table-cell table:style-name="ce8" office:value-type="string" calcext:value-type="string">
            <text:p>211-2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back Dollar</text:p>
          </table:table-cell>
          <table:table-cell office:value-type="float" office:value="213" calcext:value-type="float">
            <text:p>213</text:p>
          </table:table-cell>
          <table:table-cell table:style-name="ce6" table:formula="of:=IF([.B122]-1=[.B121];&quot;&quot;;[.B122]-1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table:style-name="ce8" table:formula="of:=IF(ISBLANK([.D121]);[.B121];[.B121]&amp;&quot;-&quot;&amp;[.D121])" office:value-type="string" office:string-value="213-214" calcext:value-type="string">
            <text:p>213-214</text:p>
          </table:table-cell>
          <table:table-cell table:style-name="ce8" office:value-type="string" calcext:value-type="string">
            <text:p>213-2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fields</text:p>
          </table:table-cell>
          <table:table-cell office:value-type="float" office:value="215" calcext:value-type="float">
            <text:p>215</text:p>
          </table:table-cell>
          <table:table-cell table:style-name="ce6" table:formula="of:=IF([.B123]-1=[.B122];&quot;&quot;;[.B123]-1)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 table:style-name="ce8" table:formula="of:=IF(ISBLANK([.D122]);[.B122];[.B122]&amp;&quot;-&quot;&amp;[.D122])" office:value-type="string" office:string-value="215-216" calcext:value-type="string">
            <text:p>215-216</text:p>
          </table:table-cell>
          <table:table-cell table:style-name="ce8" office:value-type="string" calcext:value-type="string">
            <text:p>215-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jah</text:p>
          </table:table-cell>
          <table:table-cell office:value-type="float" office:value="217" calcext:value-type="float">
            <text:p>217</text:p>
          </table:table-cell>
          <table:table-cell table:style-name="ce6" table:formula="of:=IF([.B124]-1=[.B123];&quot;&quot;;[.B124]-1)" office:value-type="float" office:value="218" calcext:value-type="float">
            <text:p>218</text:p>
          </table:table-cell>
          <table:table-cell office:value-type="float" office:value="218" calcext:value-type="float">
            <text:p>218</text:p>
          </table:table-cell>
          <table:table-cell table:style-name="ce8" table:formula="of:=IF(ISBLANK([.D123]);[.B123];[.B123]&amp;&quot;-&quot;&amp;[.D123])" office:value-type="string" office:string-value="217-218" calcext:value-type="string">
            <text:p>217-218</text:p>
          </table:table-cell>
          <table:table-cell table:style-name="ce8" office:value-type="string" calcext:value-type="string">
            <text:p>217-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ng On Sloopy</text:p>
          </table:table-cell>
          <table:table-cell office:value-type="float" office:value="219" calcext:value-type="float">
            <text:p>219</text:p>
          </table:table-cell>
          <table:table-cell table:style-name="ce6" table:formula="of:=IF([.B125]-1=[.B124];&quot;&quot;;[.B125]-1)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table:style-name="ce8" table:formula="of:=IF(ISBLANK([.D124]);[.B124];[.B124]&amp;&quot;-&quot;&amp;[.D124])" office:value-type="string" office:string-value="219-220" calcext:value-type="string">
            <text:p>219-220</text:p>
          </table:table-cell>
          <table:table-cell table:style-name="ce8" office:value-type="string" calcext:value-type="string">
            <text:p>219-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ppy Days Are Here Again</text:p>
          </table:table-cell>
          <table:table-cell office:value-type="float" office:value="221" calcext:value-type="float">
            <text:p>221</text:p>
          </table:table-cell>
          <table:table-cell table:style-name="ce6" table:formula="of:=IF([.B126]-1=[.B125];&quot;&quot;;[.B126]-1)">
            <text:p/>
          </table:table-cell>
          <table:table-cell/>
          <table:table-cell table:style-name="ce8" table:formula="of:=IF(ISBLANK([.D125]);[.B125];[.B125]&amp;&quot;-&quot;&amp;[.D125])" office:value-type="string" office:string-value="221-" calcext:value-type="string">
            <text:p>221-</text:p>
          </table:table-cell>
          <table:table-cell table:style-name="ce8" office:value-type="string" calcext:value-type="string">
            <text:p>221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ppy Trails</text:p>
          </table:table-cell>
          <table:table-cell office:value-type="float" office:value="222" calcext:value-type="float">
            <text:p>222</text:p>
          </table:table-cell>
          <table:table-cell table:style-name="ce6" table:formula="of:=IF([.B127]-1=[.B126];&quot;&quot;;[.B127]-1)">
            <text:p/>
          </table:table-cell>
          <table:table-cell/>
          <table:table-cell table:style-name="ce8" table:formula="of:=IF(ISBLANK([.D126]);[.B126];[.B126]&amp;&quot;-&quot;&amp;[.D126])" office:value-type="string" office:string-value="222-" calcext:value-type="string">
            <text:p>222-</text:p>
          </table:table-cell>
          <table:table-cell table:style-name="ce8" office:value-type="string" calcext:value-type="string">
            <text:p>222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ppy Together</text:p>
          </table:table-cell>
          <table:table-cell office:value-type="float" office:value="223" calcext:value-type="float">
            <text:p>223</text:p>
          </table:table-cell>
          <table:table-cell table:style-name="ce6" table:formula="of:=IF([.B128]-1=[.B127];&quot;&quot;;[.B128]-1)" office:value-type="float" office:value="224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table:style-name="ce8" table:formula="of:=IF(ISBLANK([.D127]);[.B127];[.B127]&amp;&quot;-&quot;&amp;[.D127])" office:value-type="string" office:string-value="223-224" calcext:value-type="string">
            <text:p>223-224</text:p>
          </table:table-cell>
          <table:table-cell table:style-name="ce8" office:value-type="string" calcext:value-type="string">
            <text:p>223-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 Ain’t Heavy He’s My Brother</text:p>
          </table:table-cell>
          <table:table-cell office:value-type="float" office:value="225" calcext:value-type="float">
            <text:p>225</text:p>
          </table:table-cell>
          <table:table-cell table:style-name="ce6" table:formula="of:=IF([.B129]-1=[.B128];&quot;&quot;;[.B129]-1)" office:value-type="float" office:value="226" calcext:value-type="float">
            <text:p>226</text:p>
          </table:table-cell>
          <table:table-cell office:value-type="float" office:value="226" calcext:value-type="float">
            <text:p>226</text:p>
          </table:table-cell>
          <table:table-cell table:style-name="ce8" table:formula="of:=IF(ISBLANK([.D128]);[.B128];[.B128]&amp;&quot;-&quot;&amp;[.D128])" office:value-type="string" office:string-value="225-226" calcext:value-type="string">
            <text:p>225-226</text:p>
          </table:table-cell>
          <table:table-cell table:style-name="ce8" office:value-type="string" calcext:value-type="string">
            <text:p>225-2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’s Got The Whole World In His Hands</text:p>
          </table:table-cell>
          <table:table-cell office:value-type="float" office:value="227" calcext:value-type="float">
            <text:p>227</text:p>
          </table:table-cell>
          <table:table-cell table:style-name="ce6" table:formula="of:=IF([.B130]-1=[.B129];&quot;&quot;;[.B130]-1)">
            <text:p/>
          </table:table-cell>
          <table:table-cell/>
          <table:table-cell table:style-name="ce8" table:formula="of:=IF(ISBLANK([.D129]);[.B129];[.B129]&amp;&quot;-&quot;&amp;[.D129])" office:value-type="string" office:string-value="227-" calcext:value-type="string">
            <text:p>227-</text:p>
          </table:table-cell>
          <table:table-cell table:style-name="ce8" office:value-type="string" calcext:value-type="string">
            <text:p>22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igh-ho</text:p>
          </table:table-cell>
          <table:table-cell office:value-type="float" office:value="228" calcext:value-type="float">
            <text:p>228</text:p>
          </table:table-cell>
          <table:table-cell table:style-name="ce6" table:formula="of:=IF([.B131]-1=[.B130];&quot;&quot;;[.B131]-1)">
            <text:p/>
          </table:table-cell>
          <table:table-cell/>
          <table:table-cell table:style-name="ce8" table:formula="of:=IF(ISBLANK([.D130]);[.B130];[.B130]&amp;&quot;-&quot;&amp;[.D130])" office:value-type="string" office:string-value="228-" calcext:value-type="string">
            <text:p>228-</text:p>
          </table:table-cell>
          <table:table-cell table:style-name="ce8" office:value-type="string" calcext:value-type="string">
            <text:p>22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rt</text:p>
          </table:table-cell>
          <table:table-cell office:value-type="float" office:value="229" calcext:value-type="float">
            <text:p>229</text:p>
          </table:table-cell>
          <table:table-cell table:style-name="ce6" table:formula="of:=IF([.B132]-1=[.B131];&quot;&quot;;[.B132]-1)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style-name="ce8" table:formula="of:=IF(ISBLANK([.D131]);[.B131];[.B131]&amp;&quot;-&quot;&amp;[.D131])" office:value-type="string" office:string-value="229-230" calcext:value-type="string">
            <text:p>229-230</text:p>
          </table:table-cell>
          <table:table-cell table:style-name="ce8" office:value-type="string" calcext:value-type="string">
            <text:p>229-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ppy Birthday To You</text:p>
          </table:table-cell>
          <table:table-cell office:value-type="float" office:value="231" calcext:value-type="float">
            <text:p>231</text:p>
          </table:table-cell>
          <table:table-cell table:style-name="ce6" table:formula="of:=IF([.B133]-1=[.B132];&quot;&quot;;[.B133]-1)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style-name="ce8" table:formula="of:=IF(ISBLANK([.D132]);[.B132];[.B132]&amp;&quot;-&quot;&amp;[.D132])" office:value-type="string" office:string-value="231-230" calcext:value-type="string">
            <text:p>231-230</text:p>
          </table:table-cell>
          <table:table-cell table:style-name="ce8" office:value-type="string" calcext:value-type="string">
            <text:p>231-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rt And Soul</text:p>
          </table:table-cell>
          <table:table-cell office:value-type="float" office:value="231" calcext:value-type="float">
            <text:p>231</text:p>
          </table:table-cell>
          <table:table-cell table:style-name="ce6" table:formula="of:=IF([.B134]-1=[.B133];&quot;&quot;;[.B134]-1)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table:style-name="ce8" table:formula="of:=IF(ISBLANK([.D133]);[.B133];[.B133]&amp;&quot;-&quot;&amp;[.D133])" office:value-type="string" office:string-value="231-232" calcext:value-type="string">
            <text:p>231-232</text:p>
          </table:table-cell>
          <table:table-cell table:style-name="ce8" office:value-type="string" calcext:value-type="string">
            <text:p>231-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lo Dolly!</text:p>
          </table:table-cell>
          <table:table-cell office:value-type="float" office:value="233" calcext:value-type="float">
            <text:p>233</text:p>
          </table:table-cell>
          <table:table-cell table:style-name="ce6" table:formula="of:=IF([.B135]-1=[.B134];&quot;&quot;;[.B135]-1)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table:style-name="ce8" table:formula="of:=IF(ISBLANK([.D134]);[.B134];[.B134]&amp;&quot;-&quot;&amp;[.D134])" office:value-type="string" office:string-value="233-234" calcext:value-type="string">
            <text:p>233-234</text:p>
          </table:table-cell>
          <table:table-cell table:style-name="ce8" office:value-type="string" calcext:value-type="string">
            <text:p>233-2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y Liley Liley Lo</text:p>
          </table:table-cell>
          <table:table-cell office:value-type="float" office:value="235" calcext:value-type="float">
            <text:p>235</text:p>
          </table:table-cell>
          <table:table-cell table:style-name="ce6" table:formula="of:=IF([.B136]-1=[.B135];&quot;&quot;;[.B136]-1)" office:value-type="float" office:value="236" calcext:value-type="float">
            <text:p>236</text:p>
          </table:table-cell>
          <table:table-cell office:value-type="float" office:value="236" calcext:value-type="float">
            <text:p>236</text:p>
          </table:table-cell>
          <table:table-cell table:style-name="ce8" table:formula="of:=IF(ISBLANK([.D135]);[.B135];[.B135]&amp;&quot;-&quot;&amp;[.D135])" office:value-type="string" office:string-value="235-236" calcext:value-type="string">
            <text:p>235-236</text:p>
          </table:table-cell>
          <table:table-cell table:style-name="ce8" office:value-type="string" calcext:value-type="string">
            <text:p>235-2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y Soul Sister</text:p>
          </table:table-cell>
          <table:table-cell office:value-type="float" office:value="237" calcext:value-type="float">
            <text:p>237</text:p>
          </table:table-cell>
          <table:table-cell table:style-name="ce6" table:formula="of:=IF([.B137]-1=[.B136];&quot;&quot;;[.B137]-1)" office:value-type="float" office:value="238" calcext:value-type="float">
            <text:p>238</text:p>
          </table:table-cell>
          <table:table-cell office:value-type="float" office:value="238" calcext:value-type="float">
            <text:p>238</text:p>
          </table:table-cell>
          <table:table-cell table:style-name="ce8" table:formula="of:=IF(ISBLANK([.D136]);[.B136];[.B136]&amp;&quot;-&quot;&amp;[.D136])" office:value-type="string" office:string-value="237-238" calcext:value-type="string">
            <text:p>237-238</text:p>
          </table:table-cell>
          <table:table-cell table:style-name="ce8" office:value-type="string" calcext:value-type="string">
            <text:p>237-2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y There Delilah</text:p>
          </table:table-cell>
          <table:table-cell office:value-type="float" office:value="239" calcext:value-type="float">
            <text:p>239</text:p>
          </table:table-cell>
          <table:table-cell table:style-name="ce6" table:formula="of:=IF([.B138]-1=[.B137];&quot;&quot;;[.B138]-1)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table:style-name="ce8" table:formula="of:=IF(ISBLANK([.D137]);[.B137];[.B137]&amp;&quot;-&quot;&amp;[.D137])" office:value-type="string" office:string-value="239-240" calcext:value-type="string">
            <text:p>239-240</text:p>
          </table:table-cell>
          <table:table-cell table:style-name="ce8" office:value-type="string" calcext:value-type="string">
            <text:p>239-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i-lili Hi-lo</text:p>
          </table:table-cell>
          <table:table-cell office:value-type="float" office:value="241" calcext:value-type="float">
            <text:p>241</text:p>
          </table:table-cell>
          <table:table-cell table:style-name="ce6" table:formula="of:=IF([.B139]-1=[.B138];&quot;&quot;;[.B139]-1)">
            <text:p/>
          </table:table-cell>
          <table:table-cell/>
          <table:table-cell table:style-name="ce8" table:formula="of:=IF(ISBLANK([.D138]);[.B138];[.B138]&amp;&quot;-&quot;&amp;[.D138])" office:value-type="string" office:string-value="241-" calcext:value-type="string">
            <text:p>241-</text:p>
          </table:table-cell>
          <table:table-cell table:style-name="ce8" office:value-type="string" calcext:value-type="string">
            <text:p>241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Hokey Pokey</text:p>
          </table:table-cell>
          <table:table-cell office:value-type="float" office:value="242" calcext:value-type="float">
            <text:p>242</text:p>
          </table:table-cell>
          <table:table-cell table:style-name="ce6" table:formula="of:=IF([.B140]-1=[.B139];&quot;&quot;;[.B140]-1)">
            <text:p/>
          </table:table-cell>
          <table:table-cell/>
          <table:table-cell table:style-name="ce8" table:formula="of:=IF(ISBLANK([.D139]);[.B139];[.B139]&amp;&quot;-&quot;&amp;[.D139])" office:value-type="string" office:string-value="242-" calcext:value-type="string">
            <text:p>242-</text:p>
          </table:table-cell>
          <table:table-cell table:style-name="ce8" office:value-type="string" calcext:value-type="string">
            <text:p>242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igh Hopes</text:p>
          </table:table-cell>
          <table:table-cell office:value-type="float" office:value="243" calcext:value-type="float">
            <text:p>243</text:p>
          </table:table-cell>
          <table:table-cell table:style-name="ce6" table:formula="of:=IF([.B141]-1=[.B140];&quot;&quot;;[.B141]-1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table:style-name="ce8" table:formula="of:=IF(ISBLANK([.D140]);[.B140];[.B140]&amp;&quot;-&quot;&amp;[.D140])" office:value-type="string" office:string-value="243-244" calcext:value-type="string">
            <text:p>243-244</text:p>
          </table:table-cell>
          <table:table-cell table:style-name="ce8" office:value-type="string" calcext:value-type="string">
            <text:p>243-2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 Hey</text:p>
          </table:table-cell>
          <table:table-cell office:value-type="float" office:value="245" calcext:value-type="float">
            <text:p>245</text:p>
          </table:table-cell>
          <table:table-cell table:style-name="ce6" table:formula="of:=IF([.B142]-1=[.B141];&quot;&quot;;[.B142]-1)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table:style-name="ce8" table:formula="of:=IF(ISBLANK([.D141]);[.B141];[.B141]&amp;&quot;-&quot;&amp;[.D141])" office:value-type="string" office:string-value="245-246" calcext:value-type="string">
            <text:p>245-246</text:p>
          </table:table-cell>
          <table:table-cell table:style-name="ce8" office:value-type="string" calcext:value-type="string">
            <text:p>245-2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me</text:p>
          </table:table-cell>
          <table:table-cell office:value-type="float" office:value="247" calcext:value-type="float">
            <text:p>247</text:p>
          </table:table-cell>
          <table:table-cell table:style-name="ce6" table:formula="of:=IF([.B143]-1=[.B142];&quot;&quot;;[.B143]-1)" office:value-type="float" office:value="248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table:style-name="ce8" table:formula="of:=IF(ISBLANK([.D142]);[.B142];[.B142]&amp;&quot;-&quot;&amp;[.D142])" office:value-type="string" office:string-value="247-248" calcext:value-type="string">
            <text:p>247-248</text:p>
          </table:table-cell>
          <table:table-cell table:style-name="ce8" office:value-type="string" calcext:value-type="string">
            <text:p>247-2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meward Bound</text:p>
          </table:table-cell>
          <table:table-cell office:value-type="float" office:value="249" calcext:value-type="float">
            <text:p>249</text:p>
          </table:table-cell>
          <table:table-cell table:style-name="ce6" table:formula="of:=IF([.B144]-1=[.B143];&quot;&quot;;[.B144]-1)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style-name="ce8" table:formula="of:=IF(ISBLANK([.D143]);[.B143];[.B143]&amp;&quot;-&quot;&amp;[.D143])" office:value-type="string" office:string-value="249-250" calcext:value-type="string">
            <text:p>249-250</text:p>
          </table:table-cell>
          <table:table-cell table:style-name="ce8" office:value-type="string" calcext:value-type="string">
            <text:p>249-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Horse With No Name</text:p>
          </table:table-cell>
          <table:table-cell office:value-type="float" office:value="251" calcext:value-type="float">
            <text:p>251</text:p>
          </table:table-cell>
          <table:table-cell table:style-name="ce6" table:formula="of:=IF([.B145]-1=[.B144];&quot;&quot;;[.B145]-1)" office:value-type="float" office:value="252" calcext:value-type="float">
            <text:p>252</text:p>
          </table:table-cell>
          <table:table-cell office:value-type="float" office:value="252" calcext:value-type="float">
            <text:p>252</text:p>
          </table:table-cell>
          <table:table-cell table:style-name="ce8" table:formula="of:=IF(ISBLANK([.D144]);[.B144];[.B144]&amp;&quot;-&quot;&amp;[.D144])" office:value-type="string" office:string-value="251-252" calcext:value-type="string">
            <text:p>251-252</text:p>
          </table:table-cell>
          <table:table-cell table:style-name="ce8" office:value-type="string" calcext:value-type="string">
            <text:p>251-2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el California</text:p>
          </table:table-cell>
          <table:table-cell office:value-type="float" office:value="253" calcext:value-type="float">
            <text:p>253</text:p>
          </table:table-cell>
          <table:table-cell table:style-name="ce6" table:formula="of:=IF([.B146]-1=[.B145];&quot;&quot;;[.B146]-1)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table:style-name="ce8" table:formula="of:=IF(ISBLANK([.D145]);[.B145];[.B145]&amp;&quot;-&quot;&amp;[.D145])" office:value-type="string" office:string-value="253-254" calcext:value-type="string">
            <text:p>253-254</text:p>
          </table:table-cell>
          <table:table-cell table:style-name="ce8" office:value-type="string" calcext:value-type="string">
            <text:p>253-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House Of The Rising Sun</text:p>
          </table:table-cell>
          <table:table-cell office:value-type="float" office:value="255" calcext:value-type="float">
            <text:p>255</text:p>
          </table:table-cell>
          <table:table-cell table:style-name="ce6" table:formula="of:=IF([.B147]-1=[.B146];&quot;&quot;;[.B147]-1)">
            <text:p/>
          </table:table-cell>
          <table:table-cell/>
          <table:table-cell table:style-name="ce8" table:formula="of:=IF(ISBLANK([.D146]);[.B146];[.B146]&amp;&quot;-&quot;&amp;[.D146])" office:value-type="string" office:string-value="255-" calcext:value-type="string">
            <text:p>255-</text:p>
          </table:table-cell>
          <table:table-cell table:style-name="ce8" office:value-type="string" calcext:value-type="string">
            <text:p>25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Don’t Know Why</text:p>
          </table:table-cell>
          <table:table-cell office:value-type="float" office:value="256" calcext:value-type="float">
            <text:p>256</text:p>
          </table:table-cell>
          <table:table-cell table:style-name="ce6" table:formula="of:=IF([.B148]-1=[.B147];&quot;&quot;;[.B148]-1)">
            <text:p/>
          </table:table-cell>
          <table:table-cell/>
          <table:table-cell table:style-name="ce8" table:formula="of:=IF(ISBLANK([.D147]);[.B147];[.B147]&amp;&quot;-&quot;&amp;[.D147])" office:value-type="string" office:string-value="256-" calcext:value-type="string">
            <text:p>256-</text:p>
          </table:table-cell>
          <table:table-cell table:style-name="ce8" office:value-type="string" calcext:value-type="string">
            <text:p>25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Got You Babe</text:p>
          </table:table-cell>
          <table:table-cell office:value-type="float" office:value="257" calcext:value-type="float">
            <text:p>257</text:p>
          </table:table-cell>
          <table:table-cell table:style-name="ce6" table:formula="of:=IF([.B149]-1=[.B148];&quot;&quot;;[.B149]-1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table:style-name="ce8" table:formula="of:=IF(ISBLANK([.D148]);[.B148];[.B148]&amp;&quot;-&quot;&amp;[.D148])" office:value-type="string" office:string-value="257-258" calcext:value-type="string">
            <text:p>257-258</text:p>
          </table:table-cell>
          <table:table-cell table:style-name="ce8" office:value-type="string" calcext:value-type="string">
            <text:p>257-2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Heard It Through The Grapevine</text:p>
          </table:table-cell>
          <table:table-cell office:value-type="float" office:value="259" calcext:value-type="float">
            <text:p>259</text:p>
          </table:table-cell>
          <table:table-cell table:style-name="ce6" table:formula="of:=IF([.B150]-1=[.B149];&quot;&quot;;[.B150]-1)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table:style-name="ce8" table:formula="of:=IF(ISBLANK([.D149]);[.B149];[.B149]&amp;&quot;-&quot;&amp;[.D149])" office:value-type="string" office:string-value="259-260" calcext:value-type="string">
            <text:p>259-260</text:p>
          </table:table-cell>
          <table:table-cell table:style-name="ce8" office:value-type="string" calcext:value-type="string">
            <text:p>259-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Just Called To Say I Love You</text:p>
          </table:table-cell>
          <table:table-cell office:value-type="float" office:value="261" calcext:value-type="float">
            <text:p>261</text:p>
          </table:table-cell>
          <table:table-cell table:style-name="ce6" table:formula="of:=IF([.B151]-1=[.B150];&quot;&quot;;[.B151]-1)" office:value-type="float" office:value="262" calcext:value-type="float">
            <text:p>262</text:p>
          </table:table-cell>
          <table:table-cell office:value-type="float" office:value="262" calcext:value-type="float">
            <text:p>262</text:p>
          </table:table-cell>
          <table:table-cell table:style-name="ce8" table:formula="of:=IF(ISBLANK([.D150]);[.B150];[.B150]&amp;&quot;-&quot;&amp;[.D150])" office:value-type="string" office:string-value="261-262" calcext:value-type="string">
            <text:p>261-262</text:p>
          </table:table-cell>
          <table:table-cell table:style-name="ce8" office:value-type="string" calcext:value-type="string">
            <text:p>261-2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Left My Heart In San Francisco</text:p>
          </table:table-cell>
          <table:table-cell office:value-type="float" office:value="263" calcext:value-type="float">
            <text:p>263</text:p>
          </table:table-cell>
          <table:table-cell table:style-name="ce6" table:formula="of:=IF([.B152]-1=[.B151];&quot;&quot;;[.B152]-1)">
            <text:p/>
          </table:table-cell>
          <table:table-cell/>
          <table:table-cell table:style-name="ce8" table:formula="of:=IF(ISBLANK([.D151]);[.B151];[.B151]&amp;&quot;-&quot;&amp;[.D151])" office:value-type="string" office:string-value="263-" calcext:value-type="string">
            <text:p>263-</text:p>
          </table:table-cell>
          <table:table-cell table:style-name="ce8" office:value-type="string" calcext:value-type="string">
            <text:p>26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Walk The Line</text:p>
          </table:table-cell>
          <table:table-cell office:value-type="float" office:value="264" calcext:value-type="float">
            <text:p>264</text:p>
          </table:table-cell>
          <table:table-cell table:style-name="ce6" table:formula="of:=IF([.B153]-1=[.B152];&quot;&quot;;[.B153]-1)">
            <text:p/>
          </table:table-cell>
          <table:table-cell/>
          <table:table-cell table:style-name="ce8" table:formula="of:=IF(ISBLANK([.D152]);[.B152];[.B152]&amp;&quot;-&quot;&amp;[.D152])" office:value-type="string" office:string-value="264-" calcext:value-type="string">
            <text:p>264-</text:p>
          </table:table-cell>
          <table:table-cell table:style-name="ce8" office:value-type="string" calcext:value-type="string">
            <text:p>26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Need You</text:p>
          </table:table-cell>
          <table:table-cell office:value-type="float" office:value="265" calcext:value-type="float">
            <text:p>265</text:p>
          </table:table-cell>
          <table:table-cell table:style-name="ce6" table:formula="of:=IF([.B154]-1=[.B153];&quot;&quot;;[.B154]-1)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 table:style-name="ce8" table:formula="of:=IF(ISBLANK([.D153]);[.B153];[.B153]&amp;&quot;-&quot;&amp;[.D153])" office:value-type="string" office:string-value="265-266" calcext:value-type="string">
            <text:p>265-266</text:p>
          </table:table-cell>
          <table:table-cell table:style-name="ce8" office:value-type="string" calcext:value-type="string">
            <text:p>265-2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Only Have Eyes For You</text:p>
          </table:table-cell>
          <table:table-cell office:value-type="float" office:value="267" calcext:value-type="float">
            <text:p>267</text:p>
          </table:table-cell>
          <table:table-cell table:style-name="ce6" table:formula="of:=IF([.B155]-1=[.B154];&quot;&quot;;[.B155]-1)" office:value-type="float" office:value="268" calcext:value-type="float">
            <text:p>268</text:p>
          </table:table-cell>
          <table:table-cell office:value-type="float" office:value="268" calcext:value-type="float">
            <text:p>268</text:p>
          </table:table-cell>
          <table:table-cell table:style-name="ce8" table:formula="of:=IF(ISBLANK([.D154]);[.B154];[.B154]&amp;&quot;-&quot;&amp;[.D154])" office:value-type="string" office:string-value="267-268" calcext:value-type="string">
            <text:p>267-268</text:p>
          </table:table-cell>
          <table:table-cell table:style-name="ce8" office:value-type="string" calcext:value-type="string">
            <text:p>267-2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Saw Her Standing There</text:p>
          </table:table-cell>
          <table:table-cell office:value-type="float" office:value="269" calcext:value-type="float">
            <text:p>269</text:p>
          </table:table-cell>
          <table:table-cell table:style-name="ce6" table:formula="of:=IF([.B156]-1=[.B155];&quot;&quot;;[.B156]-1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style-name="ce8" table:formula="of:=IF(ISBLANK([.D155]);[.B155];[.B155]&amp;&quot;-&quot;&amp;[.D155])" office:value-type="string" office:string-value="269-270" calcext:value-type="string">
            <text:p>269-270</text:p>
          </table:table-cell>
          <table:table-cell table:style-name="ce8" office:value-type="string" calcext:value-type="string">
            <text:p>269-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Whistle A Happy Tune</text:p>
          </table:table-cell>
          <table:table-cell office:value-type="float" office:value="271" calcext:value-type="float">
            <text:p>271</text:p>
          </table:table-cell>
          <table:table-cell table:style-name="ce6" table:formula="of:=IF([.B157]-1=[.B156];&quot;&quot;;[.B157]-1)" office:value-type="float" office:value="272" calcext:value-type="float">
            <text:p>272</text:p>
          </table:table-cell>
          <table:table-cell office:value-type="float" office:value="272" calcext:value-type="float">
            <text:p>272</text:p>
          </table:table-cell>
          <table:table-cell table:style-name="ce8" table:formula="of:=IF(ISBLANK([.D156]);[.B156];[.B156]&amp;&quot;-&quot;&amp;[.D156])" office:value-type="string" office:string-value="271-272" calcext:value-type="string">
            <text:p>271-272</text:p>
          </table:table-cell>
          <table:table-cell table:style-name="ce8" office:value-type="string" calcext:value-type="string">
            <text:p>271-2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Will Survive</text:p>
          </table:table-cell>
          <table:table-cell office:value-type="float" office:value="273" calcext:value-type="float">
            <text:p>273</text:p>
          </table:table-cell>
          <table:table-cell table:style-name="ce6" table:formula="of:=IF([.B158]-1=[.B157];&quot;&quot;;[.B158]-1)" office:value-type="float" office:value="274" calcext:value-type="float">
            <text:p>274</text:p>
          </table:table-cell>
          <table:table-cell office:value-type="float" office:value="274" calcext:value-type="float">
            <text:p>274</text:p>
          </table:table-cell>
          <table:table-cell table:style-name="ce8" table:formula="of:=IF(ISBLANK([.D157]);[.B157];[.B157]&amp;&quot;-&quot;&amp;[.D157])" office:value-type="string" office:string-value="273-274" calcext:value-type="string">
            <text:p>273-274</text:p>
          </table:table-cell>
          <table:table-cell table:style-name="ce8" office:value-type="string" calcext:value-type="string">
            <text:p>273-2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Write The Songs</text:p>
          </table:table-cell>
          <table:table-cell office:value-type="float" office:value="275" calcext:value-type="float">
            <text:p>275</text:p>
          </table:table-cell>
          <table:table-cell table:style-name="ce6" table:formula="of:=IF([.B159]-1=[.B158];&quot;&quot;;[.B159]-1)" office:value-type="float" office:value="276" calcext:value-type="float">
            <text:p>276</text:p>
          </table:table-cell>
          <table:table-cell office:value-type="float" office:value="276" calcext:value-type="float">
            <text:p>276</text:p>
          </table:table-cell>
          <table:table-cell table:style-name="ce8" table:formula="of:=IF(ISBLANK([.D158]);[.B158];[.B158]&amp;&quot;-&quot;&amp;[.D158])" office:value-type="string" office:string-value="275-276" calcext:value-type="string">
            <text:p>275-276</text:p>
          </table:table-cell>
          <table:table-cell table:style-name="ce8" office:value-type="string" calcext:value-type="string">
            <text:p>275-2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’d Like To Teach The World To Sing</text:p>
          </table:table-cell>
          <table:table-cell office:value-type="float" office:value="277" calcext:value-type="float">
            <text:p>277</text:p>
          </table:table-cell>
          <table:table-cell table:style-name="ce6" table:formula="of:=IF([.B160]-1=[.B159];&quot;&quot;;[.B160]-1)">
            <text:p/>
          </table:table-cell>
          <table:table-cell/>
          <table:table-cell table:style-name="ce8" table:formula="of:=IF(ISBLANK([.D159]);[.B159];[.B159]&amp;&quot;-&quot;&amp;[.D159])" office:value-type="string" office:string-value="277-" calcext:value-type="string">
            <text:p>277-</text:p>
          </table:table-cell>
          <table:table-cell table:style-name="ce8" office:value-type="string" calcext:value-type="string">
            <text:p>27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’m An Old Cowhand</text:p>
          </table:table-cell>
          <table:table-cell office:value-type="float" office:value="278" calcext:value-type="float">
            <text:p>278</text:p>
          </table:table-cell>
          <table:table-cell table:style-name="ce6" table:formula="of:=IF([.B161]-1=[.B160];&quot;&quot;;[.B161]-1)">
            <text:p/>
          </table:table-cell>
          <table:table-cell/>
          <table:table-cell table:style-name="ce8" table:formula="of:=IF(ISBLANK([.D160]);[.B160];[.B160]&amp;&quot;-&quot;&amp;[.D160])" office:value-type="string" office:string-value="278-" calcext:value-type="string">
            <text:p>278-</text:p>
          </table:table-cell>
          <table:table-cell table:style-name="ce8" office:value-type="string" calcext:value-type="string">
            <text:p>27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’ll Never Fall In Love Again</text:p>
          </table:table-cell>
          <table:table-cell office:value-type="float" office:value="279" calcext:value-type="float">
            <text:p>279</text:p>
          </table:table-cell>
          <table:table-cell table:style-name="ce6" table:formula="of:=IF([.B162]-1=[.B161];&quot;&quot;;[.B162]-1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table:style-name="ce8" table:formula="of:=IF(ISBLANK([.D161]);[.B161];[.B161]&amp;&quot;-&quot;&amp;[.D161])" office:value-type="string" office:string-value="279-280" calcext:value-type="string">
            <text:p>279-280</text:p>
          </table:table-cell>
          <table:table-cell table:style-name="ce8" office:value-type="string" calcext:value-type="string">
            <text:p>279-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’m A Believer</text:p>
          </table:table-cell>
          <table:table-cell office:value-type="float" office:value="281" calcext:value-type="float">
            <text:p>281</text:p>
          </table:table-cell>
          <table:table-cell table:style-name="ce6" table:formula="of:=IF([.B163]-1=[.B162];&quot;&quot;;[.B163]-1)" office:value-type="float" office:value="282" calcext:value-type="float">
            <text:p>282</text:p>
          </table:table-cell>
          <table:table-cell office:value-type="float" office:value="282" calcext:value-type="float">
            <text:p>282</text:p>
          </table:table-cell>
          <table:table-cell table:style-name="ce8" table:formula="of:=IF(ISBLANK([.D162]);[.B162];[.B162]&amp;&quot;-&quot;&amp;[.D162])" office:value-type="string" office:string-value="281-282" calcext:value-type="string">
            <text:p>281-282</text:p>
          </table:table-cell>
          <table:table-cell table:style-name="ce8" office:value-type="string" calcext:value-type="string">
            <text:p>281-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 I Had A Hammer</text:p>
          </table:table-cell>
          <table:table-cell office:value-type="float" office:value="283" calcext:value-type="float">
            <text:p>283</text:p>
          </table:table-cell>
          <table:table-cell table:style-name="ce6" table:formula="of:=IF([.B164]-1=[.B163];&quot;&quot;;[.B164]-1)" office:value-type="float" office:value="284" calcext:value-type="float">
            <text:p>284</text:p>
          </table:table-cell>
          <table:table-cell office:value-type="float" office:value="284" calcext:value-type="float">
            <text:p>284</text:p>
          </table:table-cell>
          <table:table-cell table:style-name="ce8" table:formula="of:=IF(ISBLANK([.D163]);[.B163];[.B163]&amp;&quot;-&quot;&amp;[.D163])" office:value-type="string" office:string-value="283-284" calcext:value-type="string">
            <text:p>283-284</text:p>
          </table:table-cell>
          <table:table-cell table:style-name="ce8" office:value-type="string" calcext:value-type="string">
            <text:p>283-2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 I Only Had A Brain</text:p>
          </table:table-cell>
          <table:table-cell office:value-type="float" office:value="285" calcext:value-type="float">
            <text:p>285</text:p>
          </table:table-cell>
          <table:table-cell table:style-name="ce6" table:formula="of:=IF([.B165]-1=[.B164];&quot;&quot;;[.B165]-1)" office:value-type="float" office:value="286" calcext:value-type="float">
            <text:p>286</text:p>
          </table:table-cell>
          <table:table-cell office:value-type="float" office:value="286" calcext:value-type="float">
            <text:p>286</text:p>
          </table:table-cell>
          <table:table-cell table:style-name="ce8" table:formula="of:=IF(ISBLANK([.D164]);[.B164];[.B164]&amp;&quot;-&quot;&amp;[.D164])" office:value-type="string" office:string-value="285-286" calcext:value-type="string">
            <text:p>285-286</text:p>
          </table:table-cell>
          <table:table-cell table:style-name="ce8" office:value-type="string" calcext:value-type="string">
            <text:p>285-2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 I Were A Carpenter</text:p>
          </table:table-cell>
          <table:table-cell office:value-type="float" office:value="287" calcext:value-type="float">
            <text:p>287</text:p>
          </table:table-cell>
          <table:table-cell table:style-name="ce6" table:formula="of:=IF([.B166]-1=[.B165];&quot;&quot;;[.B166]-1)">
            <text:p/>
          </table:table-cell>
          <table:table-cell/>
          <table:table-cell table:style-name="ce8" table:formula="of:=IF(ISBLANK([.D165]);[.B165];[.B165]&amp;&quot;-&quot;&amp;[.D165])" office:value-type="string" office:string-value="287-" calcext:value-type="string">
            <text:p>287-</text:p>
          </table:table-cell>
          <table:table-cell table:style-name="ce8" office:value-type="string" calcext:value-type="string">
            <text:p>28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 My Room</text:p>
          </table:table-cell>
          <table:table-cell office:value-type="float" office:value="288" calcext:value-type="float">
            <text:p>288</text:p>
          </table:table-cell>
          <table:table-cell table:style-name="ce6" table:formula="of:=IF([.B167]-1=[.B166];&quot;&quot;;[.B167]-1)">
            <text:p/>
          </table:table-cell>
          <table:table-cell/>
          <table:table-cell table:style-name="ce8" table:formula="of:=IF(ISBLANK([.D166]);[.B166];[.B166]&amp;&quot;-&quot;&amp;[.D166])" office:value-type="string" office:string-value="288-" calcext:value-type="string">
            <text:p>288-</text:p>
          </table:table-cell>
          <table:table-cell table:style-name="ce8" office:value-type="string" calcext:value-type="string">
            <text:p>28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 You Could Read My Mind</text:p>
          </table:table-cell>
          <table:table-cell office:value-type="float" office:value="289" calcext:value-type="float">
            <text:p>289</text:p>
          </table:table-cell>
          <table:table-cell table:style-name="ce6" table:formula="of:=IF([.B168]-1=[.B167];&quot;&quot;;[.B168]-1)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table:style-name="ce8" table:formula="of:=IF(ISBLANK([.D167]);[.B167];[.B167]&amp;&quot;-&quot;&amp;[.D167])" office:value-type="string" office:string-value="289-290" calcext:value-type="string">
            <text:p>289-290</text:p>
          </table:table-cell>
          <table:table-cell table:style-name="ce8" office:value-type="string" calcext:value-type="string">
            <text:p>289-2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agine</text:p>
          </table:table-cell>
          <table:table-cell office:value-type="float" office:value="291" calcext:value-type="float">
            <text:p>291</text:p>
          </table:table-cell>
          <table:table-cell table:style-name="ce6" table:formula="of:=IF([.B169]-1=[.B168];&quot;&quot;;[.B169]-1)" office:value-type="float" office:value="292" calcext:value-type="float">
            <text:p>292</text:p>
          </table:table-cell>
          <table:table-cell office:value-type="float" office:value="292" calcext:value-type="float">
            <text:p>292</text:p>
          </table:table-cell>
          <table:table-cell table:style-name="ce8" table:formula="of:=IF(ISBLANK([.D168]);[.B168];[.B168]&amp;&quot;-&quot;&amp;[.D168])" office:value-type="string" office:string-value="291-292" calcext:value-type="string">
            <text:p>291-292</text:p>
          </table:table-cell>
          <table:table-cell table:style-name="ce8" office:value-type="string" calcext:value-type="string">
            <text:p>291-2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 The Good Old Summertime</text:p>
          </table:table-cell>
          <table:table-cell office:value-type="float" office:value="293" calcext:value-type="float">
            <text:p>293</text:p>
          </table:table-cell>
          <table:table-cell table:style-name="ce6" table:formula="of:=IF([.B170]-1=[.B169];&quot;&quot;;[.B170]-1)"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table:style-name="ce8" table:formula="of:=IF(ISBLANK([.D169]);[.B169];[.B169]&amp;&quot;-&quot;&amp;[.D169])" office:value-type="string" office:string-value="293-294" calcext:value-type="string">
            <text:p>293-294</text:p>
          </table:table-cell>
          <table:table-cell table:style-name="ce8" office:value-type="string" calcext:value-type="string">
            <text:p>293-2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land In The Sun</text:p>
          </table:table-cell>
          <table:table-cell office:value-type="float" office:value="295" calcext:value-type="float">
            <text:p>295</text:p>
          </table:table-cell>
          <table:table-cell table:style-name="ce6" table:formula="of:=IF([.B171]-1=[.B170];&quot;&quot;;[.B171]-1)" office:value-type="float" office:value="296" calcext:value-type="float">
            <text:p>296</text:p>
          </table:table-cell>
          <table:table-cell office:value-type="float" office:value="296" calcext:value-type="float">
            <text:p>296</text:p>
          </table:table-cell>
          <table:table-cell table:style-name="ce8" table:formula="of:=IF(ISBLANK([.D170]);[.B170];[.B170]&amp;&quot;-&quot;&amp;[.D170])" office:value-type="string" office:string-value="295-296" calcext:value-type="string">
            <text:p>295-296</text:p>
          </table:table-cell>
          <table:table-cell table:style-name="ce8" office:value-type="string" calcext:value-type="string">
            <text:p>295-2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n’t She Lovely</text:p>
          </table:table-cell>
          <table:table-cell office:value-type="float" office:value="297" calcext:value-type="float">
            <text:p>297</text:p>
          </table:table-cell>
          <table:table-cell table:style-name="ce6" table:formula="of:=IF([.B172]-1=[.B171];&quot;&quot;;[.B172]-1)">
            <text:p/>
          </table:table-cell>
          <table:table-cell/>
          <table:table-cell table:style-name="ce8" table:formula="of:=IF(ISBLANK([.D171]);[.B171];[.B171]&amp;&quot;-&quot;&amp;[.D171])" office:value-type="string" office:string-value="297-" calcext:value-type="string">
            <text:p>297-</text:p>
          </table:table-cell>
          <table:table-cell table:style-name="ce8" office:value-type="string" calcext:value-type="string">
            <text:p>29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’s A Small World</text:p>
          </table:table-cell>
          <table:table-cell office:value-type="float" office:value="298" calcext:value-type="float">
            <text:p>298</text:p>
          </table:table-cell>
          <table:table-cell table:style-name="ce6" table:formula="of:=IF([.B173]-1=[.B172];&quot;&quot;;[.B173]-1)">
            <text:p/>
          </table:table-cell>
          <table:table-cell/>
          <table:table-cell table:style-name="ce8" table:formula="of:=IF(ISBLANK([.D172]);[.B172];[.B172]&amp;&quot;-&quot;&amp;[.D172])" office:value-type="string" office:string-value="298-" calcext:value-type="string">
            <text:p>298-</text:p>
          </table:table-cell>
          <table:table-cell table:style-name="ce8" office:value-type="string" calcext:value-type="string">
            <text:p>29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 Never Rains In Southern California</text:p>
          </table:table-cell>
          <table:table-cell office:value-type="float" office:value="299" calcext:value-type="float">
            <text:p>299</text:p>
          </table:table-cell>
          <table:table-cell table:style-name="ce6" table:formula="of:=IF([.B174]-1=[.B173];&quot;&quot;;[.B174]-1)" office:value-type="float" office:value="300" calcext:value-type="float">
            <text:p>300</text:p>
          </table:table-cell>
          <table:table-cell table:style-name="ce6" office:value-type="float" office:value="300" calcext:value-type="float">
            <text:p>300</text:p>
          </table:table-cell>
          <table:table-cell table:style-name="ce8" table:formula="of:=IF(ISBLANK([.D173]);[.B173];[.B173]&amp;&quot;-&quot;&amp;[.D173])" office:value-type="string" office:string-value="299-300" calcext:value-type="string">
            <text:p>299-300</text:p>
          </table:table-cell>
          <table:table-cell table:style-name="ce8" office:value-type="string" calcext:value-type="string">
            <text:p>299-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’s Still Rock And Roll To Me</text:p>
          </table:table-cell>
          <table:table-cell office:value-type="float" office:value="301" calcext:value-type="float">
            <text:p>301</text:p>
          </table:table-cell>
          <table:table-cell table:style-name="ce6" table:formula="of:=IF([.B175]-1=[.B174];&quot;&quot;;[.B175]-1)" office:value-type="float" office:value="302" calcext:value-type="float">
            <text:p>302</text:p>
          </table:table-cell>
          <table:table-cell table:style-name="ce6" office:value-type="float" office:value="302" calcext:value-type="float">
            <text:p>302</text:p>
          </table:table-cell>
          <table:table-cell table:style-name="ce8" table:formula="of:=IF(ISBLANK([.D174]);[.B174];[.B174]&amp;&quot;-&quot;&amp;[.D174])" office:value-type="string" office:string-value="301-302" calcext:value-type="string">
            <text:p>301-302</text:p>
          </table:table-cell>
          <table:table-cell table:style-name="ce8" office:value-type="string" calcext:value-type="string">
            <text:p>301-3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’s Too Late</text:p>
          </table:table-cell>
          <table:table-cell office:value-type="float" office:value="303" calcext:value-type="float">
            <text:p>303</text:p>
          </table:table-cell>
          <table:table-cell table:style-name="ce6" table:formula="of:=IF([.B176]-1=[.B175];&quot;&quot;;[.B176]-1)" office:value-type="float" office:value="304" calcext:value-type="float">
            <text:p>304</text:p>
          </table:table-cell>
          <table:table-cell table:style-name="ce6" office:value-type="float" office:value="304" calcext:value-type="float">
            <text:p>304</text:p>
          </table:table-cell>
          <table:table-cell table:style-name="ce8" table:formula="of:=IF(ISBLANK([.D175]);[.B175];[.B175]&amp;&quot;-&quot;&amp;[.D175])" office:value-type="string" office:string-value="303-304" calcext:value-type="string">
            <text:p>303-304</text:p>
          </table:table-cell>
          <table:table-cell table:style-name="ce8" office:value-type="string" calcext:value-type="string">
            <text:p>303-3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sy Bitsy Teenie Weenie Yellow Polkadot Bikini</text:p>
          </table:table-cell>
          <table:table-cell office:value-type="float" office:value="305" calcext:value-type="float">
            <text:p>305</text:p>
          </table:table-cell>
          <table:table-cell table:style-name="ce6" table:formula="of:=IF([.B177]-1=[.B176];&quot;&quot;;[.B177]-1)" office:value-type="float" office:value="306" calcext:value-type="float">
            <text:p>306</text:p>
          </table:table-cell>
          <table:table-cell table:style-name="ce6" office:value-type="float" office:value="306" calcext:value-type="float">
            <text:p>306</text:p>
          </table:table-cell>
          <table:table-cell table:style-name="ce8" table:formula="of:=IF(ISBLANK([.D176]);[.B176];[.B176]&amp;&quot;-&quot;&amp;[.D176])" office:value-type="string" office:string-value="305-306" calcext:value-type="string">
            <text:p>305-306</text:p>
          </table:table-cell>
          <table:table-cell table:style-name="ce8" office:value-type="string" calcext:value-type="string">
            <text:p>305-3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’s My Party</text:p>
          </table:table-cell>
          <table:table-cell office:value-type="float" office:value="307" calcext:value-type="float">
            <text:p>307</text:p>
          </table:table-cell>
          <table:table-cell table:style-name="ce6" table:formula="of:=IF([.B178]-1=[.B177];&quot;&quot;;[.B178]-1)">
            <text:p/>
          </table:table-cell>
          <table:table-cell table:style-name="ce6"/>
          <table:table-cell table:style-name="ce8" table:formula="of:=IF(ISBLANK([.D177]);[.B177];[.B177]&amp;&quot;-&quot;&amp;[.D177])" office:value-type="string" office:string-value="307-" calcext:value-type="string">
            <text:p>307-</text:p>
          </table:table-cell>
          <table:table-cell table:style-name="ce8" office:value-type="string" calcext:value-type="string">
            <text:p>30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 Farewell</text:p>
          </table:table-cell>
          <table:table-cell office:value-type="float" office:value="308" calcext:value-type="float">
            <text:p>308</text:p>
          </table:table-cell>
          <table:table-cell table:style-name="ce6" table:formula="of:=IF([.B179]-1=[.B178];&quot;&quot;;[.B179]-1)">
            <text:p/>
          </table:table-cell>
          <table:table-cell table:style-name="ce6"/>
          <table:table-cell table:style-name="ce8" table:formula="of:=IF(ISBLANK([.D178]);[.B178];[.B178]&amp;&quot;-&quot;&amp;[.D178])" office:value-type="string" office:string-value="308-" calcext:value-type="string">
            <text:p>308-</text:p>
          </table:table-cell>
          <table:table-cell table:style-name="ce8" office:value-type="string" calcext:value-type="string">
            <text:p>30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balaya</text:p>
          </table:table-cell>
          <table:table-cell office:value-type="float" office:value="309" calcext:value-type="float">
            <text:p>309</text:p>
          </table:table-cell>
          <table:table-cell table:style-name="ce6" table:formula="of:=IF([.B180]-1=[.B179];&quot;&quot;;[.B180]-1)" office:value-type="float" office:value="310" calcext:value-type="float">
            <text:p>310</text:p>
          </table:table-cell>
          <table:table-cell table:style-name="ce6" office:value-type="float" office:value="310" calcext:value-type="float">
            <text:p>310</text:p>
          </table:table-cell>
          <table:table-cell table:style-name="ce8" table:formula="of:=IF(ISBLANK([.D179]);[.B179];[.B179]&amp;&quot;-&quot;&amp;[.D179])" office:value-type="string" office:string-value="309-310" calcext:value-type="string">
            <text:p>309-310</text:p>
          </table:table-cell>
          <table:table-cell table:style-name="ce8" office:value-type="string" calcext:value-type="string">
            <text:p>309-3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va Jive</text:p>
          </table:table-cell>
          <table:table-cell office:value-type="float" office:value="311" calcext:value-type="float">
            <text:p>311</text:p>
          </table:table-cell>
          <table:table-cell table:style-name="ce6" table:formula="of:=IF([.B181]-1=[.B180];&quot;&quot;;[.B181]-1)" office:value-type="float" office:value="312" calcext:value-type="float">
            <text:p>312</text:p>
          </table:table-cell>
          <table:table-cell table:style-name="ce6" office:value-type="float" office:value="312" calcext:value-type="float">
            <text:p>312</text:p>
          </table:table-cell>
          <table:table-cell table:style-name="ce8" table:formula="of:=IF(ISBLANK([.D180]);[.B180];[.B180]&amp;&quot;-&quot;&amp;[.D180])" office:value-type="string" office:string-value="311-312" calcext:value-type="string">
            <text:p>311-312</text:p>
          </table:table-cell>
          <table:table-cell table:style-name="ce8" office:value-type="string" calcext:value-type="string">
            <text:p>311-3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nsas City</text:p>
          </table:table-cell>
          <table:table-cell office:value-type="float" office:value="313" calcext:value-type="float">
            <text:p>313</text:p>
          </table:table-cell>
          <table:table-cell table:style-name="ce6" table:formula="of:=IF([.B182]-1=[.B181];&quot;&quot;;[.B182]-1)" office:value-type="float" office:value="314" calcext:value-type="float">
            <text:p>314</text:p>
          </table:table-cell>
          <table:table-cell table:style-name="ce6" office:value-type="float" office:value="314" calcext:value-type="float">
            <text:p>314</text:p>
          </table:table-cell>
          <table:table-cell table:style-name="ce8" table:formula="of:=IF(ISBLANK([.D181]);[.B181];[.B181]&amp;&quot;-&quot;&amp;[.D181])" office:value-type="string" office:string-value="313-314" calcext:value-type="string">
            <text:p>313-314</text:p>
          </table:table-cell>
          <table:table-cell table:style-name="ce8" office:value-type="string" calcext:value-type="string">
            <text:p>313-3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ing Of The Road</text:p>
          </table:table-cell>
          <table:table-cell office:value-type="float" office:value="315" calcext:value-type="float">
            <text:p>315</text:p>
          </table:table-cell>
          <table:table-cell table:style-name="ce6" table:formula="of:=IF([.B183]-1=[.B182];&quot;&quot;;[.B183]-1)" office:value-type="float" office:value="316" calcext:value-type="float">
            <text:p>316</text:p>
          </table:table-cell>
          <table:table-cell table:style-name="ce6" office:value-type="float" office:value="316" calcext:value-type="float">
            <text:p>316</text:p>
          </table:table-cell>
          <table:table-cell table:style-name="ce8" table:formula="of:=IF(ISBLANK([.D182]);[.B182];[.B182]&amp;&quot;-&quot;&amp;[.D182])" office:value-type="string" office:string-value="315-316" calcext:value-type="string">
            <text:p>315-316</text:p>
          </table:table-cell>
          <table:table-cell table:style-name="ce8" office:value-type="string" calcext:value-type="string">
            <text:p>315-3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nock Three Times</text:p>
          </table:table-cell>
          <table:table-cell office:value-type="float" office:value="317" calcext:value-type="float">
            <text:p>317</text:p>
          </table:table-cell>
          <table:table-cell table:style-name="ce6" table:formula="of:=IF([.B184]-1=[.B183];&quot;&quot;;[.B184]-1)">
            <text:p/>
          </table:table-cell>
          <table:table-cell table:style-name="ce6"/>
          <table:table-cell table:style-name="ce8" table:formula="of:=IF(ISBLANK([.D183]);[.B183];[.B183]&amp;&quot;-&quot;&amp;[.D183])" office:value-type="string" office:string-value="317-" calcext:value-type="string">
            <text:p>317-</text:p>
          </table:table-cell>
          <table:table-cell table:style-name="ce8" office:value-type="string" calcext:value-type="string">
            <text:p>31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m Ba Yah</text:p>
          </table:table-cell>
          <table:table-cell office:value-type="float" office:value="318" calcext:value-type="float">
            <text:p>318</text:p>
          </table:table-cell>
          <table:table-cell table:style-name="ce6" table:formula="of:=IF([.B185]-1=[.B184];&quot;&quot;;[.B185]-1)">
            <text:p/>
          </table:table-cell>
          <table:table-cell table:style-name="ce6"/>
          <table:table-cell table:style-name="ce8" table:formula="of:=IF(ISBLANK([.D184]);[.B184];[.B184]&amp;&quot;-&quot;&amp;[.D184])" office:value-type="string" office:string-value="318-" calcext:value-type="string">
            <text:p>318-</text:p>
          </table:table-cell>
          <table:table-cell table:style-name="ce8" office:value-type="string" calcext:value-type="string">
            <text:p>31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komo</text:p>
          </table:table-cell>
          <table:table-cell office:value-type="float" office:value="319" calcext:value-type="float">
            <text:p>319</text:p>
          </table:table-cell>
          <table:table-cell table:style-name="ce6" table:formula="of:=IF([.B186]-1=[.B185];&quot;&quot;;[.B186]-1)" office:value-type="float" office:value="320" calcext:value-type="float">
            <text:p>320</text:p>
          </table:table-cell>
          <table:table-cell table:style-name="ce6" office:value-type="float" office:value="320" calcext:value-type="float">
            <text:p>320</text:p>
          </table:table-cell>
          <table:table-cell table:style-name="ce8" table:formula="of:=IF(ISBLANK([.D185]);[.B185];[.B185]&amp;&quot;-&quot;&amp;[.D185])" office:value-type="string" office:string-value="319-320" calcext:value-type="string">
            <text:p>319-320</text:p>
          </table:table-cell>
          <table:table-cell table:style-name="ce8" office:value-type="string" calcext:value-type="string">
            <text:p>319-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nockin’ On Heaven’s Door</text:p>
          </table:table-cell>
          <table:table-cell office:value-type="float" office:value="321" calcext:value-type="float">
            <text:p>321</text:p>
          </table:table-cell>
          <table:table-cell table:style-name="ce6" table:formula="of:=IF([.B187]-1=[.B186];&quot;&quot;;[.B187]-1)">
            <text:p/>
          </table:table-cell>
          <table:table-cell table:style-name="ce6"/>
          <table:table-cell table:style-name="ce8" table:formula="of:=IF(ISBLANK([.D186]);[.B186];[.B186]&amp;&quot;-&quot;&amp;[.D186])" office:value-type="string" office:string-value="321-" calcext:value-type="string">
            <text:p>321-</text:p>
          </table:table-cell>
          <table:table-cell table:style-name="ce8" office:value-type="string" calcext:value-type="string">
            <text:p>321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zy River</text:p>
          </table:table-cell>
          <table:table-cell office:value-type="float" office:value="322" calcext:value-type="float">
            <text:p>322</text:p>
          </table:table-cell>
          <table:table-cell table:style-name="ce6" table:formula="of:=IF([.B188]-1=[.B187];&quot;&quot;;[.B188]-1)">
            <text:p/>
          </table:table-cell>
          <table:table-cell table:style-name="ce6"/>
          <table:table-cell table:style-name="ce8" table:formula="of:=IF(ISBLANK([.D187]);[.B187];[.B187]&amp;&quot;-&quot;&amp;[.D187])" office:value-type="string" office:string-value="322-" calcext:value-type="string">
            <text:p>322-</text:p>
          </table:table-cell>
          <table:table-cell table:style-name="ce8" office:value-type="string" calcext:value-type="string">
            <text:p>322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yla</text:p>
          </table:table-cell>
          <table:table-cell office:value-type="float" office:value="323" calcext:value-type="float">
            <text:p>323</text:p>
          </table:table-cell>
          <table:table-cell table:style-name="ce6" table:formula="of:=IF([.B189]-1=[.B188];&quot;&quot;;[.B189]-1)" office:value-type="float" office:value="324" calcext:value-type="float">
            <text:p>324</text:p>
          </table:table-cell>
          <table:table-cell table:style-name="ce6" office:value-type="float" office:value="324" calcext:value-type="float">
            <text:p>324</text:p>
          </table:table-cell>
          <table:table-cell table:style-name="ce8" table:formula="of:=IF(ISBLANK([.D188]);[.B188];[.B188]&amp;&quot;-&quot;&amp;[.D188])" office:value-type="string" office:string-value="323-324" calcext:value-type="string">
            <text:p>323-324</text:p>
          </table:table-cell>
          <table:table-cell table:style-name="ce8" office:value-type="string" calcext:value-type="string">
            <text:p>323-3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Lazy Song</text:p>
          </table:table-cell>
          <table:table-cell office:value-type="float" office:value="325" calcext:value-type="float">
            <text:p>325</text:p>
          </table:table-cell>
          <table:table-cell table:style-name="ce6" table:formula="of:=IF([.B190]-1=[.B189];&quot;&quot;;[.B190]-1)" office:value-type="float" office:value="326" calcext:value-type="float">
            <text:p>326</text:p>
          </table:table-cell>
          <table:table-cell table:style-name="ce6" office:value-type="float" office:value="326" calcext:value-type="float">
            <text:p>326</text:p>
          </table:table-cell>
          <table:table-cell table:style-name="ce8" table:formula="of:=IF(ISBLANK([.D189]);[.B189];[.B189]&amp;&quot;-&quot;&amp;[.D189])" office:value-type="string" office:string-value="325-326" calcext:value-type="string">
            <text:p>325-326</text:p>
          </table:table-cell>
          <table:table-cell table:style-name="ce8" office:value-type="string" calcext:value-type="string">
            <text:p>325-3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zybones</text:p>
          </table:table-cell>
          <table:table-cell office:value-type="float" office:value="327" calcext:value-type="float">
            <text:p>327</text:p>
          </table:table-cell>
          <table:table-cell table:style-name="ce6" table:formula="of:=IF([.B191]-1=[.B190];&quot;&quot;;[.B191]-1)">
            <text:p/>
          </table:table-cell>
          <table:table-cell table:style-name="ce6"/>
          <table:table-cell table:style-name="ce8" table:formula="of:=IF(ISBLANK([.D190]);[.B190];[.B190]&amp;&quot;-&quot;&amp;[.D190])" office:value-type="string" office:string-value="327-" calcext:value-type="string">
            <text:p>327-</text:p>
          </table:table-cell>
          <table:table-cell table:style-name="ce8" office:value-type="string" calcext:value-type="string">
            <text:p>32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Lonesome Road</text:p>
          </table:table-cell>
          <table:table-cell office:value-type="float" office:value="328" calcext:value-type="float">
            <text:p>328</text:p>
          </table:table-cell>
          <table:table-cell table:style-name="ce6" table:formula="of:=IF([.B192]-1=[.B191];&quot;&quot;;[.B192]-1)">
            <text:p/>
          </table:table-cell>
          <table:table-cell table:style-name="ce6"/>
          <table:table-cell table:style-name="ce8" table:formula="of:=IF(ISBLANK([.D191]);[.B191];[.B191]&amp;&quot;-&quot;&amp;[.D191])" office:value-type="string" office:string-value="328-" calcext:value-type="string">
            <text:p>328-</text:p>
          </table:table-cell>
          <table:table-cell table:style-name="ce8" office:value-type="string" calcext:value-type="string">
            <text:p>32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n On Me</text:p>
          </table:table-cell>
          <table:table-cell office:value-type="float" office:value="329" calcext:value-type="float">
            <text:p>329</text:p>
          </table:table-cell>
          <table:table-cell table:style-name="ce6" table:formula="of:=IF([.B193]-1=[.B192];&quot;&quot;;[.B193]-1)" office:value-type="float" office:value="330" calcext:value-type="float">
            <text:p>330</text:p>
          </table:table-cell>
          <table:table-cell table:style-name="ce6" office:value-type="float" office:value="330" calcext:value-type="float">
            <text:p>330</text:p>
          </table:table-cell>
          <table:table-cell table:style-name="ce8" table:formula="of:=IF(ISBLANK([.D192]);[.B192];[.B192]&amp;&quot;-&quot;&amp;[.D192])" office:value-type="string" office:string-value="329-330" calcext:value-type="string">
            <text:p>329-330</text:p>
          </table:table-cell>
          <table:table-cell table:style-name="ce8" office:value-type="string" calcext:value-type="string">
            <text:p>329-3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rning To Fly</text:p>
          </table:table-cell>
          <table:table-cell office:value-type="float" office:value="331" calcext:value-type="float">
            <text:p>331</text:p>
          </table:table-cell>
          <table:table-cell table:style-name="ce6" table:formula="of:=IF([.B194]-1=[.B193];&quot;&quot;;[.B194]-1)" office:value-type="float" office:value="332" calcext:value-type="float">
            <text:p>332</text:p>
          </table:table-cell>
          <table:table-cell table:style-name="ce6" office:value-type="float" office:value="332" calcext:value-type="float">
            <text:p>332</text:p>
          </table:table-cell>
          <table:table-cell table:style-name="ce8" table:formula="of:=IF(ISBLANK([.D193]);[.B193];[.B193]&amp;&quot;-&quot;&amp;[.D193])" office:value-type="string" office:string-value="331-332" calcext:value-type="string">
            <text:p>331-332</text:p>
          </table:table-cell>
          <table:table-cell table:style-name="ce8" office:value-type="string" calcext:value-type="string">
            <text:p>331-3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ving On A Jet Plane</text:p>
          </table:table-cell>
          <table:table-cell office:value-type="float" office:value="333" calcext:value-type="float">
            <text:p>333</text:p>
          </table:table-cell>
          <table:table-cell table:style-name="ce6" table:formula="of:=IF([.B195]-1=[.B194];&quot;&quot;;[.B195]-1)" office:value-type="float" office:value="334" calcext:value-type="float">
            <text:p>334</text:p>
          </table:table-cell>
          <table:table-cell table:style-name="ce6" office:value-type="float" office:value="334" calcext:value-type="float">
            <text:p>334</text:p>
          </table:table-cell>
          <table:table-cell table:style-name="ce8" table:formula="of:=IF(ISBLANK([.D194]);[.B194];[.B194]&amp;&quot;-&quot;&amp;[.D194])" office:value-type="string" office:string-value="333-334" calcext:value-type="string">
            <text:p>333-334</text:p>
          </table:table-cell>
          <table:table-cell table:style-name="ce8" office:value-type="string" calcext:value-type="string">
            <text:p>333-3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mon Tree</text:p>
          </table:table-cell>
          <table:table-cell office:value-type="float" office:value="335" calcext:value-type="float">
            <text:p>335</text:p>
          </table:table-cell>
          <table:table-cell table:style-name="ce6" table:formula="of:=IF([.B196]-1=[.B195];&quot;&quot;;[.B196]-1)" office:value-type="float" office:value="336" calcext:value-type="float">
            <text:p>336</text:p>
          </table:table-cell>
          <table:table-cell table:style-name="ce6" office:value-type="float" office:value="336" calcext:value-type="float">
            <text:p>336</text:p>
          </table:table-cell>
          <table:table-cell table:style-name="ce8" table:formula="of:=IF(ISBLANK([.D195]);[.B195];[.B195]&amp;&quot;-&quot;&amp;[.D195])" office:value-type="string" office:string-value="335-336" calcext:value-type="string">
            <text:p>335-336</text:p>
          </table:table-cell>
          <table:table-cell table:style-name="ce8" office:value-type="string" calcext:value-type="string">
            <text:p>335-3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t It Be</text:p>
          </table:table-cell>
          <table:table-cell office:value-type="float" office:value="337" calcext:value-type="float">
            <text:p>337</text:p>
          </table:table-cell>
          <table:table-cell table:style-name="ce6" table:formula="of:=IF([.B197]-1=[.B196];&quot;&quot;;[.B197]-1)" office:value-type="float" office:value="338" calcext:value-type="float">
            <text:p>338</text:p>
          </table:table-cell>
          <table:table-cell table:style-name="ce6" office:value-type="float" office:value="338" calcext:value-type="float">
            <text:p>338</text:p>
          </table:table-cell>
          <table:table-cell table:style-name="ce8" table:formula="of:=IF(ISBLANK([.D196]);[.B196];[.B196]&amp;&quot;-&quot;&amp;[.D196])" office:value-type="string" office:string-value="337-338" calcext:value-type="string">
            <text:p>337-338</text:p>
          </table:table-cell>
          <table:table-cell table:style-name="ce8" office:value-type="string" calcext:value-type="string">
            <text:p>337-3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t Me Call You Sweetheart</text:p>
          </table:table-cell>
          <table:table-cell office:value-type="float" office:value="339" calcext:value-type="float">
            <text:p>339</text:p>
          </table:table-cell>
          <table:table-cell table:style-name="ce6" table:formula="of:=IF([.B198]-1=[.B197];&quot;&quot;;[.B198]-1)">
            <text:p/>
          </table:table-cell>
          <table:table-cell table:style-name="ce6"/>
          <table:table-cell table:style-name="ce8" table:formula="of:=IF(ISBLANK([.D197]);[.B197];[.B197]&amp;&quot;-&quot;&amp;[.D197])" office:value-type="string" office:string-value="339-" calcext:value-type="string">
            <text:p>339-</text:p>
          </table:table-cell>
          <table:table-cell table:style-name="ce8" office:value-type="string" calcext:value-type="string">
            <text:p>339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t Me Entertain You</text:p>
          </table:table-cell>
          <table:table-cell office:value-type="float" office:value="340" calcext:value-type="float">
            <text:p>340</text:p>
          </table:table-cell>
          <table:table-cell table:style-name="ce6" table:formula="of:=IF([.B199]-1=[.B198];&quot;&quot;;[.B199]-1)">
            <text:p/>
          </table:table-cell>
          <table:table-cell table:style-name="ce6"/>
          <table:table-cell table:style-name="ce8" table:formula="of:=IF(ISBLANK([.D198]);[.B198];[.B198]&amp;&quot;-&quot;&amp;[.D198])" office:value-type="string" office:string-value="340-" calcext:value-type="string">
            <text:p>340-</text:p>
          </table:table-cell>
          <table:table-cell table:style-name="ce8" office:value-type="string" calcext:value-type="string">
            <text:p>340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ft Ev’ry Voice And Sing</text:p>
          </table:table-cell>
          <table:table-cell office:value-type="float" office:value="341" calcext:value-type="float">
            <text:p>341</text:p>
          </table:table-cell>
          <table:table-cell table:style-name="ce6" table:formula="of:=IF([.B200]-1=[.B199];&quot;&quot;;[.B200]-1)" office:value-type="float" office:value="342" calcext:value-type="float">
            <text:p>342</text:p>
          </table:table-cell>
          <table:table-cell table:style-name="ce6" office:value-type="float" office:value="342" calcext:value-type="float">
            <text:p>342</text:p>
          </table:table-cell>
          <table:table-cell table:style-name="ce8" table:formula="of:=IF(ISBLANK([.D199]);[.B199];[.B199]&amp;&quot;-&quot;&amp;[.D199])" office:value-type="string" office:string-value="341-342" calcext:value-type="string">
            <text:p>341-342</text:p>
          </table:table-cell>
          <table:table-cell table:style-name="ce8" office:value-type="string" calcext:value-type="string">
            <text:p>341-3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ke A Rolling Stone</text:p>
          </table:table-cell>
          <table:table-cell office:value-type="float" office:value="343" calcext:value-type="float">
            <text:p>343</text:p>
          </table:table-cell>
          <table:table-cell table:style-name="ce6" table:formula="of:=IF([.B201]-1=[.B200];&quot;&quot;;[.B201]-1)" office:value-type="float" office:value="344" calcext:value-type="float">
            <text:p>344</text:p>
          </table:table-cell>
          <table:table-cell table:style-name="ce6" office:value-type="float" office:value="344" calcext:value-type="float">
            <text:p>344</text:p>
          </table:table-cell>
          <table:table-cell table:style-name="ce8" table:formula="of:=IF(ISBLANK([.D200]);[.B200];[.B200]&amp;&quot;-&quot;&amp;[.D200])" office:value-type="string" office:string-value="343-344" calcext:value-type="string">
            <text:p>343-344</text:p>
          </table:table-cell>
          <table:table-cell table:style-name="ce8" office:value-type="string" calcext:value-type="string">
            <text:p>343-3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mbo Rock</text:p>
          </table:table-cell>
          <table:table-cell office:value-type="float" office:value="345" calcext:value-type="float">
            <text:p>345</text:p>
          </table:table-cell>
          <table:table-cell table:style-name="ce6" table:formula="of:=IF([.B202]-1=[.B201];&quot;&quot;;[.B202]-1)" office:value-type="float" office:value="346" calcext:value-type="float">
            <text:p>346</text:p>
          </table:table-cell>
          <table:table-cell table:style-name="ce6" office:value-type="float" office:value="346" calcext:value-type="float">
            <text:p>346</text:p>
          </table:table-cell>
          <table:table-cell table:style-name="ce8" table:formula="of:=IF(ISBLANK([.D201]);[.B201];[.B201]&amp;&quot;-&quot;&amp;[.D201])" office:value-type="string" office:string-value="345-346" calcext:value-type="string">
            <text:p>345-346</text:p>
          </table:table-cell>
          <table:table-cell table:style-name="ce8" office:value-type="string" calcext:value-type="string">
            <text:p>345-3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sten To The Music</text:p>
          </table:table-cell>
          <table:table-cell office:value-type="float" office:value="347" calcext:value-type="float">
            <text:p>347</text:p>
          </table:table-cell>
          <table:table-cell table:style-name="ce6" table:formula="of:=IF([.B203]-1=[.B202];&quot;&quot;;[.B203]-1)" office:value-type="float" office:value="348" calcext:value-type="float">
            <text:p>348</text:p>
          </table:table-cell>
          <table:table-cell table:style-name="ce6" office:value-type="float" office:value="348" calcext:value-type="float">
            <text:p>348</text:p>
          </table:table-cell>
          <table:table-cell table:style-name="ce8" table:formula="of:=IF(ISBLANK([.D202]);[.B202];[.B202]&amp;&quot;-&quot;&amp;[.D202])" office:value-type="string" office:string-value="347-348" calcext:value-type="string">
            <text:p>347-348</text:p>
          </table:table-cell>
          <table:table-cell table:style-name="ce8" office:value-type="string" calcext:value-type="string">
            <text:p>347-3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sten To What The Man Said</text:p>
          </table:table-cell>
          <table:table-cell office:value-type="float" office:value="349" calcext:value-type="float">
            <text:p>349</text:p>
          </table:table-cell>
          <table:table-cell table:style-name="ce6" table:formula="of:=IF([.B204]-1=[.B203];&quot;&quot;;[.B204]-1)" office:value-type="float" office:value="350" calcext:value-type="float">
            <text:p>350</text:p>
          </table:table-cell>
          <table:table-cell table:style-name="ce6" office:value-type="float" office:value="350" calcext:value-type="float">
            <text:p>350</text:p>
          </table:table-cell>
          <table:table-cell table:style-name="ce8" table:formula="of:=IF(ISBLANK([.D203]);[.B203];[.B203]&amp;&quot;-&quot;&amp;[.D203])" office:value-type="string" office:string-value="349-350" calcext:value-type="string">
            <text:p>349-350</text:p>
          </table:table-cell>
          <table:table-cell table:style-name="ce8" office:value-type="string" calcext:value-type="string">
            <text:p>349-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nely People</text:p>
          </table:table-cell>
          <table:table-cell office:value-type="float" office:value="351" calcext:value-type="float">
            <text:p>351</text:p>
          </table:table-cell>
          <table:table-cell table:style-name="ce6" table:formula="of:=IF([.B205]-1=[.B204];&quot;&quot;;[.B205]-1)" office:value-type="float" office:value="352" calcext:value-type="float">
            <text:p>352</text:p>
          </table:table-cell>
          <table:table-cell table:style-name="ce6" office:value-type="float" office:value="352" calcext:value-type="float">
            <text:p>352</text:p>
          </table:table-cell>
          <table:table-cell table:style-name="ce8" table:formula="of:=IF(ISBLANK([.D204]);[.B204];[.B204]&amp;&quot;-&quot;&amp;[.D204])" office:value-type="string" office:string-value="351-352" calcext:value-type="string">
            <text:p>351-352</text:p>
          </table:table-cell>
          <table:table-cell table:style-name="ce8" office:value-type="string" calcext:value-type="string">
            <text:p>351-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nger</text:p>
          </table:table-cell>
          <table:table-cell office:value-type="float" office:value="353" calcext:value-type="float">
            <text:p>353</text:p>
          </table:table-cell>
          <table:table-cell table:style-name="ce6" table:formula="of:=IF([.B206]-1=[.B205];&quot;&quot;;[.B206]-1)" office:value-type="float" office:value="354" calcext:value-type="float">
            <text:p>354</text:p>
          </table:table-cell>
          <table:table-cell table:style-name="ce6" office:value-type="float" office:value="354" calcext:value-type="float">
            <text:p>354</text:p>
          </table:table-cell>
          <table:table-cell table:style-name="ce8" table:formula="of:=IF(ISBLANK([.D205]);[.B205];[.B205]&amp;&quot;-&quot;&amp;[.D205])" office:value-type="string" office:string-value="353-354" calcext:value-type="string">
            <text:p>353-354</text:p>
          </table:table-cell>
          <table:table-cell table:style-name="ce8" office:value-type="string" calcext:value-type="string">
            <text:p>353-3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op De Loop</text:p>
          </table:table-cell>
          <table:table-cell office:value-type="float" office:value="355" calcext:value-type="float">
            <text:p>355</text:p>
          </table:table-cell>
          <table:table-cell table:style-name="ce6" table:formula="of:=IF([.B207]-1=[.B206];&quot;&quot;;[.B207]-1)">
            <text:p/>
          </table:table-cell>
          <table:table-cell table:style-name="ce6"/>
          <table:table-cell table:style-name="ce8" table:formula="of:=IF(ISBLANK([.D206]);[.B206];[.B206]&amp;&quot;-&quot;&amp;[.D206])" office:value-type="string" office:string-value="355-" calcext:value-type="string">
            <text:p>355-</text:p>
          </table:table-cell>
          <table:table-cell table:style-name="ce8" office:value-type="string" calcext:value-type="string">
            <text:p>35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ve Makes The World Go ’round</text:p>
          </table:table-cell>
          <table:table-cell office:value-type="float" office:value="356" calcext:value-type="float">
            <text:p>356</text:p>
          </table:table-cell>
          <table:table-cell table:style-name="ce6" table:formula="of:=IF([.B208]-1=[.B207];&quot;&quot;;[.B208]-1)">
            <text:p/>
          </table:table-cell>
          <table:table-cell table:style-name="ce6"/>
          <table:table-cell table:style-name="ce8" table:formula="of:=IF(ISBLANK([.D207]);[.B207];[.B207]&amp;&quot;-&quot;&amp;[.D207])" office:value-type="string" office:string-value="356-" calcext:value-type="string">
            <text:p>356-</text:p>
          </table:table-cell>
          <table:table-cell table:style-name="ce8" office:value-type="string" calcext:value-type="string">
            <text:p>35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sing My Religion</text:p>
          </table:table-cell>
          <table:table-cell office:value-type="float" office:value="357" calcext:value-type="float">
            <text:p>357</text:p>
          </table:table-cell>
          <table:table-cell table:style-name="ce6" table:formula="of:=IF([.B209]-1=[.B208];&quot;&quot;;[.B209]-1)" office:value-type="float" office:value="358" calcext:value-type="float">
            <text:p>358</text:p>
          </table:table-cell>
          <table:table-cell table:style-name="ce6" office:value-type="float" office:value="358" calcext:value-type="float">
            <text:p>358</text:p>
          </table:table-cell>
          <table:table-cell table:style-name="ce8" table:formula="of:=IF(ISBLANK([.D208]);[.B208];[.B208]&amp;&quot;-&quot;&amp;[.D208])" office:value-type="string" office:string-value="357-358" calcext:value-type="string">
            <text:p>357-358</text:p>
          </table:table-cell>
          <table:table-cell table:style-name="ce8" office:value-type="string" calcext:value-type="string">
            <text:p>357-3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ve And Marriage</text:p>
          </table:table-cell>
          <table:table-cell office:value-type="float" office:value="359" calcext:value-type="float">
            <text:p>359</text:p>
          </table:table-cell>
          <table:table-cell table:style-name="ce6" table:formula="of:=IF([.B210]-1=[.B209];&quot;&quot;;[.B210]-1)" office:value-type="float" office:value="360" calcext:value-type="float">
            <text:p>360</text:p>
          </table:table-cell>
          <table:table-cell table:style-name="ce6" office:value-type="float" office:value="360" calcext:value-type="float">
            <text:p>360</text:p>
          </table:table-cell>
          <table:table-cell table:style-name="ce8" table:formula="of:=IF(ISBLANK([.D209]);[.B209];[.B209]&amp;&quot;-&quot;&amp;[.D209])" office:value-type="string" office:string-value="359-360" calcext:value-type="string">
            <text:p>359-360</text:p>
          </table:table-cell>
          <table:table-cell table:style-name="ce8" office:value-type="string" calcext:value-type="string">
            <text:p>359-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ve Me Tender</text:p>
          </table:table-cell>
          <table:table-cell office:value-type="float" office:value="361" calcext:value-type="float">
            <text:p>361</text:p>
          </table:table-cell>
          <table:table-cell table:style-name="ce6" table:formula="of:=IF([.B211]-1=[.B210];&quot;&quot;;[.B211]-1)">
            <text:p/>
          </table:table-cell>
          <table:table-cell table:style-name="ce6"/>
          <table:table-cell table:style-name="ce8" table:formula="of:=IF(ISBLANK([.D210]);[.B210];[.B210]&amp;&quot;-&quot;&amp;[.D210])" office:value-type="string" office:string-value="361-" calcext:value-type="string">
            <text:p>361-</text:p>
          </table:table-cell>
          <table:table-cell table:style-name="ce8" office:value-type="string" calcext:value-type="string">
            <text:p>361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vely Hula Hands</text:p>
          </table:table-cell>
          <table:table-cell office:value-type="float" office:value="362" calcext:value-type="float">
            <text:p>362</text:p>
          </table:table-cell>
          <table:table-cell table:style-name="ce6" table:formula="of:=IF([.B212]-1=[.B211];&quot;&quot;;[.B212]-1)">
            <text:p/>
          </table:table-cell>
          <table:table-cell table:style-name="ce6"/>
          <table:table-cell table:style-name="ce8" table:formula="of:=IF(ISBLANK([.D211]);[.B211];[.B211]&amp;&quot;-&quot;&amp;[.D211])" office:value-type="string" office:string-value="362-" calcext:value-type="string">
            <text:p>362-</text:p>
          </table:table-cell>
          <table:table-cell table:style-name="ce8" office:value-type="string" calcext:value-type="string">
            <text:p>362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ve Story</text:p>
          </table:table-cell>
          <table:table-cell office:value-type="float" office:value="363" calcext:value-type="float">
            <text:p>363</text:p>
          </table:table-cell>
          <table:table-cell table:style-name="ce6" table:formula="of:=IF([.B213]-1=[.B212];&quot;&quot;;[.B213]-1)" office:value-type="float" office:value="364" calcext:value-type="float">
            <text:p>364</text:p>
          </table:table-cell>
          <table:table-cell table:style-name="ce6" office:value-type="float" office:value="364" calcext:value-type="float">
            <text:p>364</text:p>
          </table:table-cell>
          <table:table-cell table:style-name="ce8" table:formula="of:=IF(ISBLANK([.D212]);[.B212];[.B212]&amp;&quot;-&quot;&amp;[.D212])" office:value-type="string" office:string-value="363-364" calcext:value-type="string">
            <text:p>363-364</text:p>
          </table:table-cell>
          <table:table-cell table:style-name="ce8" office:value-type="string" calcext:value-type="string">
            <text:p>363-3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ve Will Keep Us Together</text:p>
          </table:table-cell>
          <table:table-cell office:value-type="float" office:value="365" calcext:value-type="float">
            <text:p>365</text:p>
          </table:table-cell>
          <table:table-cell table:style-name="ce6" table:formula="of:=IF([.B214]-1=[.B213];&quot;&quot;;[.B214]-1)" office:value-type="float" office:value="366" calcext:value-type="float">
            <text:p>366</text:p>
          </table:table-cell>
          <table:table-cell table:style-name="ce6" office:value-type="float" office:value="366" calcext:value-type="float">
            <text:p>366</text:p>
          </table:table-cell>
          <table:table-cell table:style-name="ce8" table:formula="of:=IF(ISBLANK([.D213]);[.B213];[.B213]&amp;&quot;-&quot;&amp;[.D213])" office:value-type="string" office:string-value="365-366" calcext:value-type="string">
            <text:p>365-366</text:p>
          </table:table-cell>
          <table:table-cell table:style-name="ce8" office:value-type="string" calcext:value-type="string">
            <text:p>365-3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yin’ Eyes</text:p>
          </table:table-cell>
          <table:table-cell office:value-type="float" office:value="367" calcext:value-type="float">
            <text:p>367</text:p>
          </table:table-cell>
          <table:table-cell table:style-name="ce6" table:formula="of:=IF([.B215]-1=[.B214];&quot;&quot;;[.B215]-1)" office:value-type="float" office:value="368" calcext:value-type="float">
            <text:p>368</text:p>
          </table:table-cell>
          <table:table-cell table:style-name="ce6" office:value-type="float" office:value="368" calcext:value-type="float">
            <text:p>368</text:p>
          </table:table-cell>
          <table:table-cell table:style-name="ce8" table:formula="of:=IF(ISBLANK([.D214]);[.B214];[.B214]&amp;&quot;-&quot;&amp;[.D214])" office:value-type="string" office:string-value="367-368" calcext:value-type="string">
            <text:p>367-368</text:p>
          </table:table-cell>
          <table:table-cell table:style-name="ce8" office:value-type="string" calcext:value-type="string">
            <text:p>367-3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 The Knife</text:p>
          </table:table-cell>
          <table:table-cell office:value-type="float" office:value="369" calcext:value-type="float">
            <text:p>369</text:p>
          </table:table-cell>
          <table:table-cell table:style-name="ce6" table:formula="of:=IF([.B216]-1=[.B215];&quot;&quot;;[.B216]-1)">
            <text:p/>
          </table:table-cell>
          <table:table-cell table:style-name="ce6"/>
          <table:table-cell table:style-name="ce8" table:formula="of:=IF(ISBLANK([.D215]);[.B215];[.B215]&amp;&quot;-&quot;&amp;[.D215])" office:value-type="string" office:string-value="369-" calcext:value-type="string">
            <text:p>369-</text:p>
          </table:table-cell>
          <table:table-cell table:style-name="ce8" office:value-type="string" calcext:value-type="string">
            <text:p>369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hael Row The Boat Ashore</text:p>
          </table:table-cell>
          <table:table-cell office:value-type="float" office:value="370" calcext:value-type="float">
            <text:p>370</text:p>
          </table:table-cell>
          <table:table-cell table:style-name="ce6" table:formula="of:=IF([.B217]-1=[.B216];&quot;&quot;;[.B217]-1)">
            <text:p/>
          </table:table-cell>
          <table:table-cell table:style-name="ce6"/>
          <table:table-cell table:style-name="ce8" table:formula="of:=IF(ISBLANK([.D216]);[.B216];[.B216]&amp;&quot;-&quot;&amp;[.D216])" office:value-type="string" office:string-value="370-" calcext:value-type="string">
            <text:p>370-</text:p>
          </table:table-cell>
          <table:table-cell table:style-name="ce8" office:value-type="string" calcext:value-type="string">
            <text:p>370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irzy Doats</text:p>
          </table:table-cell>
          <table:table-cell office:value-type="float" office:value="371" calcext:value-type="float">
            <text:p>371</text:p>
          </table:table-cell>
          <table:table-cell table:style-name="ce6" table:formula="of:=IF([.B218]-1=[.B217];&quot;&quot;;[.B218]-1)" office:value-type="float" office:value="372" calcext:value-type="float">
            <text:p>372</text:p>
          </table:table-cell>
          <table:table-cell table:style-name="ce6" office:value-type="float" office:value="372" calcext:value-type="float">
            <text:p>372</text:p>
          </table:table-cell>
          <table:table-cell table:style-name="ce8" table:formula="of:=IF(ISBLANK([.D217]);[.B217];[.B217]&amp;&quot;-&quot;&amp;[.D217])" office:value-type="string" office:string-value="371-372" calcext:value-type="string">
            <text:p>371-372</text:p>
          </table:table-cell>
          <table:table-cell table:style-name="ce8" office:value-type="string" calcext:value-type="string">
            <text:p>371-3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kin’ Whoopee!</text:p>
          </table:table-cell>
          <table:table-cell office:value-type="float" office:value="373" calcext:value-type="float">
            <text:p>373</text:p>
          </table:table-cell>
          <table:table-cell table:style-name="ce6" table:formula="of:=IF([.B219]-1=[.B218];&quot;&quot;;[.B219]-1)" office:value-type="float" office:value="374" calcext:value-type="float">
            <text:p>374</text:p>
          </table:table-cell>
          <table:table-cell table:style-name="ce6" office:value-type="float" office:value="374" calcext:value-type="float">
            <text:p>374</text:p>
          </table:table-cell>
          <table:table-cell table:style-name="ce8" table:formula="of:=IF(ISBLANK([.D218]);[.B218];[.B218]&amp;&quot;-&quot;&amp;[.D218])" office:value-type="string" office:string-value="373-374" calcext:value-type="string">
            <text:p>373-374</text:p>
          </table:table-cell>
          <table:table-cell table:style-name="ce8" office:value-type="string" calcext:value-type="string">
            <text:p>373-3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me</text:p>
          </table:table-cell>
          <table:table-cell office:value-type="float" office:value="375" calcext:value-type="float">
            <text:p>375</text:p>
          </table:table-cell>
          <table:table-cell table:style-name="ce6" table:formula="of:=IF([.B220]-1=[.B219];&quot;&quot;;[.B220]-1)" office:value-type="float" office:value="376" calcext:value-type="float">
            <text:p>376</text:p>
          </table:table-cell>
          <table:table-cell table:style-name="ce6" office:value-type="float" office:value="376" calcext:value-type="float">
            <text:p>376</text:p>
          </table:table-cell>
          <table:table-cell table:style-name="ce8" table:formula="of:=IF(ISBLANK([.D219]);[.B219];[.B219]&amp;&quot;-&quot;&amp;[.D219])" office:value-type="string" office:string-value="375-376" calcext:value-type="string">
            <text:p>375-376</text:p>
          </table:table-cell>
          <table:table-cell table:style-name="ce8" office:value-type="string" calcext:value-type="string">
            <text:p>375-3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mmas Don’t Let Your Babies Grow Up To Be Cowboys</text:p>
          </table:table-cell>
          <table:table-cell office:value-type="float" office:value="377" calcext:value-type="float">
            <text:p>377</text:p>
          </table:table-cell>
          <table:table-cell table:style-name="ce6" table:formula="of:=IF([.B221]-1=[.B220];&quot;&quot;;[.B221]-1)" office:value-type="float" office:value="378" calcext:value-type="float">
            <text:p>378</text:p>
          </table:table-cell>
          <table:table-cell table:style-name="ce6" office:value-type="float" office:value="378" calcext:value-type="float">
            <text:p>378</text:p>
          </table:table-cell>
          <table:table-cell table:style-name="ce8" table:formula="of:=IF(ISBLANK([.D220]);[.B220];[.B220]&amp;&quot;-&quot;&amp;[.D220])" office:value-type="string" office:string-value="377-378" calcext:value-type="string">
            <text:p>377-378</text:p>
          </table:table-cell>
          <table:table-cell table:style-name="ce8" office:value-type="string" calcext:value-type="string">
            <text:p>377-3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garitaville</text:p>
          </table:table-cell>
          <table:table-cell office:value-type="float" office:value="379" calcext:value-type="float">
            <text:p>379</text:p>
          </table:table-cell>
          <table:table-cell table:style-name="ce6" table:formula="of:=IF([.B222]-1=[.B221];&quot;&quot;;[.B222]-1)" office:value-type="float" office:value="380" calcext:value-type="float">
            <text:p>380</text:p>
          </table:table-cell>
          <table:table-cell table:style-name="ce6" office:value-type="float" office:value="380" calcext:value-type="float">
            <text:p>380</text:p>
          </table:table-cell>
          <table:table-cell table:style-name="ce8" table:formula="of:=IF(ISBLANK([.D221]);[.B221];[.B221]&amp;&quot;-&quot;&amp;[.D221])" office:value-type="string" office:string-value="379-380" calcext:value-type="string">
            <text:p>379-380</text:p>
          </table:table-cell>
          <table:table-cell table:style-name="ce8" office:value-type="string" calcext:value-type="string">
            <text:p>379-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ybe I’m Amazed</text:p>
          </table:table-cell>
          <table:table-cell office:value-type="float" office:value="381" calcext:value-type="float">
            <text:p>381</text:p>
          </table:table-cell>
          <table:table-cell table:style-name="ce6" table:formula="of:=IF([.B223]-1=[.B222];&quot;&quot;;[.B223]-1)" office:value-type="float" office:value="382" calcext:value-type="float">
            <text:p>382</text:p>
          </table:table-cell>
          <table:table-cell table:style-name="ce6" office:value-type="float" office:value="382" calcext:value-type="float">
            <text:p>382</text:p>
          </table:table-cell>
          <table:table-cell table:style-name="ce8" table:formula="of:=IF(ISBLANK([.D222]);[.B222];[.B222]&amp;&quot;-&quot;&amp;[.D222])" office:value-type="string" office:string-value="381-382" calcext:value-type="string">
            <text:p>381-382</text:p>
          </table:table-cell>
          <table:table-cell table:style-name="ce8" office:value-type="string" calcext:value-type="string">
            <text:p>381-3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 And Bobby Mcgee</text:p>
          </table:table-cell>
          <table:table-cell office:value-type="float" office:value="383" calcext:value-type="float">
            <text:p>383</text:p>
          </table:table-cell>
          <table:table-cell table:style-name="ce6" table:formula="of:=IF([.B224]-1=[.B223];&quot;&quot;;[.B224]-1)" office:value-type="float" office:value="384" calcext:value-type="float">
            <text:p>384</text:p>
          </table:table-cell>
          <table:table-cell table:style-name="ce6" office:value-type="float" office:value="384" calcext:value-type="float">
            <text:p>384</text:p>
          </table:table-cell>
          <table:table-cell table:style-name="ce8" table:formula="of:=IF(ISBLANK([.D223]);[.B223];[.B223]&amp;&quot;-&quot;&amp;[.D223])" office:value-type="string" office:string-value="383-384" calcext:value-type="string">
            <text:p>383-384</text:p>
          </table:table-cell>
          <table:table-cell table:style-name="ce8" office:value-type="string" calcext:value-type="string">
            <text:p>383-3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e Kalikimaka</text:p>
          </table:table-cell>
          <table:table-cell office:value-type="float" office:value="385" calcext:value-type="float">
            <text:p>385</text:p>
          </table:table-cell>
          <table:table-cell table:style-name="ce6" table:formula="of:=IF([.B225]-1=[.B224];&quot;&quot;;[.B225]-1)">
            <text:p/>
          </table:table-cell>
          <table:table-cell table:style-name="ce6"/>
          <table:table-cell table:style-name="ce8" table:formula="of:=IF(ISBLANK([.D224]);[.B224];[.B224]&amp;&quot;-&quot;&amp;[.D224])" office:value-type="string" office:string-value="385-" calcext:value-type="string">
            <text:p>385-</text:p>
          </table:table-cell>
          <table:table-cell table:style-name="ce8" office:value-type="string" calcext:value-type="string">
            <text:p>38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key Mouse March</text:p>
          </table:table-cell>
          <table:table-cell office:value-type="float" office:value="386" calcext:value-type="float">
            <text:p>386</text:p>
          </table:table-cell>
          <table:table-cell table:style-name="ce6" table:formula="of:=IF([.B226]-1=[.B225];&quot;&quot;;[.B226]-1)">
            <text:p/>
          </table:table-cell>
          <table:table-cell table:style-name="ce6"/>
          <table:table-cell table:style-name="ce8" table:formula="of:=IF(ISBLANK([.D225]);[.B225];[.B225]&amp;&quot;-&quot;&amp;[.D225])" office:value-type="string" office:string-value="386-" calcext:value-type="string">
            <text:p>386-</text:p>
          </table:table-cell>
          <table:table-cell table:style-name="ce8" office:value-type="string" calcext:value-type="string">
            <text:p>38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low Yellow</text:p>
          </table:table-cell>
          <table:table-cell office:value-type="float" office:value="387" calcext:value-type="float">
            <text:p>387</text:p>
          </table:table-cell>
          <table:table-cell table:style-name="ce6" table:formula="of:=IF([.B227]-1=[.B226];&quot;&quot;;[.B227]-1)" office:value-type="float" office:value="388" calcext:value-type="float">
            <text:p>388</text:p>
          </table:table-cell>
          <table:table-cell table:style-name="ce6" office:value-type="float" office:value="388" calcext:value-type="float">
            <text:p>388</text:p>
          </table:table-cell>
          <table:table-cell table:style-name="ce8" table:formula="of:=IF(ISBLANK([.D226]);[.B226];[.B226]&amp;&quot;-&quot;&amp;[.D226])" office:value-type="string" office:string-value="387-388" calcext:value-type="string">
            <text:p>387-388</text:p>
          </table:table-cell>
          <table:table-cell table:style-name="ce8" office:value-type="string" calcext:value-type="string">
            <text:p>387-3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s. Robinson</text:p>
          </table:table-cell>
          <table:table-cell office:value-type="float" office:value="389" calcext:value-type="float">
            <text:p>389</text:p>
          </table:table-cell>
          <table:table-cell table:style-name="ce6" table:formula="of:=IF([.B228]-1=[.B227];&quot;&quot;;[.B228]-1)" office:value-type="float" office:value="390" calcext:value-type="float">
            <text:p>390</text:p>
          </table:table-cell>
          <table:table-cell table:style-name="ce6" office:value-type="float" office:value="390" calcext:value-type="float">
            <text:p>390</text:p>
          </table:table-cell>
          <table:table-cell table:style-name="ce8" table:formula="of:=IF(ISBLANK([.D227]);[.B227];[.B227]&amp;&quot;-&quot;&amp;[.D227])" office:value-type="string" office:string-value="389-390" calcext:value-type="string">
            <text:p>389-390</text:p>
          </table:table-cell>
          <table:table-cell table:style-name="ce8" office:value-type="string" calcext:value-type="string">
            <text:p>389-3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. Bojangles</text:p>
          </table:table-cell>
          <table:table-cell office:value-type="float" office:value="391" calcext:value-type="float">
            <text:p>391</text:p>
          </table:table-cell>
          <table:table-cell table:style-name="ce6" table:formula="of:=IF([.B229]-1=[.B228];&quot;&quot;;[.B229]-1)" office:value-type="float" office:value="392" calcext:value-type="float">
            <text:p>392</text:p>
          </table:table-cell>
          <table:table-cell table:style-name="ce6" office:value-type="float" office:value="392" calcext:value-type="float">
            <text:p>392</text:p>
          </table:table-cell>
          <table:table-cell table:style-name="ce8" table:formula="of:=IF(ISBLANK([.D228]);[.B228];[.B228]&amp;&quot;-&quot;&amp;[.D228])" office:value-type="string" office:string-value="391-392" calcext:value-type="string">
            <text:p>391-392</text:p>
          </table:table-cell>
          <table:table-cell table:style-name="ce8" office:value-type="string" calcext:value-type="string">
            <text:p>391-3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. Tambourine Man</text:p>
          </table:table-cell>
          <table:table-cell office:value-type="float" office:value="393" calcext:value-type="float">
            <text:p>393</text:p>
          </table:table-cell>
          <table:table-cell table:style-name="ce6" table:formula="of:=IF([.B230]-1=[.B229];&quot;&quot;;[.B230]-1)" office:value-type="float" office:value="394" calcext:value-type="float">
            <text:p>394</text:p>
          </table:table-cell>
          <table:table-cell table:style-name="ce6" office:value-type="float" office:value="394" calcext:value-type="float">
            <text:p>394</text:p>
          </table:table-cell>
          <table:table-cell table:style-name="ce8" table:formula="of:=IF(ISBLANK([.D229]);[.B229];[.B229]&amp;&quot;-&quot;&amp;[.D229])" office:value-type="string" office:string-value="393-394" calcext:value-type="string">
            <text:p>393-394</text:p>
          </table:table-cell>
          <table:table-cell table:style-name="ce8" office:value-type="string" calcext:value-type="string">
            <text:p>393-3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day Monday</text:p>
          </table:table-cell>
          <table:table-cell office:value-type="float" office:value="395" calcext:value-type="float">
            <text:p>395</text:p>
          </table:table-cell>
          <table:table-cell table:style-name="ce6" table:formula="of:=IF([.B231]-1=[.B230];&quot;&quot;;[.B231]-1)" office:value-type="float" office:value="396" calcext:value-type="float">
            <text:p>396</text:p>
          </table:table-cell>
          <table:table-cell table:style-name="ce6" office:value-type="float" office:value="396" calcext:value-type="float">
            <text:p>396</text:p>
          </table:table-cell>
          <table:table-cell table:style-name="ce8" table:formula="of:=IF(ISBLANK([.D230]);[.B230];[.B230]&amp;&quot;-&quot;&amp;[.D230])" office:value-type="string" office:string-value="395-396" calcext:value-type="string">
            <text:p>395-396</text:p>
          </table:table-cell>
          <table:table-cell table:style-name="ce8" office:value-type="string" calcext:value-type="string">
            <text:p>395-3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on River</text:p>
          </table:table-cell>
          <table:table-cell office:value-type="float" office:value="397" calcext:value-type="float">
            <text:p>397</text:p>
          </table:table-cell>
          <table:table-cell table:style-name="ce6" table:formula="of:=IF([.B232]-1=[.B231];&quot;&quot;;[.B232]-1)">
            <text:p/>
          </table:table-cell>
          <table:table-cell table:style-name="ce6"/>
          <table:table-cell table:style-name="ce8" table:formula="of:=IF(ISBLANK([.D231]);[.B231];[.B231]&amp;&quot;-&quot;&amp;[.D231])" office:value-type="string" office:string-value="397-" calcext:value-type="string">
            <text:p>397-</text:p>
          </table:table-cell>
          <table:table-cell table:style-name="ce8" office:value-type="string" calcext:value-type="string">
            <text:p>39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 Has Broken</text:p>
          </table:table-cell>
          <table:table-cell office:value-type="float" office:value="398" calcext:value-type="float">
            <text:p>398</text:p>
          </table:table-cell>
          <table:table-cell table:style-name="ce6" table:formula="of:=IF([.B233]-1=[.B232];&quot;&quot;;[.B233]-1)">
            <text:p/>
          </table:table-cell>
          <table:table-cell table:style-name="ce6"/>
          <table:table-cell table:style-name="ce8" table:formula="of:=IF(ISBLANK([.D232]);[.B232];[.B232]&amp;&quot;-&quot;&amp;[.D232])" office:value-type="string" office:string-value="398-" calcext:value-type="string">
            <text:p>398-</text:p>
          </table:table-cell>
          <table:table-cell table:style-name="ce8" office:value-type="string" calcext:value-type="string">
            <text:p>39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ondance</text:p>
          </table:table-cell>
          <table:table-cell office:value-type="float" office:value="399" calcext:value-type="float">
            <text:p>399</text:p>
          </table:table-cell>
          <table:table-cell table:style-name="ce6" table:formula="of:=IF([.B234]-1=[.B233];&quot;&quot;;[.B234]-1)" office:value-type="float" office:value="400" calcext:value-type="float">
            <text:p>400</text:p>
          </table:table-cell>
          <table:table-cell table:style-name="ce6" office:value-type="float" office:value="400" calcext:value-type="float">
            <text:p>400</text:p>
          </table:table-cell>
          <table:table-cell table:style-name="ce8" table:formula="of:=IF(ISBLANK([.D233]);[.B233];[.B233]&amp;&quot;-&quot;&amp;[.D233])" office:value-type="string" office:string-value="399-400" calcext:value-type="string">
            <text:p>399-400</text:p>
          </table:table-cell>
          <table:table-cell table:style-name="ce8" office:value-type="string" calcext:value-type="string">
            <text:p>399-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untain Music</text:p>
          </table:table-cell>
          <table:table-cell office:value-type="float" office:value="401" calcext:value-type="float">
            <text:p>401</text:p>
          </table:table-cell>
          <table:table-cell table:style-name="ce6" table:formula="of:=IF([.B235]-1=[.B234];&quot;&quot;;[.B235]-1)" office:value-type="float" office:value="402" calcext:value-type="float">
            <text:p>402</text:p>
          </table:table-cell>
          <table:table-cell table:style-name="ce6" office:value-type="float" office:value="402" calcext:value-type="float">
            <text:p>402</text:p>
          </table:table-cell>
          <table:table-cell table:style-name="ce8" table:formula="of:=IF(ISBLANK([.D234]);[.B234];[.B234]&amp;&quot;-&quot;&amp;[.D234])" office:value-type="string" office:string-value="401-402" calcext:value-type="string">
            <text:p>401-402</text:p>
          </table:table-cell>
          <table:table-cell table:style-name="ce8" office:value-type="string" calcext:value-type="string">
            <text:p>401-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 Favorite Things</text:p>
          </table:table-cell>
          <table:table-cell office:value-type="float" office:value="403" calcext:value-type="float">
            <text:p>403</text:p>
          </table:table-cell>
          <table:table-cell table:style-name="ce6" table:formula="of:=IF([.B236]-1=[.B235];&quot;&quot;;[.B236]-1)" office:value-type="float" office:value="404" calcext:value-type="float">
            <text:p>404</text:p>
          </table:table-cell>
          <table:table-cell table:style-name="ce6" office:value-type="float" office:value="404" calcext:value-type="float">
            <text:p>404</text:p>
          </table:table-cell>
          <table:table-cell table:style-name="ce8" table:formula="of:=IF(ISBLANK([.D235]);[.B235];[.B235]&amp;&quot;-&quot;&amp;[.D235])" office:value-type="string" office:string-value="403-404" calcext:value-type="string">
            <text:p>403-404</text:p>
          </table:table-cell>
          <table:table-cell table:style-name="ce8" office:value-type="string" calcext:value-type="string">
            <text:p>403-4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 Way</text:p>
          </table:table-cell>
          <table:table-cell office:value-type="float" office:value="405" calcext:value-type="float">
            <text:p>405</text:p>
          </table:table-cell>
          <table:table-cell table:style-name="ce6" table:formula="of:=IF([.B237]-1=[.B236];&quot;&quot;;[.B237]-1)" office:value-type="float" office:value="406" calcext:value-type="float">
            <text:p>406</text:p>
          </table:table-cell>
          <table:table-cell table:style-name="ce6" office:value-type="float" office:value="406" calcext:value-type="float">
            <text:p>406</text:p>
          </table:table-cell>
          <table:table-cell table:style-name="ce8" table:formula="of:=IF(ISBLANK([.D236]);[.B236];[.B236]&amp;&quot;-&quot;&amp;[.D236])" office:value-type="string" office:string-value="405-406" calcext:value-type="string">
            <text:p>405-406</text:p>
          </table:table-cell>
          <table:table-cell table:style-name="ce8" office:value-type="string" calcext:value-type="string">
            <text:p>405-4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 Blue Heaven</text:p>
          </table:table-cell>
          <table:table-cell office:value-type="float" office:value="407" calcext:value-type="float">
            <text:p>407</text:p>
          </table:table-cell>
          <table:table-cell table:style-name="ce6" table:formula="of:=IF([.B238]-1=[.B237];&quot;&quot;;[.B238]-1)">
            <text:p/>
          </table:table-cell>
          <table:table-cell table:style-name="ce6"/>
          <table:table-cell table:style-name="ce8" table:formula="of:=IF(ISBLANK([.D237]);[.B237];[.B237]&amp;&quot;-&quot;&amp;[.D237])" office:value-type="string" office:string-value="407-" calcext:value-type="string">
            <text:p>407-</text:p>
          </table:table-cell>
          <table:table-cell table:style-name="ce8" office:value-type="string" calcext:value-type="string">
            <text:p>40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 Na Hey Hey Kiss Him Goodbye</text:p>
          </table:table-cell>
          <table:table-cell office:value-type="float" office:value="408" calcext:value-type="float">
            <text:p>408</text:p>
          </table:table-cell>
          <table:table-cell table:style-name="ce6" table:formula="of:=IF([.B239]-1=[.B238];&quot;&quot;;[.B239]-1)">
            <text:p/>
          </table:table-cell>
          <table:table-cell table:style-name="ce6"/>
          <table:table-cell table:style-name="ce8" table:formula="of:=IF(ISBLANK([.D238]);[.B238];[.B238]&amp;&quot;-&quot;&amp;[.D238])" office:value-type="string" office:string-value="408-" calcext:value-type="string">
            <text:p>408-</text:p>
          </table:table-cell>
          <table:table-cell table:style-name="ce8" office:value-type="string" calcext:value-type="string">
            <text:p>40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Name Game</text:p>
          </table:table-cell>
          <table:table-cell office:value-type="float" office:value="409" calcext:value-type="float">
            <text:p>409</text:p>
          </table:table-cell>
          <table:table-cell table:style-name="ce6" table:formula="of:=IF([.B240]-1=[.B239];&quot;&quot;;[.B240]-1)" office:value-type="float" office:value="410" calcext:value-type="float">
            <text:p>410</text:p>
          </table:table-cell>
          <table:table-cell table:style-name="ce6" office:value-type="float" office:value="410" calcext:value-type="float">
            <text:p>410</text:p>
          </table:table-cell>
          <table:table-cell table:style-name="ce8" table:formula="of:=IF(ISBLANK([.D239]);[.B239];[.B239]&amp;&quot;-&quot;&amp;[.D239])" office:value-type="string" office:string-value="409-410" calcext:value-type="string">
            <text:p>409-410</text:p>
          </table:table-cell>
          <table:table-cell table:style-name="ce8" office:value-type="string" calcext:value-type="string">
            <text:p>409-4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ed You Now</text:p>
          </table:table-cell>
          <table:table-cell office:value-type="float" office:value="411" calcext:value-type="float">
            <text:p>411</text:p>
          </table:table-cell>
          <table:table-cell table:style-name="ce6" table:formula="of:=IF([.B241]-1=[.B240];&quot;&quot;;[.B241]-1)" office:value-type="float" office:value="412" calcext:value-type="float">
            <text:p>412</text:p>
          </table:table-cell>
          <table:table-cell table:style-name="ce6" office:value-type="float" office:value="412" calcext:value-type="float">
            <text:p>412</text:p>
          </table:table-cell>
          <table:table-cell table:style-name="ce8" table:formula="of:=IF(ISBLANK([.D240]);[.B240];[.B240]&amp;&quot;-&quot;&amp;[.D240])" office:value-type="string" office:string-value="411-412" calcext:value-type="string">
            <text:p>411-412</text:p>
          </table:table-cell>
          <table:table-cell table:style-name="ce8" office:value-type="string" calcext:value-type="string">
            <text:p>411-4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me From “new York New York”</text:p>
          </table:table-cell>
          <table:table-cell office:value-type="float" office:value="413" calcext:value-type="float">
            <text:p>413</text:p>
          </table:table-cell>
          <table:table-cell table:style-name="ce6" table:formula="of:=IF([.B242]-1=[.B241];&quot;&quot;;[.B242]-1)" office:value-type="float" office:value="414" calcext:value-type="float">
            <text:p>414</text:p>
          </table:table-cell>
          <table:table-cell table:style-name="ce6" office:value-type="float" office:value="414" calcext:value-type="float">
            <text:p>414</text:p>
          </table:table-cell>
          <table:table-cell table:style-name="ce8" table:formula="of:=IF(ISBLANK([.D241]);[.B241];[.B241]&amp;&quot;-&quot;&amp;[.D241])" office:value-type="string" office:string-value="413-414" calcext:value-type="string">
            <text:p>413-414</text:p>
          </table:table-cell>
          <table:table-cell table:style-name="ce8" office:value-type="string" calcext:value-type="string">
            <text:p>413-4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Night They Drove Old Dixie Down</text:p>
          </table:table-cell>
          <table:table-cell office:value-type="float" office:value="415" calcext:value-type="float">
            <text:p>415</text:p>
          </table:table-cell>
          <table:table-cell table:style-name="ce6" table:formula="of:=IF([.B243]-1=[.B242];&quot;&quot;;[.B243]-1)" office:value-type="float" office:value="416" calcext:value-type="float">
            <text:p>416</text:p>
          </table:table-cell>
          <table:table-cell table:style-name="ce6" office:value-type="float" office:value="416" calcext:value-type="float">
            <text:p>416</text:p>
          </table:table-cell>
          <table:table-cell table:style-name="ce8" table:formula="of:=IF(ISBLANK([.D242]);[.B242];[.B242]&amp;&quot;-&quot;&amp;[.D242])" office:value-type="string" office:string-value="415-416" calcext:value-type="string">
            <text:p>415-416</text:p>
          </table:table-cell>
          <table:table-cell table:style-name="ce8" office:value-type="string" calcext:value-type="string">
            <text:p>415-4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Woman No Cry</text:p>
          </table:table-cell>
          <table:table-cell office:value-type="float" office:value="417" calcext:value-type="float">
            <text:p>417</text:p>
          </table:table-cell>
          <table:table-cell table:style-name="ce6" table:formula="of:=IF([.B244]-1=[.B243];&quot;&quot;;[.B244]-1)" office:value-type="float" office:value="418" calcext:value-type="float">
            <text:p>418</text:p>
          </table:table-cell>
          <table:table-cell table:style-name="ce6" office:value-type="float" office:value="418" calcext:value-type="float">
            <text:p>418</text:p>
          </table:table-cell>
          <table:table-cell table:style-name="ce8" table:formula="of:=IF(ISBLANK([.D243]);[.B243];[.B243]&amp;&quot;-&quot;&amp;[.D243])" office:value-type="string" office:string-value="417-418" calcext:value-type="string">
            <text:p>417-418</text:p>
          </table:table-cell>
          <table:table-cell table:style-name="ce8" office:value-type="string" calcext:value-type="string">
            <text:p>417-4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b-la-di Ob-la-da</text:p>
          </table:table-cell>
          <table:table-cell office:value-type="float" office:value="419" calcext:value-type="float">
            <text:p>419</text:p>
          </table:table-cell>
          <table:table-cell table:style-name="ce6" table:formula="of:=IF([.B245]-1=[.B244];&quot;&quot;;[.B245]-1)" office:value-type="float" office:value="420" calcext:value-type="float">
            <text:p>42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IF(ISBLANK([.D244]);[.B244];[.B244]&amp;&quot;-&quot;&amp;[.D244])" office:value-type="string" office:string-value="419-420" calcext:value-type="string">
            <text:p>419-420</text:p>
          </table:table-cell>
          <table:table-cell table:style-name="ce8" office:value-type="string" calcext:value-type="string">
            <text:p>419-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h Happy Day</text:p>
          </table:table-cell>
          <table:table-cell office:value-type="float" office:value="421" calcext:value-type="float">
            <text:p>421</text:p>
          </table:table-cell>
          <table:table-cell table:style-name="ce6" table:formula="of:=IF([.B246]-1=[.B245];&quot;&quot;;[.B246]-1)" office:value-type="float" office:value="422" calcext:value-type="float">
            <text:p>422</text:p>
          </table:table-cell>
          <table:table-cell table:style-name="ce6" office:value-type="float" office:value="422" calcext:value-type="float">
            <text:p>422</text:p>
          </table:table-cell>
          <table:table-cell table:style-name="ce8" table:formula="of:=IF(ISBLANK([.D245]);[.B245];[.B245]&amp;&quot;-&quot;&amp;[.D245])" office:value-type="string" office:string-value="421-422" calcext:value-type="string">
            <text:p>421-422</text:p>
          </table:table-cell>
          <table:table-cell table:style-name="ce8" office:value-type="string" calcext:value-type="string">
            <text:p>421-4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h What A Beautiful Mornin’</text:p>
          </table:table-cell>
          <table:table-cell office:value-type="float" office:value="423" calcext:value-type="float">
            <text:p>423</text:p>
          </table:table-cell>
          <table:table-cell table:style-name="ce6" table:formula="of:=IF([.B247]-1=[.B246];&quot;&quot;;[.B247]-1)" office:value-type="float" office:value="424" calcext:value-type="float">
            <text:p>424</text:p>
          </table:table-cell>
          <table:table-cell table:style-name="ce6" office:value-type="float" office:value="424" calcext:value-type="float">
            <text:p>424</text:p>
          </table:table-cell>
          <table:table-cell table:style-name="ce8" table:formula="of:=IF(ISBLANK([.D246]);[.B246];[.B246]&amp;&quot;-&quot;&amp;[.D246])" office:value-type="string" office:string-value="423-424" calcext:value-type="string">
            <text:p>423-424</text:p>
          </table:table-cell>
          <table:table-cell table:style-name="ce8" office:value-type="string" calcext:value-type="string">
            <text:p>423-4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ld Time Rock &amp; Roll</text:p>
          </table:table-cell>
          <table:table-cell office:value-type="float" office:value="425" calcext:value-type="float">
            <text:p>425</text:p>
          </table:table-cell>
          <table:table-cell table:style-name="ce6" table:formula="of:=IF([.B248]-1=[.B247];&quot;&quot;;[.B248]-1)" office:value-type="float" office:value="426" calcext:value-type="float">
            <text:p>426</text:p>
          </table:table-cell>
          <table:table-cell table:style-name="ce6" office:value-type="float" office:value="426" calcext:value-type="float">
            <text:p>426</text:p>
          </table:table-cell>
          <table:table-cell table:style-name="ce8" table:formula="of:=IF(ISBLANK([.D247]);[.B247];[.B247]&amp;&quot;-&quot;&amp;[.D247])" office:value-type="string" office:string-value="425-426" calcext:value-type="string">
            <text:p>425-426</text:p>
          </table:table-cell>
          <table:table-cell table:style-name="ce8" office:value-type="string" calcext:value-type="string">
            <text:p>425-4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Broadway</text:p>
          </table:table-cell>
          <table:table-cell office:value-type="float" office:value="427" calcext:value-type="float">
            <text:p>427</text:p>
          </table:table-cell>
          <table:table-cell table:style-name="ce6" table:formula="of:=IF([.B249]-1=[.B248];&quot;&quot;;[.B249]-1)" office:value-type="float" office:value="428" calcext:value-type="float">
            <text:p>428</text:p>
          </table:table-cell>
          <table:table-cell table:style-name="ce6" office:value-type="float" office:value="428" calcext:value-type="float">
            <text:p>428</text:p>
          </table:table-cell>
          <table:table-cell table:style-name="ce8" table:formula="of:=IF(ISBLANK([.D248]);[.B248];[.B248]&amp;&quot;-&quot;&amp;[.D248])" office:value-type="string" office:string-value="427-428" calcext:value-type="string">
            <text:p>427-428</text:p>
          </table:table-cell>
          <table:table-cell table:style-name="ce8" office:value-type="string" calcext:value-type="string">
            <text:p>427-4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The Good Ship Lollipop</text:p>
          </table:table-cell>
          <table:table-cell office:value-type="float" office:value="429" calcext:value-type="float">
            <text:p>429</text:p>
          </table:table-cell>
          <table:table-cell table:style-name="ce6" table:formula="of:=IF([.B250]-1=[.B249];&quot;&quot;;[.B250]-1)" office:value-type="float" office:value="430" calcext:value-type="float">
            <text:p>430</text:p>
          </table:table-cell>
          <table:table-cell table:style-name="ce6" office:value-type="float" office:value="430" calcext:value-type="float">
            <text:p>430</text:p>
          </table:table-cell>
          <table:table-cell table:style-name="ce8" table:formula="of:=IF(ISBLANK([.D249]);[.B249];[.B249]&amp;&quot;-&quot;&amp;[.D249])" office:value-type="string" office:string-value="429-430" calcext:value-type="string">
            <text:p>429-430</text:p>
          </table:table-cell>
          <table:table-cell table:style-name="ce8" office:value-type="string" calcext:value-type="string">
            <text:p>429-4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The Road Again</text:p>
          </table:table-cell>
          <table:table-cell office:value-type="float" office:value="431" calcext:value-type="float">
            <text:p>431</text:p>
          </table:table-cell>
          <table:table-cell table:style-name="ce6" table:formula="of:=IF([.B251]-1=[.B250];&quot;&quot;;[.B251]-1)" office:value-type="float" office:value="432" calcext:value-type="float">
            <text:p>432</text:p>
          </table:table-cell>
          <table:table-cell table:style-name="ce6" office:value-type="float" office:value="432" calcext:value-type="float">
            <text:p>432</text:p>
          </table:table-cell>
          <table:table-cell table:style-name="ce8" table:formula="of:=IF(ISBLANK([.D250]);[.B250];[.B250]&amp;&quot;-&quot;&amp;[.D250])" office:value-type="string" office:string-value="431-432" calcext:value-type="string">
            <text:p>431-432</text:p>
          </table:table-cell>
          <table:table-cell table:style-name="ce8" office:value-type="string" calcext:value-type="string">
            <text:p>431-4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e Paddle Two Paddle</text:p>
          </table:table-cell>
          <table:table-cell office:value-type="float" office:value="433" calcext:value-type="float">
            <text:p>433</text:p>
          </table:table-cell>
          <table:table-cell table:style-name="ce6" table:formula="of:=IF([.B252]-1=[.B251];&quot;&quot;;[.B252]-1)" office:value-type="float" office:value="434" calcext:value-type="float">
            <text:p>434</text:p>
          </table:table-cell>
          <table:table-cell table:style-name="ce6" office:value-type="float" office:value="434" calcext:value-type="float">
            <text:p>434</text:p>
          </table:table-cell>
          <table:table-cell table:style-name="ce8" table:formula="of:=IF(ISBLANK([.D251]);[.B251];[.B251]&amp;&quot;-&quot;&amp;[.D251])" office:value-type="string" office:string-value="433-434" calcext:value-type="string">
            <text:p>433-434</text:p>
          </table:table-cell>
          <table:table-cell table:style-name="ce8" office:value-type="string" calcext:value-type="string">
            <text:p>433-4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e Toke Over The Line</text:p>
          </table:table-cell>
          <table:table-cell office:value-type="float" office:value="435" calcext:value-type="float">
            <text:p>435</text:p>
          </table:table-cell>
          <table:table-cell table:style-name="ce6" table:formula="of:=IF([.B253]-1=[.B252];&quot;&quot;;[.B253]-1)" office:value-type="float" office:value="436" calcext:value-type="float">
            <text:p>436</text:p>
          </table:table-cell>
          <table:table-cell table:style-name="ce6" office:value-type="float" office:value="436" calcext:value-type="float">
            <text:p>436</text:p>
          </table:table-cell>
          <table:table-cell table:style-name="ce8" table:formula="of:=IF(ISBLANK([.D252]);[.B252];[.B252]&amp;&quot;-&quot;&amp;[.D252])" office:value-type="string" office:string-value="435-436" calcext:value-type="string">
            <text:p>435-436</text:p>
          </table:table-cell>
          <table:table-cell table:style-name="ce8" office:value-type="string" calcext:value-type="string">
            <text:p>435-4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ver The Rainbow</text:p>
          </table:table-cell>
          <table:table-cell office:value-type="float" office:value="437" calcext:value-type="float">
            <text:p>437</text:p>
          </table:table-cell>
          <table:table-cell table:style-name="ce6" table:formula="of:=IF([.B254]-1=[.B253];&quot;&quot;;[.B254]-1)" office:value-type="float" office:value="438" calcext:value-type="float">
            <text:p>438</text:p>
          </table:table-cell>
          <table:table-cell table:style-name="ce6" office:value-type="float" office:value="438" calcext:value-type="float">
            <text:p>438</text:p>
          </table:table-cell>
          <table:table-cell table:style-name="ce8" table:formula="of:=IF(ISBLANK([.D253]);[.B253];[.B253]&amp;&quot;-&quot;&amp;[.D253])" office:value-type="string" office:string-value="437-438" calcext:value-type="string">
            <text:p>437-438</text:p>
          </table:table-cell>
          <table:table-cell table:style-name="ce8" office:value-type="string" calcext:value-type="string">
            <text:p>437-4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int It Black</text:p>
          </table:table-cell>
          <table:table-cell office:value-type="float" office:value="439" calcext:value-type="float">
            <text:p>439</text:p>
          </table:table-cell>
          <table:table-cell table:style-name="ce6" table:formula="of:=IF([.B255]-1=[.B254];&quot;&quot;;[.B255]-1)" office:value-type="float" office:value="440" calcext:value-type="float">
            <text:p>440</text:p>
          </table:table-cell>
          <table:table-cell table:style-name="ce6" office:value-type="float" office:value="440" calcext:value-type="float">
            <text:p>440</text:p>
          </table:table-cell>
          <table:table-cell table:style-name="ce8" table:formula="of:=IF(ISBLANK([.D254]);[.B254];[.B254]&amp;&quot;-&quot;&amp;[.D254])" office:value-type="string" office:string-value="439-440" calcext:value-type="string">
            <text:p>439-440</text:p>
          </table:table-cell>
          <table:table-cell table:style-name="ce8" office:value-type="string" calcext:value-type="string">
            <text:p>439-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tience</text:p>
          </table:table-cell>
          <table:table-cell office:value-type="float" office:value="441" calcext:value-type="float">
            <text:p>441</text:p>
          </table:table-cell>
          <table:table-cell table:style-name="ce6" table:formula="of:=IF([.B256]-1=[.B255];&quot;&quot;;[.B256]-1)" office:value-type="float" office:value="442" calcext:value-type="float">
            <text:p>442</text:p>
          </table:table-cell>
          <table:table-cell table:style-name="ce6" office:value-type="float" office:value="442" calcext:value-type="float">
            <text:p>442</text:p>
          </table:table-cell>
          <table:table-cell table:style-name="ce8" table:formula="of:=IF(ISBLANK([.D255]);[.B255];[.B255]&amp;&quot;-&quot;&amp;[.D255])" office:value-type="string" office:string-value="441-442" calcext:value-type="string">
            <text:p>441-442</text:p>
          </table:table-cell>
          <table:table-cell table:style-name="ce8" office:value-type="string" calcext:value-type="string">
            <text:p>441-4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aceful Easy Feeling</text:p>
          </table:table-cell>
          <table:table-cell office:value-type="float" office:value="443" calcext:value-type="float">
            <text:p>443</text:p>
          </table:table-cell>
          <table:table-cell table:style-name="ce6" table:formula="of:=IF([.B257]-1=[.B256];&quot;&quot;;[.B257]-1)" office:value-type="float" office:value="444" calcext:value-type="float">
            <text:p>444</text:p>
          </table:table-cell>
          <table:table-cell table:style-name="ce6" office:value-type="float" office:value="444" calcext:value-type="float">
            <text:p>444</text:p>
          </table:table-cell>
          <table:table-cell table:style-name="ce8" table:formula="of:=IF(ISBLANK([.D256]);[.B256];[.B256]&amp;&quot;-&quot;&amp;[.D256])" office:value-type="string" office:string-value="443-444" calcext:value-type="string">
            <text:p>443-444</text:p>
          </table:table-cell>
          <table:table-cell table:style-name="ce8" office:value-type="string" calcext:value-type="string">
            <text:p>443-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arly Shells</text:p>
          </table:table-cell>
          <table:table-cell office:value-type="float" office:value="445" calcext:value-type="float">
            <text:p>445</text:p>
          </table:table-cell>
          <table:table-cell table:style-name="ce6" table:formula="of:=IF([.B258]-1=[.B257];&quot;&quot;;[.B258]-1)">
            <text:p/>
          </table:table-cell>
          <table:table-cell table:style-name="ce6"/>
          <table:table-cell table:style-name="ce8" table:formula="of:=IF(ISBLANK([.D257]);[.B257];[.B257]&amp;&quot;-&quot;&amp;[.D257])" office:value-type="string" office:string-value="445-" calcext:value-type="string">
            <text:p>445-</text:p>
          </table:table-cell>
          <table:table-cell table:style-name="ce8" office:value-type="string" calcext:value-type="string">
            <text:p>44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ople Get Ready</text:p>
          </table:table-cell>
          <table:table-cell office:value-type="float" office:value="446" calcext:value-type="float">
            <text:p>446</text:p>
          </table:table-cell>
          <table:table-cell table:style-name="ce6" table:formula="of:=IF([.B259]-1=[.B258];&quot;&quot;;[.B259]-1)">
            <text:p/>
          </table:table-cell>
          <table:table-cell table:style-name="ce6"/>
          <table:table-cell table:style-name="ce8" table:formula="of:=IF(ISBLANK([.D258]);[.B258];[.B258]&amp;&quot;-&quot;&amp;[.D258])" office:value-type="string" office:string-value="446-" calcext:value-type="string">
            <text:p>446-</text:p>
          </table:table-cell>
          <table:table-cell table:style-name="ce8" office:value-type="string" calcext:value-type="string">
            <text:p>44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nnies From Heaven</text:p>
          </table:table-cell>
          <table:table-cell office:value-type="float" office:value="447" calcext:value-type="float">
            <text:p>447</text:p>
          </table:table-cell>
          <table:table-cell table:style-name="ce6" table:formula="of:=IF([.B260]-1=[.B259];&quot;&quot;;[.B260]-1)" office:value-type="float" office:value="448" calcext:value-type="float">
            <text:p>448</text:p>
          </table:table-cell>
          <table:table-cell table:style-name="ce6" office:value-type="float" office:value="448" calcext:value-type="float">
            <text:p>448</text:p>
          </table:table-cell>
          <table:table-cell table:style-name="ce8" table:formula="of:=IF(ISBLANK([.D259]);[.B259];[.B259]&amp;&quot;-&quot;&amp;[.D259])" office:value-type="string" office:string-value="447-448" calcext:value-type="string">
            <text:p>447-448</text:p>
          </table:table-cell>
          <table:table-cell table:style-name="ce8" office:value-type="string" calcext:value-type="string">
            <text:p>447-4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ter Cottontail</text:p>
          </table:table-cell>
          <table:table-cell office:value-type="float" office:value="449" calcext:value-type="float">
            <text:p>449</text:p>
          </table:table-cell>
          <table:table-cell table:style-name="ce6" table:formula="of:=IF([.B261]-1=[.B260];&quot;&quot;;[.B261]-1)" office:value-type="float" office:value="450" calcext:value-type="float">
            <text:p>450</text:p>
          </table:table-cell>
          <table:table-cell table:style-name="ce6" office:value-type="float" office:value="450" calcext:value-type="float">
            <text:p>450</text:p>
          </table:table-cell>
          <table:table-cell table:style-name="ce8" table:formula="of:=IF(ISBLANK([.D260]);[.B260];[.B260]&amp;&quot;-&quot;&amp;[.D260])" office:value-type="string" office:string-value="449-450" calcext:value-type="string">
            <text:p>449-450</text:p>
          </table:table-cell>
          <table:table-cell table:style-name="ce8" office:value-type="string" calcext:value-type="string">
            <text:p>449-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ease Come To Boston</text:p>
          </table:table-cell>
          <table:table-cell office:value-type="float" office:value="451" calcext:value-type="float">
            <text:p>451</text:p>
          </table:table-cell>
          <table:table-cell table:style-name="ce6" table:formula="of:=IF([.B262]-1=[.B261];&quot;&quot;;[.B262]-1)" office:value-type="float" office:value="452" calcext:value-type="float">
            <text:p>452</text:p>
          </table:table-cell>
          <table:table-cell table:style-name="ce6" office:value-type="float" office:value="452" calcext:value-type="float">
            <text:p>452</text:p>
          </table:table-cell>
          <table:table-cell table:style-name="ce8" table:formula="of:=IF(ISBLANK([.D261]);[.B261];[.B261]&amp;&quot;-&quot;&amp;[.D261])" office:value-type="string" office:string-value="451-452" calcext:value-type="string">
            <text:p>451-452</text:p>
          </table:table-cell>
          <table:table-cell table:style-name="ce8" office:value-type="string" calcext:value-type="string">
            <text:p>451-4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ud Mary</text:p>
          </table:table-cell>
          <table:table-cell office:value-type="float" office:value="453" calcext:value-type="float">
            <text:p>453</text:p>
          </table:table-cell>
          <table:table-cell table:style-name="ce6" table:formula="of:=IF([.B263]-1=[.B262];&quot;&quot;;[.B263]-1)" office:value-type="float" office:value="454" calcext:value-type="float">
            <text:p>454</text:p>
          </table:table-cell>
          <table:table-cell table:style-name="ce6" office:value-type="float" office:value="454" calcext:value-type="float">
            <text:p>454</text:p>
          </table:table-cell>
          <table:table-cell table:style-name="ce8" table:formula="of:=IF(ISBLANK([.D262]);[.B262];[.B262]&amp;&quot;-&quot;&amp;[.D262])" office:value-type="string" office:string-value="453-454" calcext:value-type="string">
            <text:p>453-454</text:p>
          </table:table-cell>
          <table:table-cell table:style-name="ce8" office:value-type="string" calcext:value-type="string">
            <text:p>453-4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 The Magic Dragon</text:p>
          </table:table-cell>
          <table:table-cell office:value-type="float" office:value="455" calcext:value-type="float">
            <text:p>455</text:p>
          </table:table-cell>
          <table:table-cell table:style-name="ce6" table:formula="of:=IF([.B264]-1=[.B263];&quot;&quot;;[.B264]-1)" office:value-type="float" office:value="456" calcext:value-type="float">
            <text:p>456</text:p>
          </table:table-cell>
          <table:table-cell table:style-name="ce6" office:value-type="float" office:value="456" calcext:value-type="float">
            <text:p>456</text:p>
          </table:table-cell>
          <table:table-cell table:style-name="ce8" table:formula="of:=IF(ISBLANK([.D263]);[.B263];[.B263]&amp;&quot;-&quot;&amp;[.D263])" office:value-type="string" office:string-value="455-456" calcext:value-type="string">
            <text:p>455-456</text:p>
          </table:table-cell>
          <table:table-cell table:style-name="ce8" office:value-type="string" calcext:value-type="string">
            <text:p>455-4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ppy Love</text:p>
          </table:table-cell>
          <table:table-cell office:value-type="float" office:value="457" calcext:value-type="float">
            <text:p>457</text:p>
          </table:table-cell>
          <table:table-cell table:style-name="ce6" table:formula="of:=IF([.B265]-1=[.B264];&quot;&quot;;[.B265]-1)" office:value-type="float" office:value="458" calcext:value-type="float">
            <text:p>458</text:p>
          </table:table-cell>
          <table:table-cell table:style-name="ce6" office:value-type="float" office:value="458" calcext:value-type="float">
            <text:p>458</text:p>
          </table:table-cell>
          <table:table-cell table:style-name="ce8" table:formula="of:=IF(ISBLANK([.D264]);[.B264];[.B264]&amp;&quot;-&quot;&amp;[.D264])" office:value-type="string" office:string-value="457-458" calcext:value-type="string">
            <text:p>457-458</text:p>
          </table:table-cell>
          <table:table-cell table:style-name="ce8" office:value-type="string" calcext:value-type="string">
            <text:p>457-4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t A Little Love In Your Heart</text:p>
          </table:table-cell>
          <table:table-cell office:value-type="float" office:value="459" calcext:value-type="float">
            <text:p>459</text:p>
          </table:table-cell>
          <table:table-cell table:style-name="ce6" table:formula="of:=IF([.B266]-1=[.B265];&quot;&quot;;[.B266]-1)" office:value-type="float" office:value="460" calcext:value-type="float">
            <text:p>460</text:p>
          </table:table-cell>
          <table:table-cell table:style-name="ce6" office:value-type="float" office:value="460" calcext:value-type="float">
            <text:p>460</text:p>
          </table:table-cell>
          <table:table-cell table:style-name="ce8" table:formula="of:=IF(ISBLANK([.D265]);[.B265];[.B265]&amp;&quot;-&quot;&amp;[.D265])" office:value-type="string" office:string-value="459-460" calcext:value-type="string">
            <text:p>459-460</text:p>
          </table:table-cell>
          <table:table-cell table:style-name="ce8" office:value-type="string" calcext:value-type="string">
            <text:p>459-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t Your Hand In The Hand</text:p>
          </table:table-cell>
          <table:table-cell office:value-type="float" office:value="461" calcext:value-type="float">
            <text:p>461</text:p>
          </table:table-cell>
          <table:table-cell table:style-name="ce6" table:formula="of:=IF([.B267]-1=[.B266];&quot;&quot;;[.B267]-1)" office:value-type="float" office:value="462" calcext:value-type="float">
            <text:p>462</text:p>
          </table:table-cell>
          <table:table-cell table:style-name="ce6" office:value-type="float" office:value="462" calcext:value-type="float">
            <text:p>462</text:p>
          </table:table-cell>
          <table:table-cell table:style-name="ce8" table:formula="of:=IF(ISBLANK([.D266]);[.B266];[.B266]&amp;&quot;-&quot;&amp;[.D266])" office:value-type="string" office:string-value="461-462" calcext:value-type="string">
            <text:p>461-462</text:p>
          </table:table-cell>
          <table:table-cell table:style-name="ce8" office:value-type="string" calcext:value-type="string">
            <text:p>461-4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or Little Fool</text:p>
          </table:table-cell>
          <table:table-cell office:value-type="float" office:value="463" calcext:value-type="float">
            <text:p>463</text:p>
          </table:table-cell>
          <table:table-cell table:style-name="ce6" table:formula="of:=IF([.B268]-1=[.B267];&quot;&quot;;[.B268]-1)">
            <text:p/>
          </table:table-cell>
          <table:table-cell table:style-name="ce6"/>
          <table:table-cell table:style-name="ce8" table:formula="of:=IF(ISBLANK([.D267]);[.B267];[.B267]&amp;&quot;-&quot;&amp;[.D267])" office:value-type="string" office:string-value="463-" calcext:value-type="string">
            <text:p>463-</text:p>
          </table:table-cell>
          <table:table-cell table:style-name="ce8" office:value-type="string" calcext:value-type="string">
            <text:p>46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gtime Cowboy Joe</text:p>
          </table:table-cell>
          <table:table-cell office:value-type="float" office:value="464" calcext:value-type="float">
            <text:p>464</text:p>
          </table:table-cell>
          <table:table-cell table:style-name="ce6" table:formula="of:=IF([.B269]-1=[.B268];&quot;&quot;;[.B269]-1)">
            <text:p/>
          </table:table-cell>
          <table:table-cell table:style-name="ce6"/>
          <table:table-cell table:style-name="ce8" table:formula="of:=IF(ISBLANK([.D268]);[.B268];[.B268]&amp;&quot;-&quot;&amp;[.D268])" office:value-type="string" office:string-value="464-" calcext:value-type="string">
            <text:p>464-</text:p>
          </table:table-cell>
          <table:table-cell table:style-name="ce8" office:value-type="string" calcext:value-type="string">
            <text:p>46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ue Sera Sera</text:p>
          </table:table-cell>
          <table:table-cell office:value-type="float" office:value="465" calcext:value-type="float">
            <text:p>465</text:p>
          </table:table-cell>
          <table:table-cell table:style-name="ce6" table:formula="of:=IF([.B270]-1=[.B269];&quot;&quot;;[.B270]-1)" office:value-type="float" office:value="466" calcext:value-type="float">
            <text:p>466</text:p>
          </table:table-cell>
          <table:table-cell table:style-name="ce6" office:value-type="float" office:value="466" calcext:value-type="float">
            <text:p>466</text:p>
          </table:table-cell>
          <table:table-cell table:style-name="ce8" table:formula="of:=IF(ISBLANK([.D269]);[.B269];[.B269]&amp;&quot;-&quot;&amp;[.D269])" office:value-type="string" office:string-value="465-466" calcext:value-type="string">
            <text:p>465-466</text:p>
          </table:table-cell>
          <table:table-cell table:style-name="ce8" office:value-type="string" calcext:value-type="string">
            <text:p>465-4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Rainbow Connection</text:p>
          </table:table-cell>
          <table:table-cell office:value-type="float" office:value="467" calcext:value-type="float">
            <text:p>467</text:p>
          </table:table-cell>
          <table:table-cell table:style-name="ce6" table:formula="of:=IF([.B271]-1=[.B270];&quot;&quot;;[.B271]-1)" office:value-type="float" office:value="468" calcext:value-type="float">
            <text:p>468</text:p>
          </table:table-cell>
          <table:table-cell table:style-name="ce6" office:value-type="float" office:value="468" calcext:value-type="float">
            <text:p>468</text:p>
          </table:table-cell>
          <table:table-cell table:style-name="ce8" table:formula="of:=IF(ISBLANK([.D270]);[.B270];[.B270]&amp;&quot;-&quot;&amp;[.D270])" office:value-type="string" office:string-value="467-468" calcext:value-type="string">
            <text:p>467-468</text:p>
          </table:table-cell>
          <table:table-cell table:style-name="ce8" office:value-type="string" calcext:value-type="string">
            <text:p>467-4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drops Keep Fallin’ On My Head</text:p>
          </table:table-cell>
          <table:table-cell office:value-type="float" office:value="469" calcext:value-type="float">
            <text:p>469</text:p>
          </table:table-cell>
          <table:table-cell table:style-name="ce6" table:formula="of:=IF([.B272]-1=[.B271];&quot;&quot;;[.B272]-1)" office:value-type="float" office:value="470" calcext:value-type="float">
            <text:p>470</text:p>
          </table:table-cell>
          <table:table-cell table:style-name="ce6" office:value-type="float" office:value="470" calcext:value-type="float">
            <text:p>470</text:p>
          </table:table-cell>
          <table:table-cell table:style-name="ce8" table:formula="of:=IF(ISBLANK([.D271]);[.B271];[.B271]&amp;&quot;-&quot;&amp;[.D271])" office:value-type="string" office:string-value="469-470" calcext:value-type="string">
            <text:p>469-470</text:p>
          </table:table-cell>
          <table:table-cell table:style-name="ce8" office:value-type="string" calcext:value-type="string">
            <text:p>469-4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Red Wine</text:p>
          </table:table-cell>
          <table:table-cell office:value-type="float" office:value="471" calcext:value-type="float">
            <text:p>471</text:p>
          </table:table-cell>
          <table:table-cell table:style-name="ce6" table:formula="of:=IF([.B273]-1=[.B272];&quot;&quot;;[.B273]-1)">
            <text:p/>
          </table:table-cell>
          <table:table-cell table:style-name="ce6"/>
          <table:table-cell table:style-name="ce8" table:formula="of:=IF(ISBLANK([.D272]);[.B272];[.B272]&amp;&quot;-&quot;&amp;[.D272])" office:value-type="string" office:string-value="471-" calcext:value-type="string">
            <text:p>471-</text:p>
          </table:table-cell>
          <table:table-cell table:style-name="ce8" office:value-type="string" calcext:value-type="string">
            <text:p>471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mblin’ Rose</text:p>
          </table:table-cell>
          <table:table-cell office:value-type="float" office:value="472" calcext:value-type="float">
            <text:p>472</text:p>
          </table:table-cell>
          <table:table-cell table:style-name="ce6" table:formula="of:=IF([.B274]-1=[.B273];&quot;&quot;;[.B274]-1)">
            <text:p/>
          </table:table-cell>
          <table:table-cell table:style-name="ce6"/>
          <table:table-cell table:style-name="ce8" table:formula="of:=IF(ISBLANK([.D273]);[.B273];[.B273]&amp;&quot;-&quot;&amp;[.D273])" office:value-type="string" office:string-value="472-" calcext:value-type="string">
            <text:p>472-</text:p>
          </table:table-cell>
          <table:table-cell table:style-name="ce8" office:value-type="string" calcext:value-type="string">
            <text:p>472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ease Me</text:p>
          </table:table-cell>
          <table:table-cell office:value-type="float" office:value="473" calcext:value-type="float">
            <text:p>473</text:p>
          </table:table-cell>
          <table:table-cell table:style-name="ce6" table:formula="of:=IF([.B275]-1=[.B274];&quot;&quot;;[.B275]-1)">
            <text:p/>
          </table:table-cell>
          <table:table-cell table:style-name="ce6"/>
          <table:table-cell table:style-name="ce8" table:formula="of:=IF(ISBLANK([.D274]);[.B274];[.B274]&amp;&quot;-&quot;&amp;[.D274])" office:value-type="string" office:string-value="473-" calcext:value-type="string">
            <text:p>473-</text:p>
          </table:table-cell>
          <table:table-cell table:style-name="ce8" office:value-type="string" calcext:value-type="string">
            <text:p>47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River Seine</text:p>
          </table:table-cell>
          <table:table-cell office:value-type="float" office:value="474" calcext:value-type="float">
            <text:p>474</text:p>
          </table:table-cell>
          <table:table-cell table:style-name="ce6" table:formula="of:=IF([.B276]-1=[.B275];&quot;&quot;;[.B276]-1)">
            <text:p/>
          </table:table-cell>
          <table:table-cell table:style-name="ce6"/>
          <table:table-cell table:style-name="ce8" table:formula="of:=IF(ISBLANK([.D275]);[.B275];[.B275]&amp;&quot;-&quot;&amp;[.D275])" office:value-type="string" office:string-value="474-" calcext:value-type="string">
            <text:p>474-</text:p>
          </table:table-cell>
          <table:table-cell table:style-name="ce8" office:value-type="string" calcext:value-type="string">
            <text:p>47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turn To Sender</text:p>
          </table:table-cell>
          <table:table-cell office:value-type="float" office:value="475" calcext:value-type="float">
            <text:p>475</text:p>
          </table:table-cell>
          <table:table-cell table:style-name="ce6" table:formula="of:=IF([.B277]-1=[.B276];&quot;&quot;;[.B277]-1)" office:value-type="float" office:value="476" calcext:value-type="float">
            <text:p>476</text:p>
          </table:table-cell>
          <table:table-cell table:style-name="ce6" office:value-type="float" office:value="476" calcext:value-type="float">
            <text:p>476</text:p>
          </table:table-cell>
          <table:table-cell table:style-name="ce8" table:formula="of:=IF(ISBLANK([.D276]);[.B276];[.B276]&amp;&quot;-&quot;&amp;[.D276])" office:value-type="string" office:string-value="475-476" calcext:value-type="string">
            <text:p>475-476</text:p>
          </table:table-cell>
          <table:table-cell table:style-name="ce8" office:value-type="string" calcext:value-type="string">
            <text:p>475-4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ythm Of The Rain</text:p>
          </table:table-cell>
          <table:table-cell office:value-type="float" office:value="477" calcext:value-type="float">
            <text:p>477</text:p>
          </table:table-cell>
          <table:table-cell table:style-name="ce6" table:formula="of:=IF([.B278]-1=[.B277];&quot;&quot;;[.B278]-1)" office:value-type="float" office:value="478" calcext:value-type="float">
            <text:p>478</text:p>
          </table:table-cell>
          <table:table-cell table:style-name="ce6" office:value-type="float" office:value="478" calcext:value-type="float">
            <text:p>478</text:p>
          </table:table-cell>
          <table:table-cell table:style-name="ce8" table:formula="of:=IF(ISBLANK([.D277]);[.B277];[.B277]&amp;&quot;-&quot;&amp;[.D277])" office:value-type="string" office:string-value="477-478" calcext:value-type="string">
            <text:p>477-478</text:p>
          </table:table-cell>
          <table:table-cell table:style-name="ce8" office:value-type="string" calcext:value-type="string">
            <text:p>477-4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ng Of Fire</text:p>
          </table:table-cell>
          <table:table-cell office:value-type="float" office:value="479" calcext:value-type="float">
            <text:p>479</text:p>
          </table:table-cell>
          <table:table-cell table:style-name="ce6" table:formula="of:=IF([.B279]-1=[.B278];&quot;&quot;;[.B279]-1)" office:value-type="float" office:value="480" calcext:value-type="float">
            <text:p>480</text:p>
          </table:table-cell>
          <table:table-cell table:style-name="ce6" office:value-type="float" office:value="480" calcext:value-type="float">
            <text:p>480</text:p>
          </table:table-cell>
          <table:table-cell table:style-name="ce8" table:formula="of:=IF(ISBLANK([.D278]);[.B278];[.B278]&amp;&quot;-&quot;&amp;[.D278])" office:value-type="string" office:string-value="479-480" calcext:value-type="string">
            <text:p>479-480</text:p>
          </table:table-cell>
          <table:table-cell table:style-name="ce8" office:value-type="string" calcext:value-type="string">
            <text:p>479-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ck Around The Clock</text:p>
          </table:table-cell>
          <table:table-cell office:value-type="float" office:value="481" calcext:value-type="float">
            <text:p>481</text:p>
          </table:table-cell>
          <table:table-cell table:style-name="ce6" table:formula="of:=IF([.B280]-1=[.B279];&quot;&quot;;[.B280]-1)" office:value-type="float" office:value="482" calcext:value-type="float">
            <text:p>482</text:p>
          </table:table-cell>
          <table:table-cell table:style-name="ce6" office:value-type="float" office:value="482" calcext:value-type="float">
            <text:p>482</text:p>
          </table:table-cell>
          <table:table-cell table:style-name="ce8" table:formula="of:=IF(ISBLANK([.D279]);[.B279];[.B279]&amp;&quot;-&quot;&amp;[.D279])" office:value-type="string" office:string-value="481-482" calcext:value-type="string">
            <text:p>481-482</text:p>
          </table:table-cell>
          <table:table-cell table:style-name="ce8" office:value-type="string" calcext:value-type="string">
            <text:p>481-4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ckin’ Chair</text:p>
          </table:table-cell>
          <table:table-cell office:value-type="float" office:value="483" calcext:value-type="float">
            <text:p>483</text:p>
          </table:table-cell>
          <table:table-cell table:style-name="ce6" table:formula="of:=IF([.B281]-1=[.B280];&quot;&quot;;[.B281]-1)" office:value-type="float" office:value="484" calcext:value-type="float">
            <text:p>484</text:p>
          </table:table-cell>
          <table:table-cell table:style-name="ce6" office:value-type="float" office:value="484" calcext:value-type="float">
            <text:p>484</text:p>
          </table:table-cell>
          <table:table-cell table:style-name="ce8" table:formula="of:=IF(ISBLANK([.D280]);[.B280];[.B280]&amp;&quot;-&quot;&amp;[.D280])" office:value-type="string" office:string-value="483-484" calcext:value-type="string">
            <text:p>483-484</text:p>
          </table:table-cell>
          <table:table-cell table:style-name="ce8" office:value-type="string" calcext:value-type="string">
            <text:p>483-4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cky Top</text:p>
          </table:table-cell>
          <table:table-cell office:value-type="float" office:value="485" calcext:value-type="float">
            <text:p>485</text:p>
          </table:table-cell>
          <table:table-cell table:style-name="ce6" table:formula="of:=IF([.B282]-1=[.B281];&quot;&quot;;[.B282]-1)" office:value-type="float" office:value="486" calcext:value-type="float">
            <text:p>486</text:p>
          </table:table-cell>
          <table:table-cell table:style-name="ce6" office:value-type="float" office:value="486" calcext:value-type="float">
            <text:p>486</text:p>
          </table:table-cell>
          <table:table-cell table:style-name="ce8" table:formula="of:=IF(ISBLANK([.D281]);[.B281];[.B281]&amp;&quot;-&quot;&amp;[.D281])" office:value-type="string" office:string-value="485-486" calcext:value-type="string">
            <text:p>485-486</text:p>
          </table:table-cell>
          <table:table-cell table:style-name="ce8" office:value-type="string" calcext:value-type="string">
            <text:p>485-4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lling In The Deep</text:p>
          </table:table-cell>
          <table:table-cell office:value-type="float" office:value="487" calcext:value-type="float">
            <text:p>487</text:p>
          </table:table-cell>
          <table:table-cell table:style-name="ce6" table:formula="of:=IF([.B283]-1=[.B282];&quot;&quot;;[.B283]-1)" office:value-type="float" office:value="488" calcext:value-type="float">
            <text:p>488</text:p>
          </table:table-cell>
          <table:table-cell table:style-name="ce6" office:value-type="float" office:value="488" calcext:value-type="float">
            <text:p>488</text:p>
          </table:table-cell>
          <table:table-cell table:style-name="ce8" table:formula="of:=IF(ISBLANK([.D282]);[.B282];[.B282]&amp;&quot;-&quot;&amp;[.D282])" office:value-type="string" office:string-value="487-488" calcext:value-type="string">
            <text:p>487-488</text:p>
          </table:table-cell>
          <table:table-cell table:style-name="ce8" office:value-type="string" calcext:value-type="string">
            <text:p>487-4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 Francisco</text:p>
          </table:table-cell>
          <table:table-cell office:value-type="float" office:value="489" calcext:value-type="float">
            <text:p>489</text:p>
          </table:table-cell>
          <table:table-cell table:style-name="ce6" table:formula="of:=IF([.B284]-1=[.B283];&quot;&quot;;[.B284]-1)" office:value-type="float" office:value="490" calcext:value-type="float">
            <text:p>490</text:p>
          </table:table-cell>
          <table:table-cell table:style-name="ce6" office:value-type="float" office:value="490" calcext:value-type="float">
            <text:p>490</text:p>
          </table:table-cell>
          <table:table-cell table:style-name="ce8" table:formula="of:=IF(ISBLANK([.D283]);[.B283];[.B283]&amp;&quot;-&quot;&amp;[.D283])" office:value-type="string" office:string-value="489-490" calcext:value-type="string">
            <text:p>489-490</text:p>
          </table:table-cell>
          <table:table-cell table:style-name="ce8" office:value-type="string" calcext:value-type="string">
            <text:p>489-4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 Francisco Bay Blues</text:p>
          </table:table-cell>
          <table:table-cell office:value-type="float" office:value="491" calcext:value-type="float">
            <text:p>491</text:p>
          </table:table-cell>
          <table:table-cell table:style-name="ce6" table:formula="of:=IF([.B285]-1=[.B284];&quot;&quot;;[.B285]-1)" office:value-type="float" office:value="492" calcext:value-type="float">
            <text:p>492</text:p>
          </table:table-cell>
          <table:table-cell table:style-name="ce6" office:value-type="float" office:value="492" calcext:value-type="float">
            <text:p>492</text:p>
          </table:table-cell>
          <table:table-cell table:style-name="ce8" table:formula="of:=IF(ISBLANK([.D284]);[.B284];[.B284]&amp;&quot;-&quot;&amp;[.D284])" office:value-type="string" office:string-value="491-492" calcext:value-type="string">
            <text:p>491-492</text:p>
          </table:table-cell>
          <table:table-cell table:style-name="ce8" office:value-type="string" calcext:value-type="string">
            <text:p>491-4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teria</text:p>
          </table:table-cell>
          <table:table-cell office:value-type="float" office:value="493" calcext:value-type="float">
            <text:p>493</text:p>
          </table:table-cell>
          <table:table-cell table:style-name="ce6" table:formula="of:=IF([.B286]-1=[.B285];&quot;&quot;;[.B286]-1)" office:value-type="float" office:value="494" calcext:value-type="float">
            <text:p>494</text:p>
          </table:table-cell>
          <table:table-cell table:style-name="ce6" office:value-type="float" office:value="494" calcext:value-type="float">
            <text:p>494</text:p>
          </table:table-cell>
          <table:table-cell table:style-name="ce8" table:formula="of:=IF(ISBLANK([.D285]);[.B285];[.B285]&amp;&quot;-&quot;&amp;[.D285])" office:value-type="string" office:string-value="493-494" calcext:value-type="string">
            <text:p>493-494</text:p>
          </table:table-cell>
          <table:table-cell table:style-name="ce8" office:value-type="string" calcext:value-type="string">
            <text:p>493-4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arborough Fair/Canticle</text:p>
          </table:table-cell>
          <table:table-cell office:value-type="float" office:value="495" calcext:value-type="float">
            <text:p>495</text:p>
          </table:table-cell>
          <table:table-cell table:style-name="ce6" table:formula="of:=IF([.B287]-1=[.B286];&quot;&quot;;[.B287]-1)" office:value-type="float" office:value="496" calcext:value-type="float">
            <text:p>496</text:p>
          </table:table-cell>
          <table:table-cell table:style-name="ce6" office:value-type="float" office:value="496" calcext:value-type="float">
            <text:p>496</text:p>
          </table:table-cell>
          <table:table-cell table:style-name="ce8" table:formula="of:=IF(ISBLANK([.D286]);[.B286];[.B286]&amp;&quot;-&quot;&amp;[.D286])" office:value-type="string" office:string-value="495-496" calcext:value-type="string">
            <text:p>495-496</text:p>
          </table:table-cell>
          <table:table-cell table:style-name="ce8" office:value-type="string" calcext:value-type="string">
            <text:p>495-4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arlet Ribbons</text:p>
          </table:table-cell>
          <table:table-cell office:value-type="float" office:value="497" calcext:value-type="float">
            <text:p>497</text:p>
          </table:table-cell>
          <table:table-cell table:style-name="ce6" table:formula="of:=IF([.B288]-1=[.B287];&quot;&quot;;[.B288]-1)" office:value-type="float" office:value="498" calcext:value-type="float">
            <text:p>498</text:p>
          </table:table-cell>
          <table:table-cell table:style-name="ce6" office:value-type="float" office:value="498" calcext:value-type="float">
            <text:p>498</text:p>
          </table:table-cell>
          <table:table-cell table:style-name="ce8" table:formula="of:=IF(ISBLANK([.D287]);[.B287];[.B287]&amp;&quot;-&quot;&amp;[.D287])" office:value-type="string" office:string-value="497-498" calcext:value-type="string">
            <text:p>497-498</text:p>
          </table:table-cell>
          <table:table-cell table:style-name="ce8" office:value-type="string" calcext:value-type="string">
            <text:p>497-4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tch And Soda</text:p>
          </table:table-cell>
          <table:table-cell office:value-type="float" office:value="499" calcext:value-type="float">
            <text:p>499</text:p>
          </table:table-cell>
          <table:table-cell table:style-name="ce6" table:formula="of:=IF([.B289]-1=[.B288];&quot;&quot;;[.B289]-1)" office:value-type="float" office:value="500" calcext:value-type="float">
            <text:p>500</text:p>
          </table:table-cell>
          <table:table-cell table:style-name="ce6" office:value-type="float" office:value="500" calcext:value-type="float">
            <text:p>500</text:p>
          </table:table-cell>
          <table:table-cell table:style-name="ce8" table:formula="of:=IF(ISBLANK([.D288]);[.B288];[.B288]&amp;&quot;-&quot;&amp;[.D288])" office:value-type="string" office:string-value="499-500" calcext:value-type="string">
            <text:p>499-500</text:p>
          </table:table-cell>
          <table:table-cell table:style-name="ce8" office:value-type="string" calcext:value-type="string">
            <text:p>499-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led With A Kiss</text:p>
          </table:table-cell>
          <table:table-cell office:value-type="float" office:value="501" calcext:value-type="float">
            <text:p>501</text:p>
          </table:table-cell>
          <table:table-cell table:style-name="ce6" table:formula="of:=IF([.B290]-1=[.B289];&quot;&quot;;[.B290]-1)" office:value-type="float" office:value="502" calcext:value-type="float">
            <text:p>502</text:p>
          </table:table-cell>
          <table:table-cell table:style-name="ce6" office:value-type="float" office:value="502" calcext:value-type="float">
            <text:p>502</text:p>
          </table:table-cell>
          <table:table-cell table:style-name="ce8" table:formula="of:=IF(ISBLANK([.D289]);[.B289];[.B289]&amp;&quot;-&quot;&amp;[.D289])" office:value-type="string" office:string-value="501-502" calcext:value-type="string">
            <text:p>501-502</text:p>
          </table:table-cell>
          <table:table-cell table:style-name="ce8" office:value-type="string" calcext:value-type="string">
            <text:p>501-5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e You Later Alligator</text:p>
          </table:table-cell>
          <table:table-cell office:value-type="float" office:value="503" calcext:value-type="float">
            <text:p>503</text:p>
          </table:table-cell>
          <table:table-cell table:style-name="ce6" table:formula="of:=IF([.B291]-1=[.B290];&quot;&quot;;[.B291]-1)" office:value-type="float" office:value="504" calcext:value-type="float">
            <text:p>504</text:p>
          </table:table-cell>
          <table:table-cell table:style-name="ce6" office:value-type="float" office:value="504" calcext:value-type="float">
            <text:p>504</text:p>
          </table:table-cell>
          <table:table-cell table:style-name="ce8" table:formula="of:=IF(ISBLANK([.D290]);[.B290];[.B290]&amp;&quot;-&quot;&amp;[.D290])" office:value-type="string" office:string-value="503-504" calcext:value-type="string">
            <text:p>503-504</text:p>
          </table:table-cell>
          <table:table-cell table:style-name="ce8" office:value-type="string" calcext:value-type="string">
            <text:p>503-5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timental Journey</text:p>
          </table:table-cell>
          <table:table-cell office:value-type="float" office:value="505" calcext:value-type="float">
            <text:p>505</text:p>
          </table:table-cell>
          <table:table-cell table:style-name="ce6" table:formula="of:=IF([.B292]-1=[.B291];&quot;&quot;;[.B292]-1)">
            <text:p/>
          </table:table-cell>
          <table:table-cell table:style-name="ce6"/>
          <table:table-cell table:style-name="ce8" table:formula="of:=IF(ISBLANK([.D291]);[.B291];[.B291]&amp;&quot;-&quot;&amp;[.D291])" office:value-type="string" office:string-value="505-" calcext:value-type="string">
            <text:p>505-</text:p>
          </table:table-cell>
          <table:table-cell table:style-name="ce8" office:value-type="string" calcext:value-type="string">
            <text:p>50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</text:p>
          </table:table-cell>
          <table:table-cell office:value-type="float" office:value="506" calcext:value-type="float">
            <text:p>506</text:p>
          </table:table-cell>
          <table:table-cell table:style-name="ce6" table:formula="of:=IF([.B293]-1=[.B292];&quot;&quot;;[.B293]-1)">
            <text:p/>
          </table:table-cell>
          <table:table-cell table:style-name="ce6"/>
          <table:table-cell table:style-name="ce8" table:formula="of:=IF(ISBLANK([.D292]);[.B292];[.B292]&amp;&quot;-&quot;&amp;[.D292])" office:value-type="string" office:string-value="506-" calcext:value-type="string">
            <text:p>506-</text:p>
          </table:table-cell>
          <table:table-cell table:style-name="ce8" office:value-type="string" calcext:value-type="string">
            <text:p>50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same Street Theme</text:p>
          </table:table-cell>
          <table:table-cell office:value-type="float" office:value="507" calcext:value-type="float">
            <text:p>507</text:p>
          </table:table-cell>
          <table:table-cell table:style-name="ce6" table:formula="of:=IF([.B294]-1=[.B293];&quot;&quot;;[.B294]-1)">
            <text:p/>
          </table:table-cell>
          <table:table-cell table:style-name="ce6"/>
          <table:table-cell table:style-name="ce8" table:formula="of:=IF(ISBLANK([.D293]);[.B293];[.B293]&amp;&quot;-&quot;&amp;[.D293])" office:value-type="string" office:string-value="507-" calcext:value-type="string">
            <text:p>507-</text:p>
          </table:table-cell>
          <table:table-cell table:style-name="ce8" office:value-type="string" calcext:value-type="string">
            <text:p>50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enandoah</text:p>
          </table:table-cell>
          <table:table-cell office:value-type="float" office:value="508" calcext:value-type="float">
            <text:p>508</text:p>
          </table:table-cell>
          <table:table-cell table:style-name="ce6" table:formula="of:=IF([.B295]-1=[.B294];&quot;&quot;;[.B295]-1)">
            <text:p/>
          </table:table-cell>
          <table:table-cell table:style-name="ce6"/>
          <table:table-cell table:style-name="ce8" table:formula="of:=IF(ISBLANK([.D294]);[.B294];[.B294]&amp;&quot;-&quot;&amp;[.D294])" office:value-type="string" office:string-value="508-" calcext:value-type="string">
            <text:p>508-</text:p>
          </table:table-cell>
          <table:table-cell table:style-name="ce8" office:value-type="string" calcext:value-type="string">
            <text:p>50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ke Rattle And Roll</text:p>
          </table:table-cell>
          <table:table-cell office:value-type="float" office:value="509" calcext:value-type="float">
            <text:p>509</text:p>
          </table:table-cell>
          <table:table-cell table:style-name="ce6" table:formula="of:=IF([.B296]-1=[.B295];&quot;&quot;;[.B296]-1)" office:value-type="float" office:value="510" calcext:value-type="float">
            <text:p>510</text:p>
          </table:table-cell>
          <table:table-cell table:style-name="ce6" office:value-type="float" office:value="510" calcext:value-type="float">
            <text:p>510</text:p>
          </table:table-cell>
          <table:table-cell table:style-name="ce8" table:formula="of:=IF(ISBLANK([.D295]);[.B295];[.B295]&amp;&quot;-&quot;&amp;[.D295])" office:value-type="string" office:string-value="509-510" calcext:value-type="string">
            <text:p>509-510</text:p>
          </table:table-cell>
          <table:table-cell table:style-name="ce8" office:value-type="string" calcext:value-type="string">
            <text:p>509-5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Shoop Shoop Song</text:p>
          </table:table-cell>
          <table:table-cell office:value-type="float" office:value="511" calcext:value-type="float">
            <text:p>511</text:p>
          </table:table-cell>
          <table:table-cell table:style-name="ce6" table:formula="of:=IF([.B297]-1=[.B296];&quot;&quot;;[.B297]-1)" office:value-type="float" office:value="512" calcext:value-type="float">
            <text:p>512</text:p>
          </table:table-cell>
          <table:table-cell table:style-name="ce6" office:value-type="float" office:value="512" calcext:value-type="float">
            <text:p>512</text:p>
          </table:table-cell>
          <table:table-cell table:style-name="ce8" table:formula="of:=IF(ISBLANK([.D296]);[.B296];[.B296]&amp;&quot;-&quot;&amp;[.D296])" office:value-type="string" office:string-value="511-512" calcext:value-type="string">
            <text:p>511-512</text:p>
          </table:table-cell>
          <table:table-cell table:style-name="ce8" office:value-type="string" calcext:value-type="string">
            <text:p>511-5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out</text:p>
          </table:table-cell>
          <table:table-cell office:value-type="float" office:value="513" calcext:value-type="float">
            <text:p>513</text:p>
          </table:table-cell>
          <table:table-cell table:style-name="ce6" table:formula="of:=IF([.B298]-1=[.B297];&quot;&quot;;[.B298]-1)" office:value-type="float" office:value="514" calcext:value-type="float">
            <text:p>514</text:p>
          </table:table-cell>
          <table:table-cell table:style-name="ce6" office:value-type="float" office:value="514" calcext:value-type="float">
            <text:p>514</text:p>
          </table:table-cell>
          <table:table-cell table:style-name="ce8" table:formula="of:=IF(ISBLANK([.D297]);[.B297];[.B297]&amp;&quot;-&quot;&amp;[.D297])" office:value-type="string" office:string-value="513-514" calcext:value-type="string">
            <text:p>513-514</text:p>
          </table:table-cell>
          <table:table-cell table:style-name="ce8" office:value-type="string" calcext:value-type="string">
            <text:p>513-5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in’ In The Rain</text:p>
          </table:table-cell>
          <table:table-cell office:value-type="float" office:value="515" calcext:value-type="float">
            <text:p>515</text:p>
          </table:table-cell>
          <table:table-cell table:style-name="ce6" table:formula="of:=IF([.B299]-1=[.B298];&quot;&quot;;[.B299]-1)">
            <text:p/>
          </table:table-cell>
          <table:table-cell table:style-name="ce6"/>
          <table:table-cell table:style-name="ce8" table:formula="of:=IF(ISBLANK([.D298]);[.B298];[.B298]&amp;&quot;-&quot;&amp;[.D298])" office:value-type="string" office:string-value="515-" calcext:value-type="string">
            <text:p>515-</text:p>
          </table:table-cell>
          <table:table-cell table:style-name="ce8" office:value-type="string" calcext:value-type="string">
            <text:p>51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xteen Tons</text:p>
          </table:table-cell>
          <table:table-cell office:value-type="float" office:value="516" calcext:value-type="float">
            <text:p>516</text:p>
          </table:table-cell>
          <table:table-cell table:style-name="ce6" table:formula="of:=IF([.B300]-1=[.B299];&quot;&quot;;[.B300]-1)">
            <text:p/>
          </table:table-cell>
          <table:table-cell table:style-name="ce6"/>
          <table:table-cell table:style-name="ce8" table:formula="of:=IF(ISBLANK([.D299]);[.B299];[.B299]&amp;&quot;-&quot;&amp;[.D299])" office:value-type="string" office:string-value="516-" calcext:value-type="string">
            <text:p>516-</text:p>
          </table:table-cell>
          <table:table-cell table:style-name="ce8" office:value-type="string" calcext:value-type="string">
            <text:p>51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ing The Blues</text:p>
          </table:table-cell>
          <table:table-cell office:value-type="float" office:value="517" calcext:value-type="float">
            <text:p>517</text:p>
          </table:table-cell>
          <table:table-cell table:style-name="ce6" table:formula="of:=IF([.B301]-1=[.B300];&quot;&quot;;[.B301]-1)" office:value-type="float" office:value="518" calcext:value-type="float">
            <text:p>518</text:p>
          </table:table-cell>
          <table:table-cell table:style-name="ce6" office:value-type="float" office:value="518" calcext:value-type="float">
            <text:p>518</text:p>
          </table:table-cell>
          <table:table-cell table:style-name="ce8" table:formula="of:=IF(ISBLANK([.D300]);[.B300];[.B300]&amp;&quot;-&quot;&amp;[.D300])" office:value-type="string" office:string-value="517-518" calcext:value-type="string">
            <text:p>517-518</text:p>
          </table:table-cell>
          <table:table-cell table:style-name="ce8" office:value-type="string" calcext:value-type="string">
            <text:p>517-5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ster Golden Hair</text:p>
          </table:table-cell>
          <table:table-cell office:value-type="float" office:value="519" calcext:value-type="float">
            <text:p>519</text:p>
          </table:table-cell>
          <table:table-cell table:style-name="ce6" table:formula="of:=IF([.B302]-1=[.B301];&quot;&quot;;[.B302]-1)" office:value-type="float" office:value="520" calcext:value-type="float">
            <text:p>520</text:p>
          </table:table-cell>
          <table:table-cell table:style-name="ce6" office:value-type="float" office:value="520" calcext:value-type="float">
            <text:p>520</text:p>
          </table:table-cell>
          <table:table-cell table:style-name="ce8" table:formula="of:=IF(ISBLANK([.D301]);[.B301];[.B301]&amp;&quot;-&quot;&amp;[.D301])" office:value-type="string" office:string-value="519-520" calcext:value-type="string">
            <text:p>519-520</text:p>
          </table:table-cell>
          <table:table-cell table:style-name="ce8" office:value-type="string" calcext:value-type="string">
            <text:p>519-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op John B.</text:p>
          </table:table-cell>
          <table:table-cell office:value-type="float" office:value="521" calcext:value-type="float">
            <text:p>521</text:p>
          </table:table-cell>
          <table:table-cell table:style-name="ce6" table:formula="of:=IF([.B303]-1=[.B302];&quot;&quot;;[.B303]-1)" office:value-type="float" office:value="522" calcext:value-type="float">
            <text:p>522</text:p>
          </table:table-cell>
          <table:table-cell table:style-name="ce6" office:value-type="float" office:value="522" calcext:value-type="float">
            <text:p>522</text:p>
          </table:table-cell>
          <table:table-cell table:style-name="ce8" table:formula="of:=IF(ISBLANK([.D302]);[.B302];[.B302]&amp;&quot;-&quot;&amp;[.D302])" office:value-type="string" office:string-value="521-522" calcext:value-type="string">
            <text:p>521-522</text:p>
          </table:table-cell>
          <table:table-cell table:style-name="ce8" office:value-type="string" calcext:value-type="string">
            <text:p>521-5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w Hand</text:p>
          </table:table-cell>
          <table:table-cell office:value-type="float" office:value="523" calcext:value-type="float">
            <text:p>523</text:p>
          </table:table-cell>
          <table:table-cell table:style-name="ce6" table:formula="of:=IF([.B304]-1=[.B303];&quot;&quot;;[.B304]-1)" office:value-type="float" office:value="524" calcext:value-type="float">
            <text:p>524</text:p>
          </table:table-cell>
          <table:table-cell table:style-name="ce6" office:value-type="float" office:value="524" calcext:value-type="float">
            <text:p>524</text:p>
          </table:table-cell>
          <table:table-cell table:style-name="ce8" table:formula="of:=IF(ISBLANK([.D303]);[.B303];[.B303]&amp;&quot;-&quot;&amp;[.D303])" office:value-type="string" office:string-value="523-524" calcext:value-type="string">
            <text:p>523-524</text:p>
          </table:table-cell>
          <table:table-cell table:style-name="ce8" office:value-type="string" calcext:value-type="string">
            <text:p>523-5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ile</text:p>
          </table:table-cell>
          <table:table-cell office:value-type="float" office:value="525" calcext:value-type="float">
            <text:p>525</text:p>
          </table:table-cell>
          <table:table-cell table:style-name="ce6" table:formula="of:=IF([.B305]-1=[.B304];&quot;&quot;;[.B305]-1)">
            <text:p/>
          </table:table-cell>
          <table:table-cell table:style-name="ce6"/>
          <table:table-cell table:style-name="ce8" table:formula="of:=IF(ISBLANK([.D304]);[.B304];[.B304]&amp;&quot;-&quot;&amp;[.D304])" office:value-type="string" office:string-value="525-" calcext:value-type="string">
            <text:p>525-</text:p>
          </table:table-cell>
          <table:table-cell table:style-name="ce8" office:value-type="string" calcext:value-type="string">
            <text:p>52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 Long It’s Been Good To Know Yuh</text:p>
          </table:table-cell>
          <table:table-cell office:value-type="float" office:value="526" calcext:value-type="float">
            <text:p>526</text:p>
          </table:table-cell>
          <table:table-cell table:style-name="ce6" table:formula="of:=IF([.B306]-1=[.B305];&quot;&quot;;[.B306]-1)">
            <text:p/>
          </table:table-cell>
          <table:table-cell table:style-name="ce6"/>
          <table:table-cell table:style-name="ce8" table:formula="of:=IF(ISBLANK([.D305]);[.B305];[.B305]&amp;&quot;-&quot;&amp;[.D305])" office:value-type="string" office:string-value="526-" calcext:value-type="string">
            <text:p>526-</text:p>
          </table:table-cell>
          <table:table-cell table:style-name="ce8" office:value-type="string" calcext:value-type="string">
            <text:p>52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e Day My Prince Will Come</text:p>
          </table:table-cell>
          <table:table-cell office:value-type="float" office:value="527" calcext:value-type="float">
            <text:p>527</text:p>
          </table:table-cell>
          <table:table-cell table:style-name="ce6" table:formula="of:=IF([.B307]-1=[.B306];&quot;&quot;;[.B307]-1)">
            <text:p/>
          </table:table-cell>
          <table:table-cell table:style-name="ce6"/>
          <table:table-cell table:style-name="ce8" table:formula="of:=IF(ISBLANK([.D306]);[.B306];[.B306]&amp;&quot;-&quot;&amp;[.D306])" office:value-type="string" office:string-value="527-" calcext:value-type="string">
            <text:p>527-</text:p>
          </table:table-cell>
          <table:table-cell table:style-name="ce8" office:value-type="string" calcext:value-type="string">
            <text:p>52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y</text:p>
          </table:table-cell>
          <table:table-cell office:value-type="float" office:value="528" calcext:value-type="float">
            <text:p>528</text:p>
          </table:table-cell>
          <table:table-cell table:style-name="ce6" table:formula="of:=IF([.B308]-1=[.B307];&quot;&quot;;[.B308]-1)">
            <text:p/>
          </table:table-cell>
          <table:table-cell table:style-name="ce6"/>
          <table:table-cell table:style-name="ce8" table:formula="of:=IF(ISBLANK([.D307]);[.B307];[.B307]&amp;&quot;-&quot;&amp;[.D307])" office:value-type="string" office:string-value="528-" calcext:value-type="string">
            <text:p>528-</text:p>
          </table:table-cell>
          <table:table-cell table:style-name="ce8" office:value-type="string" calcext:value-type="string">
            <text:p>52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ethin’ Stupid</text:p>
          </table:table-cell>
          <table:table-cell office:value-type="float" office:value="529" calcext:value-type="float">
            <text:p>529</text:p>
          </table:table-cell>
          <table:table-cell table:style-name="ce6" table:formula="of:=IF([.B309]-1=[.B308];&quot;&quot;;[.B309]-1)" office:value-type="float" office:value="530" calcext:value-type="float">
            <text:p>530</text:p>
          </table:table-cell>
          <table:table-cell table:style-name="ce6" office:value-type="float" office:value="530" calcext:value-type="float">
            <text:p>530</text:p>
          </table:table-cell>
          <table:table-cell table:style-name="ce8" table:formula="of:=IF(ISBLANK([.D308]);[.B308];[.B308]&amp;&quot;-&quot;&amp;[.D308])" office:value-type="string" office:string-value="529-530" calcext:value-type="string">
            <text:p>529-530</text:p>
          </table:table-cell>
          <table:table-cell table:style-name="ce8" office:value-type="string" calcext:value-type="string">
            <text:p>529-5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ng Sung Blue</text:p>
          </table:table-cell>
          <table:table-cell office:value-type="float" office:value="531" calcext:value-type="float">
            <text:p>531</text:p>
          </table:table-cell>
          <table:table-cell table:style-name="ce6" table:formula="of:=IF([.B310]-1=[.B309];&quot;&quot;;[.B310]-1)" office:value-type="float" office:value="532" calcext:value-type="float">
            <text:p>532</text:p>
          </table:table-cell>
          <table:table-cell table:style-name="ce6" office:value-type="float" office:value="532" calcext:value-type="float">
            <text:p>532</text:p>
          </table:table-cell>
          <table:table-cell table:style-name="ce8" table:formula="of:=IF(ISBLANK([.D309]);[.B309];[.B309]&amp;&quot;-&quot;&amp;[.D309])" office:value-type="string" office:string-value="531-532" calcext:value-type="string">
            <text:p>531-532</text:p>
          </table:table-cell>
          <table:table-cell table:style-name="ce8" office:value-type="string" calcext:value-type="string">
            <text:p>531-5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ern Nights</text:p>
          </table:table-cell>
          <table:table-cell office:value-type="float" office:value="533" calcext:value-type="float">
            <text:p>533</text:p>
          </table:table-cell>
          <table:table-cell table:style-name="ce6" table:formula="of:=IF([.B311]-1=[.B310];&quot;&quot;;[.B311]-1)" office:value-type="float" office:value="534" calcext:value-type="float">
            <text:p>534</text:p>
          </table:table-cell>
          <table:table-cell table:style-name="ce6" office:value-type="float" office:value="534" calcext:value-type="float">
            <text:p>534</text:p>
          </table:table-cell>
          <table:table-cell table:style-name="ce8" table:formula="of:=IF(ISBLANK([.D310]);[.B310];[.B310]&amp;&quot;-&quot;&amp;[.D310])" office:value-type="string" office:string-value="533-534" calcext:value-type="string">
            <text:p>533-534</text:p>
          </table:table-cell>
          <table:table-cell table:style-name="ce8" office:value-type="string" calcext:value-type="string">
            <text:p>533-5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ng Of The Islands</text:p>
          </table:table-cell>
          <table:table-cell office:value-type="float" office:value="535" calcext:value-type="float">
            <text:p>535</text:p>
          </table:table-cell>
          <table:table-cell table:style-name="ce6" table:formula="of:=IF([.B312]-1=[.B311];&quot;&quot;;[.B312]-1)" office:value-type="float" office:value="534" calcext:value-type="float">
            <text:p>534</text:p>
          </table:table-cell>
          <table:table-cell table:style-name="ce6" office:value-type="float" office:value="534" calcext:value-type="float">
            <text:p>534</text:p>
          </table:table-cell>
          <table:table-cell table:style-name="ce8" table:formula="of:=IF(ISBLANK([.D311]);[.B311];[.B311]&amp;&quot;-&quot;&amp;[.D311])" office:value-type="string" office:string-value="535-534" calcext:value-type="string">
            <text:p>535-534</text:p>
          </table:table-cell>
          <table:table-cell table:style-name="ce8" office:value-type="string" calcext:value-type="string">
            <text:p>535-5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nish Eyes</text:p>
          </table:table-cell>
          <table:table-cell office:value-type="float" office:value="535" calcext:value-type="float">
            <text:p>535</text:p>
          </table:table-cell>
          <table:table-cell table:style-name="ce6" table:formula="of:=IF([.B313]-1=[.B312];&quot;&quot;;[.B313]-1)" office:value-type="float" office:value="536" calcext:value-type="float">
            <text:p>536</text:p>
          </table:table-cell>
          <table:table-cell table:style-name="ce6" office:value-type="float" office:value="536" calcext:value-type="float">
            <text:p>536</text:p>
          </table:table-cell>
          <table:table-cell table:style-name="ce8" table:formula="of:=IF(ISBLANK([.D312]);[.B312];[.B312]&amp;&quot;-&quot;&amp;[.D312])" office:value-type="string" office:string-value="535-536" calcext:value-type="string">
            <text:p>535-536</text:p>
          </table:table-cell>
          <table:table-cell table:style-name="ce8" office:value-type="string" calcext:value-type="string">
            <text:p>535-5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lish Splash</text:p>
          </table:table-cell>
          <table:table-cell office:value-type="float" office:value="537" calcext:value-type="float">
            <text:p>537</text:p>
          </table:table-cell>
          <table:table-cell table:style-name="ce6" table:formula="of:=IF([.B314]-1=[.B313];&quot;&quot;;[.B314]-1)" office:value-type="float" office:value="538" calcext:value-type="float">
            <text:p>538</text:p>
          </table:table-cell>
          <table:table-cell table:style-name="ce6" office:value-type="float" office:value="538" calcext:value-type="float">
            <text:p>538</text:p>
          </table:table-cell>
          <table:table-cell table:style-name="ce8" table:formula="of:=IF(ISBLANK([.D313]);[.B313];[.B313]&amp;&quot;-&quot;&amp;[.D313])" office:value-type="string" office:string-value="537-538" calcext:value-type="string">
            <text:p>537-538</text:p>
          </table:table-cell>
          <table:table-cell table:style-name="ce8" office:value-type="string" calcext:value-type="string">
            <text:p>537-5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irway To Heaven</text:p>
          </table:table-cell>
          <table:table-cell office:value-type="float" office:value="539" calcext:value-type="float">
            <text:p>539</text:p>
          </table:table-cell>
          <table:table-cell table:style-name="ce6" table:formula="of:=IF([.B315]-1=[.B314];&quot;&quot;;[.B315]-1)" office:value-type="float" office:value="540" calcext:value-type="float">
            <text:p>540</text:p>
          </table:table-cell>
          <table:table-cell table:style-name="ce6" office:value-type="float" office:value="540" calcext:value-type="float">
            <text:p>540</text:p>
          </table:table-cell>
          <table:table-cell table:style-name="ce8" table:formula="of:=IF(ISBLANK([.D314]);[.B314];[.B314]&amp;&quot;-&quot;&amp;[.D314])" office:value-type="string" office:string-value="539-540" calcext:value-type="string">
            <text:p>539-540</text:p>
          </table:table-cell>
          <table:table-cell table:style-name="ce8" office:value-type="string" calcext:value-type="string">
            <text:p>539-5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nd By Me</text:p>
          </table:table-cell>
          <table:table-cell office:value-type="float" office:value="541" calcext:value-type="float">
            <text:p>541</text:p>
          </table:table-cell>
          <table:table-cell table:style-name="ce6" table:formula="of:=IF([.B316]-1=[.B315];&quot;&quot;;[.B316]-1)" office:value-type="float" office:value="542" calcext:value-type="float">
            <text:p>542</text:p>
          </table:table-cell>
          <table:table-cell table:style-name="ce6" office:value-type="float" office:value="542" calcext:value-type="float">
            <text:p>542</text:p>
          </table:table-cell>
          <table:table-cell table:style-name="ce8" table:formula="of:=IF(ISBLANK([.D315]);[.B315];[.B315]&amp;&quot;-&quot;&amp;[.D315])" office:value-type="string" office:string-value="541-542" calcext:value-type="string">
            <text:p>541-542</text:p>
          </table:table-cell>
          <table:table-cell table:style-name="ce8" office:value-type="string" calcext:value-type="string">
            <text:p>541-5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nd By Your Man</text:p>
          </table:table-cell>
          <table:table-cell office:value-type="float" office:value="543" calcext:value-type="float">
            <text:p>543</text:p>
          </table:table-cell>
          <table:table-cell table:style-name="ce6" table:formula="of:=IF([.B317]-1=[.B316];&quot;&quot;;[.B317]-1)" office:value-type="float" office:value="544" calcext:value-type="float">
            <text:p>544</text:p>
          </table:table-cell>
          <table:table-cell table:style-name="ce6" office:value-type="float" office:value="544" calcext:value-type="float">
            <text:p>544</text:p>
          </table:table-cell>
          <table:table-cell table:style-name="ce8" table:formula="of:=IF(ISBLANK([.D316]);[.B316];[.B316]&amp;&quot;-&quot;&amp;[.D316])" office:value-type="string" office:string-value="543-544" calcext:value-type="string">
            <text:p>543-544</text:p>
          </table:table-cell>
          <table:table-cell table:style-name="ce8" office:value-type="string" calcext:value-type="string">
            <text:p>543-5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gar Baby Love</text:p>
          </table:table-cell>
          <table:table-cell office:value-type="float" office:value="545" calcext:value-type="float">
            <text:p>545</text:p>
          </table:table-cell>
          <table:table-cell table:style-name="ce6" table:formula="of:=IF([.B318]-1=[.B317];&quot;&quot;;[.B318]-1)" office:value-type="float" office:value="546" calcext:value-type="float">
            <text:p>546</text:p>
          </table:table-cell>
          <table:table-cell table:style-name="ce6" office:value-type="float" office:value="546" calcext:value-type="float">
            <text:p>546</text:p>
          </table:table-cell>
          <table:table-cell table:style-name="ce8" table:formula="of:=IF(ISBLANK([.D317]);[.B317];[.B317]&amp;&quot;-&quot;&amp;[.D317])" office:value-type="string" office:string-value="545-546" calcext:value-type="string">
            <text:p>545-546</text:p>
          </table:table-cell>
          <table:table-cell table:style-name="ce8" office:value-type="string" calcext:value-type="string">
            <text:p>545-5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Breeze</text:p>
          </table:table-cell>
          <table:table-cell office:value-type="float" office:value="547" calcext:value-type="float">
            <text:p>547</text:p>
          </table:table-cell>
          <table:table-cell table:style-name="ce6" table:formula="of:=IF([.B319]-1=[.B318];&quot;&quot;;[.B319]-1)" office:value-type="float" office:value="548" calcext:value-type="float">
            <text:p>548</text:p>
          </table:table-cell>
          <table:table-cell table:style-name="ce6" office:value-type="float" office:value="548" calcext:value-type="float">
            <text:p>548</text:p>
          </table:table-cell>
          <table:table-cell table:style-name="ce8" table:formula="of:=IF(ISBLANK([.D318]);[.B318];[.B318]&amp;&quot;-&quot;&amp;[.D318])" office:value-type="string" office:string-value="547-548" calcext:value-type="string">
            <text:p>547-548</text:p>
          </table:table-cell>
          <table:table-cell table:style-name="ce8" office:value-type="string" calcext:value-type="string">
            <text:p>547-5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In The City</text:p>
          </table:table-cell>
          <table:table-cell office:value-type="float" office:value="549" calcext:value-type="float">
            <text:p>549</text:p>
          </table:table-cell>
          <table:table-cell table:style-name="ce6" table:formula="of:=IF([.B320]-1=[.B319];&quot;&quot;;[.B320]-1)" office:value-type="float" office:value="550" calcext:value-type="float">
            <text:p>550</text:p>
          </table:table-cell>
          <table:table-cell table:style-name="ce6" office:value-type="float" office:value="550" calcext:value-type="float">
            <text:p>550</text:p>
          </table:table-cell>
          <table:table-cell table:style-name="ce8" table:formula="of:=IF(ISBLANK([.D319]);[.B319];[.B319]&amp;&quot;-&quot;&amp;[.D319])" office:value-type="string" office:string-value="549-550" calcext:value-type="string">
            <text:p>549-550</text:p>
          </table:table-cell>
          <table:table-cell table:style-name="ce8" office:value-type="string" calcext:value-type="string">
            <text:p>549-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down</text:p>
          </table:table-cell>
          <table:table-cell office:value-type="float" office:value="551" calcext:value-type="float">
            <text:p>551</text:p>
          </table:table-cell>
          <table:table-cell table:style-name="ce6" table:formula="of:=IF([.B321]-1=[.B320];&quot;&quot;;[.B321]-1)" office:value-type="float" office:value="552" calcext:value-type="float">
            <text:p>552</text:p>
          </table:table-cell>
          <table:table-cell table:style-name="ce6" office:value-type="float" office:value="552" calcext:value-type="float">
            <text:p>552</text:p>
          </table:table-cell>
          <table:table-cell table:style-name="ce8" table:formula="of:=IF(ISBLANK([.D320]);[.B320];[.B320]&amp;&quot;-&quot;&amp;[.D320])" office:value-type="string" office:string-value="551-552" calcext:value-type="string">
            <text:p>551-552</text:p>
          </table:table-cell>
          <table:table-cell table:style-name="ce8" office:value-type="string" calcext:value-type="string">
            <text:p>551-5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ny Came Home</text:p>
          </table:table-cell>
          <table:table-cell office:value-type="float" office:value="553" calcext:value-type="float">
            <text:p>553</text:p>
          </table:table-cell>
          <table:table-cell table:style-name="ce6" table:formula="of:=IF([.B322]-1=[.B321];&quot;&quot;;[.B322]-1)" office:value-type="float" office:value="554" calcext:value-type="float">
            <text:p>554</text:p>
          </table:table-cell>
          <table:table-cell table:style-name="ce6" office:value-type="float" office:value="554" calcext:value-type="float">
            <text:p>554</text:p>
          </table:table-cell>
          <table:table-cell table:style-name="ce8" table:formula="of:=IF(ISBLANK([.D321]);[.B321];[.B321]&amp;&quot;-&quot;&amp;[.D321])" office:value-type="string" office:string-value="553-554" calcext:value-type="string">
            <text:p>553-554</text:p>
          </table:table-cell>
          <table:table-cell table:style-name="ce8" office:value-type="string" calcext:value-type="string">
            <text:p>553-5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shine Of Your Love</text:p>
          </table:table-cell>
          <table:table-cell office:value-type="float" office:value="555" calcext:value-type="float">
            <text:p>555</text:p>
          </table:table-cell>
          <table:table-cell table:style-name="ce6" table:formula="of:=IF([.B323]-1=[.B322];&quot;&quot;;[.B323]-1)" office:value-type="float" office:value="556" calcext:value-type="float">
            <text:p>556</text:p>
          </table:table-cell>
          <table:table-cell table:style-name="ce6" office:value-type="float" office:value="556" calcext:value-type="float">
            <text:p>556</text:p>
          </table:table-cell>
          <table:table-cell table:style-name="ce8" table:formula="of:=IF(ISBLANK([.D322]);[.B322];[.B322]&amp;&quot;-&quot;&amp;[.D322])" office:value-type="string" office:string-value="555-556" calcext:value-type="string">
            <text:p>555-556</text:p>
          </table:table-cell>
          <table:table-cell table:style-name="ce8" office:value-type="string" calcext:value-type="string">
            <text:p>555-5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shine On My Shoulders</text:p>
          </table:table-cell>
          <table:table-cell office:value-type="float" office:value="557" calcext:value-type="float">
            <text:p>557</text:p>
          </table:table-cell>
          <table:table-cell table:style-name="ce6" table:formula="of:=IF([.B324]-1=[.B323];&quot;&quot;;[.B324]-1)" office:value-type="float" office:value="558" calcext:value-type="float">
            <text:p>558</text:p>
          </table:table-cell>
          <table:table-cell table:style-name="ce6" office:value-type="float" office:value="558" calcext:value-type="float">
            <text:p>558</text:p>
          </table:table-cell>
          <table:table-cell table:style-name="ce8" table:formula="of:=IF(ISBLANK([.D323]);[.B323];[.B323]&amp;&quot;-&quot;&amp;[.D323])" office:value-type="string" office:string-value="557-558" calcext:value-type="string">
            <text:p>557-558</text:p>
          </table:table-cell>
          <table:table-cell table:style-name="ce8" office:value-type="string" calcext:value-type="string">
            <text:p>557-5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califragilisticexpialidocious</text:p>
          </table:table-cell>
          <table:table-cell office:value-type="float" office:value="559" calcext:value-type="float">
            <text:p>559</text:p>
          </table:table-cell>
          <table:table-cell table:style-name="ce6" table:formula="of:=IF([.B325]-1=[.B324];&quot;&quot;;[.B325]-1)" office:value-type="float" office:value="560" calcext:value-type="float">
            <text:p>560</text:p>
          </table:table-cell>
          <table:table-cell table:style-name="ce6" office:value-type="float" office:value="560" calcext:value-type="float">
            <text:p>560</text:p>
          </table:table-cell>
          <table:table-cell table:style-name="ce8" table:formula="of:=IF(ISBLANK([.D324]);[.B324];[.B324]&amp;&quot;-&quot;&amp;[.D324])" office:value-type="string" office:string-value="559-560" calcext:value-type="string">
            <text:p>559-560</text:p>
          </table:table-cell>
          <table:table-cell table:style-name="ce8" office:value-type="string" calcext:value-type="string">
            <text:p>559-5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rfin’ U.s.a.</text:p>
          </table:table-cell>
          <table:table-cell office:value-type="float" office:value="561" calcext:value-type="float">
            <text:p>561</text:p>
          </table:table-cell>
          <table:table-cell table:style-name="ce6" table:formula="of:=IF([.B326]-1=[.B325];&quot;&quot;;[.B326]-1)" office:value-type="float" office:value="562" calcext:value-type="float">
            <text:p>562</text:p>
          </table:table-cell>
          <table:table-cell table:style-name="ce6" office:value-type="float" office:value="562" calcext:value-type="float">
            <text:p>562</text:p>
          </table:table-cell>
          <table:table-cell table:style-name="ce8" table:formula="of:=IF(ISBLANK([.D325]);[.B325];[.B325]&amp;&quot;-&quot;&amp;[.D325])" office:value-type="string" office:string-value="561-562" calcext:value-type="string">
            <text:p>561-562</text:p>
          </table:table-cell>
          <table:table-cell table:style-name="ce8" office:value-type="string" calcext:value-type="string">
            <text:p>561-5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y</text:p>
          </table:table-cell>
          <table:table-cell office:value-type="float" office:value="563" calcext:value-type="float">
            <text:p>563</text:p>
          </table:table-cell>
          <table:table-cell table:style-name="ce6" table:formula="of:=IF([.B327]-1=[.B326];&quot;&quot;;[.B327]-1)" office:value-type="float" office:value="564" calcext:value-type="float">
            <text:p>564</text:p>
          </table:table-cell>
          <table:table-cell table:style-name="ce6" office:value-type="float" office:value="564" calcext:value-type="float">
            <text:p>564</text:p>
          </table:table-cell>
          <table:table-cell table:style-name="ce8" table:formula="of:=IF(ISBLANK([.D326]);[.B326];[.B326]&amp;&quot;-&quot;&amp;[.D326])" office:value-type="string" office:string-value="563-564" calcext:value-type="string">
            <text:p>563-564</text:p>
          </table:table-cell>
          <table:table-cell table:style-name="ce8" office:value-type="string" calcext:value-type="string">
            <text:p>563-5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yin’ To The Music</text:p>
          </table:table-cell>
          <table:table-cell office:value-type="float" office:value="565" calcext:value-type="float">
            <text:p>565</text:p>
          </table:table-cell>
          <table:table-cell table:style-name="ce6" table:formula="of:=IF([.B328]-1=[.B327];&quot;&quot;;[.B328]-1)" office:value-type="float" office:value="566" calcext:value-type="float">
            <text:p>566</text:p>
          </table:table-cell>
          <table:table-cell table:style-name="ce6" office:value-type="float" office:value="566" calcext:value-type="float">
            <text:p>566</text:p>
          </table:table-cell>
          <table:table-cell table:style-name="ce8" table:formula="of:=IF(ISBLANK([.D327]);[.B327];[.B327]&amp;&quot;-&quot;&amp;[.D327])" office:value-type="string" office:string-value="565-566" calcext:value-type="string">
            <text:p>565-566</text:p>
          </table:table-cell>
          <table:table-cell table:style-name="ce8" office:value-type="string" calcext:value-type="string">
            <text:p>565-5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Caroline</text:p>
          </table:table-cell>
          <table:table-cell office:value-type="float" office:value="567" calcext:value-type="float">
            <text:p>567</text:p>
          </table:table-cell>
          <table:table-cell table:style-name="ce6" table:formula="of:=IF([.B329]-1=[.B328];&quot;&quot;;[.B329]-1)" office:value-type="float" office:value="568" calcext:value-type="float">
            <text:p>568</text:p>
          </table:table-cell>
          <table:table-cell table:style-name="ce6" office:value-type="float" office:value="568" calcext:value-type="float">
            <text:p>568</text:p>
          </table:table-cell>
          <table:table-cell table:style-name="ce8" table:formula="of:=IF(ISBLANK([.D328]);[.B328];[.B328]&amp;&quot;-&quot;&amp;[.D328])" office:value-type="string" office:string-value="567-568" calcext:value-type="string">
            <text:p>567-568</text:p>
          </table:table-cell>
          <table:table-cell table:style-name="ce8" office:value-type="string" calcext:value-type="string">
            <text:p>567-5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orgia Brown</text:p>
          </table:table-cell>
          <table:table-cell office:value-type="float" office:value="569" calcext:value-type="float">
            <text:p>569</text:p>
          </table:table-cell>
          <table:table-cell table:style-name="ce6" table:formula="of:=IF([.B330]-1=[.B329];&quot;&quot;;[.B330]-1)" office:value-type="float" office:value="570" calcext:value-type="float">
            <text:p>570</text:p>
          </table:table-cell>
          <table:table-cell table:style-name="ce6" office:value-type="float" office:value="570" calcext:value-type="float">
            <text:p>570</text:p>
          </table:table-cell>
          <table:table-cell table:style-name="ce8" table:formula="of:=IF(ISBLANK([.D329]);[.B329];[.B329]&amp;&quot;-&quot;&amp;[.D329])" office:value-type="string" office:string-value="569-570" calcext:value-type="string">
            <text:p>569-570</text:p>
          </table:table-cell>
          <table:table-cell table:style-name="ce8" office:value-type="string" calcext:value-type="string">
            <text:p>569-5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Home Alabama</text:p>
          </table:table-cell>
          <table:table-cell office:value-type="float" office:value="571" calcext:value-type="float">
            <text:p>571</text:p>
          </table:table-cell>
          <table:table-cell table:style-name="ce6" table:formula="of:=IF([.B331]-1=[.B330];&quot;&quot;;[.B331]-1)" office:value-type="float" office:value="572" calcext:value-type="float">
            <text:p>572</text:p>
          </table:table-cell>
          <table:table-cell table:style-name="ce6" office:value-type="float" office:value="572" calcext:value-type="float">
            <text:p>572</text:p>
          </table:table-cell>
          <table:table-cell table:style-name="ce8" table:formula="of:=IF(ISBLANK([.D330]);[.B330];[.B330]&amp;&quot;-&quot;&amp;[.D330])" office:value-type="string" office:string-value="571-572" calcext:value-type="string">
            <text:p>571-572</text:p>
          </table:table-cell>
          <table:table-cell table:style-name="ce8" office:value-type="string" calcext:value-type="string">
            <text:p>571-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nging On A Star</text:p>
          </table:table-cell>
          <table:table-cell office:value-type="float" office:value="573" calcext:value-type="float">
            <text:p>573</text:p>
          </table:table-cell>
          <table:table-cell table:style-name="ce6" table:formula="of:=IF([.B332]-1=[.B331];&quot;&quot;;[.B332]-1)" office:value-type="float" office:value="574" calcext:value-type="float">
            <text:p>574</text:p>
          </table:table-cell>
          <table:table-cell table:style-name="ce6" office:value-type="float" office:value="574" calcext:value-type="float">
            <text:p>574</text:p>
          </table:table-cell>
          <table:table-cell table:style-name="ce8" table:formula="of:=IF(ISBLANK([.D331]);[.B331];[.B331]&amp;&quot;-&quot;&amp;[.D331])" office:value-type="string" office:string-value="573-574" calcext:value-type="string">
            <text:p>573-574</text:p>
          </table:table-cell>
          <table:table-cell table:style-name="ce8" office:value-type="string" calcext:value-type="string">
            <text:p>573-5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Star-spangled Banner</text:p>
          </table:table-cell>
          <table:table-cell office:value-type="float" office:value="575" calcext:value-type="float">
            <text:p>575</text:p>
          </table:table-cell>
          <table:table-cell table:style-name="ce6" table:formula="of:=IF([.B333]-1=[.B332];&quot;&quot;;[.B333]-1)">
            <text:p/>
          </table:table-cell>
          <table:table-cell table:style-name="ce6"/>
          <table:table-cell table:style-name="ce8" table:formula="of:=IF(ISBLANK([.D332]);[.B332];[.B332]&amp;&quot;-&quot;&amp;[.D332])" office:value-type="string" office:string-value="575-" calcext:value-type="string">
            <text:p>575-</text:p>
          </table:table-cell>
          <table:table-cell table:style-name="ce8" office:value-type="string" calcext:value-type="string">
            <text:p>57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ke Me Out To The Ball Game</text:p>
          </table:table-cell>
          <table:table-cell office:value-type="float" office:value="576" calcext:value-type="float">
            <text:p>576</text:p>
          </table:table-cell>
          <table:table-cell table:style-name="ce6" table:formula="of:=IF([.B334]-1=[.B333];&quot;&quot;;[.B334]-1)">
            <text:p/>
          </table:table-cell>
          <table:table-cell table:style-name="ce6"/>
          <table:table-cell table:style-name="ce8" table:formula="of:=IF(ISBLANK([.D333]);[.B333];[.B333]&amp;&quot;-&quot;&amp;[.D333])" office:value-type="string" office:string-value="576-" calcext:value-type="string">
            <text:p>576-</text:p>
          </table:table-cell>
          <table:table-cell table:style-name="ce8" office:value-type="string" calcext:value-type="string">
            <text:p>57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ke It To The Limit</text:p>
          </table:table-cell>
          <table:table-cell office:value-type="float" office:value="577" calcext:value-type="float">
            <text:p>577</text:p>
          </table:table-cell>
          <table:table-cell table:style-name="ce6" table:formula="of:=IF([.B335]-1=[.B334];&quot;&quot;;[.B335]-1)" office:value-type="float" office:value="578" calcext:value-type="float">
            <text:p>578</text:p>
          </table:table-cell>
          <table:table-cell table:style-name="ce6" office:value-type="float" office:value="578" calcext:value-type="float">
            <text:p>578</text:p>
          </table:table-cell>
          <table:table-cell table:style-name="ce8" table:formula="of:=IF(ISBLANK([.D334]);[.B334];[.B334]&amp;&quot;-&quot;&amp;[.D334])" office:value-type="string" office:string-value="577-578" calcext:value-type="string">
            <text:p>577-578</text:p>
          </table:table-cell>
          <table:table-cell table:style-name="ce8" office:value-type="string" calcext:value-type="string">
            <text:p>577-5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ke Me Home Country Roads</text:p>
          </table:table-cell>
          <table:table-cell office:value-type="float" office:value="579" calcext:value-type="float">
            <text:p>579</text:p>
          </table:table-cell>
          <table:table-cell table:style-name="ce6" table:formula="of:=IF([.B336]-1=[.B335];&quot;&quot;;[.B336]-1)" office:value-type="float" office:value="580" calcext:value-type="float">
            <text:p>580</text:p>
          </table:table-cell>
          <table:table-cell table:style-name="ce6" office:value-type="float" office:value="580" calcext:value-type="float">
            <text:p>580</text:p>
          </table:table-cell>
          <table:table-cell table:style-name="ce8" table:formula="of:=IF(ISBLANK([.D335]);[.B335];[.B335]&amp;&quot;-&quot;&amp;[.D335])" office:value-type="string" office:string-value="579-580" calcext:value-type="string">
            <text:p>579-580</text:p>
          </table:table-cell>
          <table:table-cell table:style-name="ce8" office:value-type="string" calcext:value-type="string">
            <text:p>579-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lk To The Animals</text:p>
          </table:table-cell>
          <table:table-cell office:value-type="float" office:value="581" calcext:value-type="float">
            <text:p>581</text:p>
          </table:table-cell>
          <table:table-cell table:style-name="ce6" table:formula="of:=IF([.B337]-1=[.B336];&quot;&quot;;[.B337]-1)" office:value-type="float" office:value="582" calcext:value-type="float">
            <text:p>582</text:p>
          </table:table-cell>
          <table:table-cell table:style-name="ce6" office:value-type="float" office:value="582" calcext:value-type="float">
            <text:p>582</text:p>
          </table:table-cell>
          <table:table-cell table:style-name="ce8" table:formula="of:=IF(ISBLANK([.D336]);[.B336];[.B336]&amp;&quot;-&quot;&amp;[.D336])" office:value-type="string" office:string-value="581-582" calcext:value-type="string">
            <text:p>581-582</text:p>
          </table:table-cell>
          <table:table-cell table:style-name="ce8" office:value-type="string" calcext:value-type="string">
            <text:p>581-5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rs In Heaven</text:p>
          </table:table-cell>
          <table:table-cell office:value-type="float" office:value="583" calcext:value-type="float">
            <text:p>583</text:p>
          </table:table-cell>
          <table:table-cell table:style-name="ce6" table:formula="of:=IF([.B338]-1=[.B337];&quot;&quot;;[.B338]-1)" office:value-type="float" office:value="584" calcext:value-type="float">
            <text:p>584</text:p>
          </table:table-cell>
          <table:table-cell table:style-name="ce6" office:value-type="float" office:value="584" calcext:value-type="float">
            <text:p>584</text:p>
          </table:table-cell>
          <table:table-cell table:style-name="ce8" table:formula="of:=IF(ISBLANK([.D337]);[.B337];[.B337]&amp;&quot;-&quot;&amp;[.D337])" office:value-type="string" office:string-value="583-584" calcext:value-type="string">
            <text:p>583-584</text:p>
          </table:table-cell>
          <table:table-cell table:style-name="ce8" office:value-type="string" calcext:value-type="string">
            <text:p>583-5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Teenager In Love</text:p>
          </table:table-cell>
          <table:table-cell office:value-type="float" office:value="585" calcext:value-type="float">
            <text:p>585</text:p>
          </table:table-cell>
          <table:table-cell table:style-name="ce6" table:formula="of:=IF([.B339]-1=[.B338];&quot;&quot;;[.B339]-1)">
            <text:p/>
          </table:table-cell>
          <table:table-cell table:style-name="ce6"/>
          <table:table-cell table:style-name="ce8" table:formula="of:=IF(ISBLANK([.D338]);[.B338];[.B338]&amp;&quot;-&quot;&amp;[.D338])" office:value-type="string" office:string-value="585-" calcext:value-type="string">
            <text:p>585-</text:p>
          </table:table-cell>
          <table:table-cell table:style-name="ce8" office:value-type="string" calcext:value-type="string">
            <text:p>58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nnessee Waltz</text:p>
          </table:table-cell>
          <table:table-cell office:value-type="float" office:value="586" calcext:value-type="float">
            <text:p>586</text:p>
          </table:table-cell>
          <table:table-cell table:style-name="ce6" table:formula="of:=IF([.B340]-1=[.B339];&quot;&quot;;[.B340]-1)">
            <text:p/>
          </table:table-cell>
          <table:table-cell table:style-name="ce6"/>
          <table:table-cell table:style-name="ce8" table:formula="of:=IF(ISBLANK([.D339]);[.B339];[.B339]&amp;&quot;-&quot;&amp;[.D339])" office:value-type="string" office:string-value="586-" calcext:value-type="string">
            <text:p>586-</text:p>
          </table:table-cell>
          <table:table-cell table:style-name="ce8" office:value-type="string" calcext:value-type="string">
            <text:p>58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quila Sunrise</text:p>
          </table:table-cell>
          <table:table-cell office:value-type="float" office:value="587" calcext:value-type="float">
            <text:p>587</text:p>
          </table:table-cell>
          <table:table-cell table:style-name="ce6" table:formula="of:=IF([.B341]-1=[.B340];&quot;&quot;;[.B341]-1)" office:value-type="float" office:value="588" calcext:value-type="float">
            <text:p>588</text:p>
          </table:table-cell>
          <table:table-cell table:style-name="ce6" office:value-type="float" office:value="588" calcext:value-type="float">
            <text:p>588</text:p>
          </table:table-cell>
          <table:table-cell table:style-name="ce8" table:formula="of:=IF(ISBLANK([.D340]);[.B340];[.B340]&amp;&quot;-&quot;&amp;[.D340])" office:value-type="string" office:string-value="587-588" calcext:value-type="string">
            <text:p>587-588</text:p>
          </table:table-cell>
          <table:table-cell table:style-name="ce8" office:value-type="string" calcext:value-type="string">
            <text:p>587-5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nk Heaven For Little Girls</text:p>
          </table:table-cell>
          <table:table-cell office:value-type="float" office:value="589" calcext:value-type="float">
            <text:p>589</text:p>
          </table:table-cell>
          <table:table-cell table:style-name="ce6" table:formula="of:=IF([.B342]-1=[.B341];&quot;&quot;;[.B342]-1)" office:value-type="float" office:value="590" calcext:value-type="float">
            <text:p>590</text:p>
          </table:table-cell>
          <table:table-cell table:style-name="ce6" office:value-type="float" office:value="590" calcext:value-type="float">
            <text:p>590</text:p>
          </table:table-cell>
          <table:table-cell table:style-name="ce8" table:formula="of:=IF(ISBLANK([.D341]);[.B341];[.B341]&amp;&quot;-&quot;&amp;[.D341])" office:value-type="string" office:string-value="589-590" calcext:value-type="string">
            <text:p>589-590</text:p>
          </table:table-cell>
          <table:table-cell table:style-name="ce8" office:value-type="string" calcext:value-type="string">
            <text:p>589-5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t’s Amoré</text:p>
          </table:table-cell>
          <table:table-cell office:value-type="float" office:value="591" calcext:value-type="float">
            <text:p>591</text:p>
          </table:table-cell>
          <table:table-cell table:style-name="ce6" table:formula="of:=IF([.B343]-1=[.B342];&quot;&quot;;[.B343]-1)" office:value-type="float" office:value="592" calcext:value-type="float">
            <text:p>592</text:p>
          </table:table-cell>
          <table:table-cell table:style-name="ce6" office:value-type="float" office:value="592" calcext:value-type="float">
            <text:p>592</text:p>
          </table:table-cell>
          <table:table-cell table:style-name="ce8" table:formula="of:=IF(ISBLANK([.D342]);[.B342];[.B342]&amp;&quot;-&quot;&amp;[.D342])" office:value-type="string" office:string-value="591-592" calcext:value-type="string">
            <text:p>591-592</text:p>
          </table:table-cell>
          <table:table-cell table:style-name="ce8" office:value-type="string" calcext:value-type="string">
            <text:p>591-5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t’s What Friends Are For</text:p>
          </table:table-cell>
          <table:table-cell office:value-type="float" office:value="593" calcext:value-type="float">
            <text:p>593</text:p>
          </table:table-cell>
          <table:table-cell table:style-name="ce6" table:formula="of:=IF([.B344]-1=[.B343];&quot;&quot;;[.B344]-1)" office:value-type="float" office:value="594" calcext:value-type="float">
            <text:p>594</text:p>
          </table:table-cell>
          <table:table-cell table:style-name="ce6" office:value-type="float" office:value="594" calcext:value-type="float">
            <text:p>594</text:p>
          </table:table-cell>
          <table:table-cell table:style-name="ce8" table:formula="of:=IF(ISBLANK([.D343]);[.B343];[.B343]&amp;&quot;-&quot;&amp;[.D343])" office:value-type="string" office:string-value="593-594" calcext:value-type="string">
            <text:p>593-594</text:p>
          </table:table-cell>
          <table:table-cell table:style-name="ce8" office:value-type="string" calcext:value-type="string">
            <text:p>593-5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is Land Is Your Land</text:p>
          </table:table-cell>
          <table:table-cell office:value-type="float" office:value="595" calcext:value-type="float">
            <text:p>595</text:p>
          </table:table-cell>
          <table:table-cell table:style-name="ce6" table:formula="of:=IF([.B345]-1=[.B344];&quot;&quot;;[.B345]-1)" office:value-type="float" office:value="596" calcext:value-type="float">
            <text:p>596</text:p>
          </table:table-cell>
          <table:table-cell table:style-name="ce6" office:value-type="float" office:value="596" calcext:value-type="float">
            <text:p>596</text:p>
          </table:table-cell>
          <table:table-cell table:style-name="ce8" table:formula="of:=IF(ISBLANK([.D344]);[.B344];[.B344]&amp;&quot;-&quot;&amp;[.D344])" office:value-type="string" office:string-value="595-596" calcext:value-type="string">
            <text:p>595-596</text:p>
          </table:table-cell>
          <table:table-cell table:style-name="ce8" office:value-type="string" calcext:value-type="string">
            <text:p>595-5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ose Were The Days</text:p>
          </table:table-cell>
          <table:table-cell office:value-type="float" office:value="597" calcext:value-type="float">
            <text:p>597</text:p>
          </table:table-cell>
          <table:table-cell table:style-name="ce6" table:formula="of:=IF([.B346]-1=[.B345];&quot;&quot;;[.B346]-1)" office:value-type="float" office:value="598" calcext:value-type="float">
            <text:p>598</text:p>
          </table:table-cell>
          <table:table-cell table:style-name="ce6" office:value-type="float" office:value="598" calcext:value-type="float">
            <text:p>598</text:p>
          </table:table-cell>
          <table:table-cell table:style-name="ce8" table:formula="of:=IF(ISBLANK([.D345]);[.B345];[.B345]&amp;&quot;-&quot;&amp;[.D345])" office:value-type="string" office:string-value="597-598" calcext:value-type="string">
            <text:p>597-598</text:p>
          </table:table-cell>
          <table:table-cell table:style-name="ce8" office:value-type="string" calcext:value-type="string">
            <text:p>597-5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e A Yellow Ribbon Round The Ole Oak Tree</text:p>
          </table:table-cell>
          <table:table-cell office:value-type="float" office:value="599" calcext:value-type="float">
            <text:p>599</text:p>
          </table:table-cell>
          <table:table-cell table:style-name="ce6" table:formula="of:=IF([.B347]-1=[.B346];&quot;&quot;;[.B347]-1)" office:value-type="float" office:value="600" calcext:value-type="float">
            <text:p>600</text:p>
          </table:table-cell>
          <table:table-cell table:style-name="ce6" office:value-type="float" office:value="600" calcext:value-type="float">
            <text:p>600</text:p>
          </table:table-cell>
          <table:table-cell table:style-name="ce8" table:formula="of:=IF(ISBLANK([.D346]);[.B346];[.B346]&amp;&quot;-&quot;&amp;[.D346])" office:value-type="string" office:string-value="599-600" calcext:value-type="string">
            <text:p>599-600</text:p>
          </table:table-cell>
          <table:table-cell table:style-name="ce8" office:value-type="string" calcext:value-type="string">
            <text:p>599-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e Me Kangaroo Down Sport</text:p>
          </table:table-cell>
          <table:table-cell office:value-type="float" office:value="601" calcext:value-type="float">
            <text:p>601</text:p>
          </table:table-cell>
          <table:table-cell table:style-name="ce6" table:formula="of:=IF([.B348]-1=[.B347];&quot;&quot;;[.B348]-1)" office:value-type="float" office:value="602" calcext:value-type="float">
            <text:p>602</text:p>
          </table:table-cell>
          <table:table-cell table:style-name="ce6" office:value-type="float" office:value="602" calcext:value-type="float">
            <text:p>602</text:p>
          </table:table-cell>
          <table:table-cell table:style-name="ce8" table:formula="of:=IF(ISBLANK([.D347]);[.B347];[.B347]&amp;&quot;-&quot;&amp;[.D347])" office:value-type="string" office:string-value="601-602" calcext:value-type="string">
            <text:p>601-602</text:p>
          </table:table-cell>
          <table:table-cell table:style-name="ce8" office:value-type="string" calcext:value-type="string">
            <text:p>601-6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l There Was You</text:p>
          </table:table-cell>
          <table:table-cell office:value-type="float" office:value="603" calcext:value-type="float">
            <text:p>603</text:p>
          </table:table-cell>
          <table:table-cell table:style-name="ce6" table:formula="of:=IF([.B349]-1=[.B348];&quot;&quot;;[.B349]-1)">
            <text:p/>
          </table:table-cell>
          <table:table-cell table:style-name="ce6"/>
          <table:table-cell table:style-name="ce8" table:formula="of:=IF(ISBLANK([.D348]);[.B348];[.B348]&amp;&quot;-&quot;&amp;[.D348])" office:value-type="string" office:string-value="603-" calcext:value-type="string">
            <text:p>603-</text:p>
          </table:table-cell>
          <table:table-cell table:style-name="ce8" office:value-type="string" calcext:value-type="string">
            <text:p>60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me After Time</text:p>
          </table:table-cell>
          <table:table-cell office:value-type="float" office:value="604" calcext:value-type="float">
            <text:p>604</text:p>
          </table:table-cell>
          <table:table-cell table:style-name="ce6" table:formula="of:=IF([.B350]-1=[.B349];&quot;&quot;;[.B350]-1)">
            <text:p/>
          </table:table-cell>
          <table:table-cell table:style-name="ce6"/>
          <table:table-cell table:style-name="ce8" table:formula="of:=IF(ISBLANK([.D349]);[.B349];[.B349]&amp;&quot;-&quot;&amp;[.D349])" office:value-type="string" office:string-value="604-" calcext:value-type="string">
            <text:p>604-</text:p>
          </table:table-cell>
          <table:table-cell table:style-name="ce8" office:value-type="string" calcext:value-type="string">
            <text:p>60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Times They Are A-changin’</text:p>
          </table:table-cell>
          <table:table-cell office:value-type="float" office:value="605" calcext:value-type="float">
            <text:p>605</text:p>
          </table:table-cell>
          <table:table-cell table:style-name="ce6" table:formula="of:=IF([.B351]-1=[.B350];&quot;&quot;;[.B351]-1)" office:value-type="float" office:value="606" calcext:value-type="float">
            <text:p>606</text:p>
          </table:table-cell>
          <table:table-cell table:style-name="ce6" office:value-type="float" office:value="606" calcext:value-type="float">
            <text:p>606</text:p>
          </table:table-cell>
          <table:table-cell table:style-name="ce8" table:formula="of:=IF(ISBLANK([.D350]);[.B350];[.B350]&amp;&quot;-&quot;&amp;[.D350])" office:value-type="string" office:string-value="605-606" calcext:value-type="string">
            <text:p>605-606</text:p>
          </table:table-cell>
          <table:table-cell table:style-name="ce8" office:value-type="string" calcext:value-type="string">
            <text:p>605-6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ny Bubbles</text:p>
          </table:table-cell>
          <table:table-cell office:value-type="float" office:value="607" calcext:value-type="float">
            <text:p>607</text:p>
          </table:table-cell>
          <table:table-cell table:style-name="ce6" table:formula="of:=IF([.B352]-1=[.B351];&quot;&quot;;[.B352]-1)">
            <text:p/>
          </table:table-cell>
          <table:table-cell table:style-name="ce6"/>
          <table:table-cell table:style-name="ce8" table:formula="of:=IF(ISBLANK([.D351]);[.B351];[.B351]&amp;&quot;-&quot;&amp;[.D351])" office:value-type="string" office:string-value="607-" calcext:value-type="string">
            <text:p>607-</text:p>
          </table:table-cell>
          <table:table-cell table:style-name="ce8" office:value-type="string" calcext:value-type="string">
            <text:p>60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p-toe Thru’ The Tulips With Me</text:p>
          </table:table-cell>
          <table:table-cell office:value-type="float" office:value="608" calcext:value-type="float">
            <text:p>608</text:p>
          </table:table-cell>
          <table:table-cell table:style-name="ce6" table:formula="of:=IF([.B353]-1=[.B352];&quot;&quot;;[.B353]-1)">
            <text:p/>
          </table:table-cell>
          <table:table-cell table:style-name="ce6"/>
          <table:table-cell table:style-name="ce8" table:formula="of:=IF(ISBLANK([.D352]);[.B352];[.B352]&amp;&quot;-&quot;&amp;[.D352])" office:value-type="string" office:string-value="608-" calcext:value-type="string">
            <text:p>608-</text:p>
          </table:table-cell>
          <table:table-cell table:style-name="ce8" office:value-type="string" calcext:value-type="string">
            <text:p>60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es</text:p>
          </table:table-cell>
          <table:table-cell office:value-type="float" office:value="609" calcext:value-type="float">
            <text:p>609</text:p>
          </table:table-cell>
          <table:table-cell table:style-name="ce6" table:formula="of:=IF([.B354]-1=[.B353];&quot;&quot;;[.B354]-1)" office:value-type="float" office:value="610" calcext:value-type="float">
            <text:p>610</text:p>
          </table:table-cell>
          <table:table-cell table:style-name="ce6" office:value-type="float" office:value="610" calcext:value-type="float">
            <text:p>610</text:p>
          </table:table-cell>
          <table:table-cell table:style-name="ce8" table:formula="of:=IF(ISBLANK([.D353]);[.B353];[.B353]&amp;&quot;-&quot;&amp;[.D353])" office:value-type="string" office:string-value="609-610" calcext:value-type="string">
            <text:p>609-610</text:p>
          </table:table-cell>
          <table:table-cell table:style-name="ce8" office:value-type="string" calcext:value-type="string">
            <text:p>609-6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 Dooley</text:p>
          </table:table-cell>
          <table:table-cell office:value-type="float" office:value="611" calcext:value-type="float">
            <text:p>611</text:p>
          </table:table-cell>
          <table:table-cell table:style-name="ce6" table:formula="of:=IF([.B355]-1=[.B354];&quot;&quot;;[.B355]-1)">
            <text:p/>
          </table:table-cell>
          <table:table-cell table:style-name="ce6"/>
          <table:table-cell table:style-name="ce8" table:formula="of:=IF(ISBLANK([.D354]);[.B354];[.B354]&amp;&quot;-&quot;&amp;[.D354])" office:value-type="string" office:string-value="611-" calcext:value-type="string">
            <text:p>611-</text:p>
          </table:table-cell>
          <table:table-cell table:style-name="ce8" office:value-type="string" calcext:value-type="string">
            <text:p>611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night You Belong To Me</text:p>
          </table:table-cell>
          <table:table-cell office:value-type="float" office:value="612" calcext:value-type="float">
            <text:p>612</text:p>
          </table:table-cell>
          <table:table-cell table:style-name="ce6" table:formula="of:=IF([.B356]-1=[.B355];&quot;&quot;;[.B356]-1)">
            <text:p/>
          </table:table-cell>
          <table:table-cell table:style-name="ce6"/>
          <table:table-cell table:style-name="ce8" table:formula="of:=IF(ISBLANK([.D355]);[.B355];[.B355]&amp;&quot;-&quot;&amp;[.D355])" office:value-type="string" office:string-value="612-" calcext:value-type="string">
            <text:p>612-</text:p>
          </table:table-cell>
          <table:table-cell table:style-name="ce8" office:value-type="string" calcext:value-type="string">
            <text:p>612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orrow</text:p>
          </table:table-cell>
          <table:table-cell office:value-type="float" office:value="613" calcext:value-type="float">
            <text:p>613</text:p>
          </table:table-cell>
          <table:table-cell table:style-name="ce6" table:formula="of:=IF([.B357]-1=[.B356];&quot;&quot;;[.B357]-1)" office:value-type="float" office:value="614" calcext:value-type="float">
            <text:p>614</text:p>
          </table:table-cell>
          <table:table-cell table:style-name="ce6" office:value-type="float" office:value="614" calcext:value-type="float">
            <text:p>614</text:p>
          </table:table-cell>
          <table:table-cell table:style-name="ce8" table:formula="of:=IF(ISBLANK([.D356]);[.B356];[.B356]&amp;&quot;-&quot;&amp;[.D356])" office:value-type="string" office:string-value="613-614" calcext:value-type="string">
            <text:p>613-614</text:p>
          </table:table-cell>
          <table:table-cell table:style-name="ce8" office:value-type="string" calcext:value-type="string">
            <text:p>613-6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o Young</text:p>
          </table:table-cell>
          <table:table-cell office:value-type="float" office:value="615" calcext:value-type="float">
            <text:p>615</text:p>
          </table:table-cell>
          <table:table-cell table:style-name="ce6" table:formula="of:=IF([.B358]-1=[.B357];&quot;&quot;;[.B358]-1)">
            <text:p/>
          </table:table-cell>
          <table:table-cell table:style-name="ce6"/>
          <table:table-cell table:style-name="ce8" table:formula="of:=IF(ISBLANK([.D357]);[.B357];[.B357]&amp;&quot;-&quot;&amp;[.D357])" office:value-type="string" office:string-value="615-" calcext:value-type="string">
            <text:p>615-</text:p>
          </table:table-cell>
          <table:table-cell table:style-name="ce8" office:value-type="string" calcext:value-type="string">
            <text:p>61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Twist</text:p>
          </table:table-cell>
          <table:table-cell office:value-type="float" office:value="616" calcext:value-type="float">
            <text:p>616</text:p>
          </table:table-cell>
          <table:table-cell table:style-name="ce6" table:formula="of:=IF([.B359]-1=[.B358];&quot;&quot;;[.B359]-1)">
            <text:p/>
          </table:table-cell>
          <table:table-cell table:style-name="ce6"/>
          <table:table-cell table:style-name="ce8" table:formula="of:=IF(ISBLANK([.D358]);[.B358];[.B358]&amp;&quot;-&quot;&amp;[.D358])" office:value-type="string" office:string-value="616-" calcext:value-type="string">
            <text:p>616-</text:p>
          </table:table-cell>
          <table:table-cell table:style-name="ce8" office:value-type="string" calcext:value-type="string">
            <text:p>61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 Of The World</text:p>
          </table:table-cell>
          <table:table-cell office:value-type="float" office:value="617" calcext:value-type="float">
            <text:p>617</text:p>
          </table:table-cell>
          <table:table-cell table:style-name="ce6" table:formula="of:=IF([.B360]-1=[.B359];&quot;&quot;;[.B360]-1)" office:value-type="float" office:value="618" calcext:value-type="float">
            <text:p>618</text:p>
          </table:table-cell>
          <table:table-cell table:style-name="ce6" office:value-type="float" office:value="618" calcext:value-type="float">
            <text:p>618</text:p>
          </table:table-cell>
          <table:table-cell table:style-name="ce8" table:formula="of:=IF(ISBLANK([.D359]);[.B359];[.B359]&amp;&quot;-&quot;&amp;[.D359])" office:value-type="string" office:string-value="617-618" calcext:value-type="string">
            <text:p>617-618</text:p>
          </table:table-cell>
          <table:table-cell table:style-name="ce8" office:value-type="string" calcext:value-type="string">
            <text:p>617-6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ckin’</text:p>
          </table:table-cell>
          <table:table-cell office:value-type="float" office:value="619" calcext:value-type="float">
            <text:p>619</text:p>
          </table:table-cell>
          <table:table-cell table:style-name="ce6" table:formula="of:=IF([.B361]-1=[.B360];&quot;&quot;;[.B361]-1)" office:value-type="float" office:value="620" calcext:value-type="float">
            <text:p>620</text:p>
          </table:table-cell>
          <table:table-cell table:style-name="ce6" office:value-type="float" office:value="620" calcext:value-type="float">
            <text:p>620</text:p>
          </table:table-cell>
          <table:table-cell table:style-name="ce8" table:formula="of:=IF(ISBLANK([.D360]);[.B360];[.B360]&amp;&quot;-&quot;&amp;[.D360])" office:value-type="string" office:string-value="619-620" calcext:value-type="string">
            <text:p>619-620</text:p>
          </table:table-cell>
          <table:table-cell table:style-name="ce8" office:value-type="string" calcext:value-type="string">
            <text:p>619-6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y To Remember</text:p>
          </table:table-cell>
          <table:table-cell office:value-type="float" office:value="621" calcext:value-type="float">
            <text:p>621</text:p>
          </table:table-cell>
          <table:table-cell table:style-name="ce6" table:formula="of:=IF([.B362]-1=[.B361];&quot;&quot;;[.B362]-1)" office:value-type="float" office:value="622" calcext:value-type="float">
            <text:p>622</text:p>
          </table:table-cell>
          <table:table-cell table:style-name="ce6" office:value-type="float" office:value="622" calcext:value-type="float">
            <text:p>622</text:p>
          </table:table-cell>
          <table:table-cell table:style-name="ce8" table:formula="of:=IF(ISBLANK([.D361]);[.B361];[.B361]&amp;&quot;-&quot;&amp;[.D361])" office:value-type="string" office:string-value="621-622" calcext:value-type="string">
            <text:p>621-622</text:p>
          </table:table-cell>
          <table:table-cell table:style-name="ce8" office:value-type="string" calcext:value-type="string">
            <text:p>621-6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n! Turn! Turn!</text:p>
          </table:table-cell>
          <table:table-cell office:value-type="float" office:value="623" calcext:value-type="float">
            <text:p>623</text:p>
          </table:table-cell>
          <table:table-cell table:style-name="ce6" table:formula="of:=IF([.B363]-1=[.B362];&quot;&quot;;[.B363]-1)" office:value-type="float" office:value="624" calcext:value-type="float">
            <text:p>624</text:p>
          </table:table-cell>
          <table:table-cell table:style-name="ce6" office:value-type="float" office:value="624" calcext:value-type="float">
            <text:p>624</text:p>
          </table:table-cell>
          <table:table-cell table:style-name="ce8" table:formula="of:=IF(ISBLANK([.D362]);[.B362];[.B362]&amp;&quot;-&quot;&amp;[.D362])" office:value-type="string" office:string-value="623-624" calcext:value-type="string">
            <text:p>623-624</text:p>
          </table:table-cell>
          <table:table-cell table:style-name="ce8" office:value-type="string" calcext:value-type="string">
            <text:p>623-6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6 Miles</text:p>
          </table:table-cell>
          <table:table-cell office:value-type="float" office:value="625" calcext:value-type="float">
            <text:p>625</text:p>
          </table:table-cell>
          <table:table-cell table:style-name="ce6" table:formula="of:=IF([.B364]-1=[.B363];&quot;&quot;;[.B364]-1)" office:value-type="float" office:value="626" calcext:value-type="float">
            <text:p>626</text:p>
          </table:table-cell>
          <table:table-cell table:style-name="ce6" office:value-type="float" office:value="626" calcext:value-type="float">
            <text:p>626</text:p>
          </table:table-cell>
          <table:table-cell table:style-name="ce8" table:formula="of:=IF(ISBLANK([.D363]);[.B363];[.B363]&amp;&quot;-&quot;&amp;[.D363])" office:value-type="string" office:string-value="625-626" calcext:value-type="string">
            <text:p>625-626</text:p>
          </table:table-cell>
          <table:table-cell table:style-name="ce8" office:value-type="string" calcext:value-type="string">
            <text:p>625-6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kulele Lady</text:p>
          </table:table-cell>
          <table:table-cell office:value-type="float" office:value="627" calcext:value-type="float">
            <text:p>627</text:p>
          </table:table-cell>
          <table:table-cell table:style-name="ce6" table:formula="of:=IF([.B365]-1=[.B364];&quot;&quot;;[.B365]-1)" office:value-type="float" office:value="628" calcext:value-type="float">
            <text:p>628</text:p>
          </table:table-cell>
          <table:table-cell table:style-name="ce6" office:value-type="float" office:value="628" calcext:value-type="float">
            <text:p>628</text:p>
          </table:table-cell>
          <table:table-cell table:style-name="ce8" table:formula="of:=IF(ISBLANK([.D364]);[.B364];[.B364]&amp;&quot;-&quot;&amp;[.D364])" office:value-type="string" office:string-value="627-628" calcext:value-type="string">
            <text:p>627-628</text:p>
          </table:table-cell>
          <table:table-cell table:style-name="ce8" office:value-type="string" calcext:value-type="string">
            <text:p>627-6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nicorn</text:p>
          </table:table-cell>
          <table:table-cell office:value-type="float" office:value="629" calcext:value-type="float">
            <text:p>629</text:p>
          </table:table-cell>
          <table:table-cell table:style-name="ce6" table:formula="of:=IF([.B366]-1=[.B365];&quot;&quot;;[.B366]-1)" office:value-type="float" office:value="630" calcext:value-type="float">
            <text:p>630</text:p>
          </table:table-cell>
          <table:table-cell table:style-name="ce6" office:value-type="float" office:value="630" calcext:value-type="float">
            <text:p>630</text:p>
          </table:table-cell>
          <table:table-cell table:style-name="ce8" table:formula="of:=IF(ISBLANK([.D365]);[.B365];[.B365]&amp;&quot;-&quot;&amp;[.D365])" office:value-type="string" office:string-value="629-630" calcext:value-type="string">
            <text:p>629-630</text:p>
          </table:table-cell>
          <table:table-cell table:style-name="ce8" office:value-type="string" calcext:value-type="string">
            <text:p>629-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va La Vida</text:p>
          </table:table-cell>
          <table:table-cell office:value-type="float" office:value="631" calcext:value-type="float">
            <text:p>631</text:p>
          </table:table-cell>
          <table:table-cell table:style-name="ce6" table:formula="of:=IF([.B367]-1=[.B366];&quot;&quot;;[.B367]-1)" office:value-type="float" office:value="632" calcext:value-type="float">
            <text:p>632</text:p>
          </table:table-cell>
          <table:table-cell table:style-name="ce6" office:value-type="float" office:value="632" calcext:value-type="float">
            <text:p>632</text:p>
          </table:table-cell>
          <table:table-cell table:style-name="ce8" table:formula="of:=IF(ISBLANK([.D366]);[.B366];[.B366]&amp;&quot;-&quot;&amp;[.D366])" office:value-type="string" office:string-value="631-632" calcext:value-type="string">
            <text:p>631-632</text:p>
          </table:table-cell>
          <table:table-cell table:style-name="ce8" office:value-type="string" calcext:value-type="string">
            <text:p>631-6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king In The Sunshine</text:p>
          </table:table-cell>
          <table:table-cell office:value-type="float" office:value="633" calcext:value-type="float">
            <text:p>633</text:p>
          </table:table-cell>
          <table:table-cell table:style-name="ce6" table:formula="of:=IF([.B368]-1=[.B367];&quot;&quot;;[.B368]-1)">
            <text:p/>
          </table:table-cell>
          <table:table-cell table:style-name="ce6"/>
          <table:table-cell table:style-name="ce8" table:formula="of:=IF(ISBLANK([.D367]);[.B367];[.B367]&amp;&quot;-&quot;&amp;[.D367])" office:value-type="string" office:string-value="633-" calcext:value-type="string">
            <text:p>633-</text:p>
          </table:table-cell>
          <table:table-cell table:style-name="ce8" office:value-type="string" calcext:value-type="string">
            <text:p>63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 Shall Overcome</text:p>
          </table:table-cell>
          <table:table-cell office:value-type="float" office:value="634" calcext:value-type="float">
            <text:p>634</text:p>
          </table:table-cell>
          <table:table-cell table:style-name="ce6" table:formula="of:=IF([.B369]-1=[.B368];&quot;&quot;;[.B369]-1)">
            <text:p/>
          </table:table-cell>
          <table:table-cell table:style-name="ce6"/>
          <table:table-cell table:style-name="ce8" table:formula="of:=IF(ISBLANK([.D368]);[.B368];[.B368]&amp;&quot;-&quot;&amp;[.D368])" office:value-type="string" office:string-value="634-" calcext:value-type="string">
            <text:p>634-</text:p>
          </table:table-cell>
          <table:table-cell table:style-name="ce8" office:value-type="string" calcext:value-type="string">
            <text:p>63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nted Dead Or Alive</text:p>
          </table:table-cell>
          <table:table-cell office:value-type="float" office:value="635" calcext:value-type="float">
            <text:p>635</text:p>
          </table:table-cell>
          <table:table-cell table:style-name="ce6" table:formula="of:=IF([.B370]-1=[.B369];&quot;&quot;;[.B370]-1)" office:value-type="float" office:value="636" calcext:value-type="float">
            <text:p>636</text:p>
          </table:table-cell>
          <table:table-cell table:style-name="ce6" office:value-type="float" office:value="636" calcext:value-type="float">
            <text:p>636</text:p>
          </table:table-cell>
          <table:table-cell table:style-name="ce8" table:formula="of:=IF(ISBLANK([.D369]);[.B369];[.B369]&amp;&quot;-&quot;&amp;[.D369])" office:value-type="string" office:string-value="635-636" calcext:value-type="string">
            <text:p>635-636</text:p>
          </table:table-cell>
          <table:table-cell table:style-name="ce8" office:value-type="string" calcext:value-type="string">
            <text:p>635-6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’way Down Yonder In New Orleans</text:p>
          </table:table-cell>
          <table:table-cell office:value-type="float" office:value="637" calcext:value-type="float">
            <text:p>637</text:p>
          </table:table-cell>
          <table:table-cell table:style-name="ce6" table:formula="of:=IF([.B371]-1=[.B370];&quot;&quot;;[.B371]-1)" office:value-type="float" office:value="638" calcext:value-type="float">
            <text:p>638</text:p>
          </table:table-cell>
          <table:table-cell table:style-name="ce6" office:value-type="float" office:value="638" calcext:value-type="float">
            <text:p>638</text:p>
          </table:table-cell>
          <table:table-cell table:style-name="ce8" table:formula="of:=IF(ISBLANK([.D370]);[.B370];[.B370]&amp;&quot;-&quot;&amp;[.D370])" office:value-type="string" office:string-value="637-638" calcext:value-type="string">
            <text:p>637-638</text:p>
          </table:table-cell>
          <table:table-cell table:style-name="ce8" office:value-type="string" calcext:value-type="string">
            <text:p>637-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 Are Family</text:p>
          </table:table-cell>
          <table:table-cell office:value-type="float" office:value="639" calcext:value-type="float">
            <text:p>639</text:p>
          </table:table-cell>
          <table:table-cell table:style-name="ce6" table:formula="of:=IF([.B372]-1=[.B371];&quot;&quot;;[.B372]-1)" office:value-type="float" office:value="640" calcext:value-type="float">
            <text:p>640</text:p>
          </table:table-cell>
          <table:table-cell table:style-name="ce6" office:value-type="float" office:value="640" calcext:value-type="float">
            <text:p>640</text:p>
          </table:table-cell>
          <table:table-cell table:style-name="ce8" table:formula="of:=IF(ISBLANK([.D371]);[.B371];[.B371]&amp;&quot;-&quot;&amp;[.D371])" office:value-type="string" office:string-value="639-640" calcext:value-type="string">
            <text:p>639-640</text:p>
          </table:table-cell>
          <table:table-cell table:style-name="ce8" office:value-type="string" calcext:value-type="string">
            <text:p>639-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 Are The World</text:p>
          </table:table-cell>
          <table:table-cell office:value-type="float" office:value="641" calcext:value-type="float">
            <text:p>641</text:p>
          </table:table-cell>
          <table:table-cell table:style-name="ce6" table:formula="of:=IF([.B373]-1=[.B372];&quot;&quot;;[.B373]-1)" office:value-type="float" office:value="642" calcext:value-type="float">
            <text:p>642</text:p>
          </table:table-cell>
          <table:table-cell table:style-name="ce6" office:value-type="float" office:value="642" calcext:value-type="float">
            <text:p>642</text:p>
          </table:table-cell>
          <table:table-cell table:style-name="ce8" table:formula="of:=IF(ISBLANK([.D372]);[.B372];[.B372]&amp;&quot;-&quot;&amp;[.D372])" office:value-type="string" office:string-value="641-642" calcext:value-type="string">
            <text:p>641-642</text:p>
          </table:table-cell>
          <table:table-cell table:style-name="ce8" office:value-type="string" calcext:value-type="string">
            <text:p>641-6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’ll Sing In The Sunshine</text:p>
          </table:table-cell>
          <table:table-cell office:value-type="float" office:value="643" calcext:value-type="float">
            <text:p>643</text:p>
          </table:table-cell>
          <table:table-cell table:style-name="ce6" table:formula="of:=IF([.B374]-1=[.B373];&quot;&quot;;[.B374]-1)">
            <text:p/>
          </table:table-cell>
          <table:table-cell table:style-name="ce6"/>
          <table:table-cell table:style-name="ce8" table:formula="of:=IF(ISBLANK([.D373]);[.B373];[.B373]&amp;&quot;-&quot;&amp;[.D373])" office:value-type="string" office:string-value="643-" calcext:value-type="string">
            <text:p>643-</text:p>
          </table:table-cell>
          <table:table-cell table:style-name="ce8" office:value-type="string" calcext:value-type="string">
            <text:p>64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n I Grow Too Old To Dream</text:p>
          </table:table-cell>
          <table:table-cell office:value-type="float" office:value="644" calcext:value-type="float">
            <text:p>644</text:p>
          </table:table-cell>
          <table:table-cell table:style-name="ce6" table:formula="of:=IF([.B375]-1=[.B374];&quot;&quot;;[.B375]-1)">
            <text:p/>
          </table:table-cell>
          <table:table-cell table:style-name="ce6"/>
          <table:table-cell table:style-name="ce8" table:formula="of:=IF(ISBLANK([.D374]);[.B374];[.B374]&amp;&quot;-&quot;&amp;[.D374])" office:value-type="string" office:string-value="644-" calcext:value-type="string">
            <text:p>644-</text:p>
          </table:table-cell>
          <table:table-cell table:style-name="ce8" office:value-type="string" calcext:value-type="string">
            <text:p>64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lcome Back</text:p>
          </table:table-cell>
          <table:table-cell office:value-type="float" office:value="645" calcext:value-type="float">
            <text:p>645</text:p>
          </table:table-cell>
          <table:table-cell table:style-name="ce6" table:formula="of:=IF([.B376]-1=[.B375];&quot;&quot;;[.B376]-1)" office:value-type="float" office:value="646" calcext:value-type="float">
            <text:p>646</text:p>
          </table:table-cell>
          <table:table-cell table:style-name="ce6" office:value-type="float" office:value="646" calcext:value-type="float">
            <text:p>646</text:p>
          </table:table-cell>
          <table:table-cell table:style-name="ce8" table:formula="of:=IF(ISBLANK([.D375]);[.B375];[.B375]&amp;&quot;-&quot;&amp;[.D375])" office:value-type="string" office:string-value="645-646" calcext:value-type="string">
            <text:p>645-646</text:p>
          </table:table-cell>
          <table:table-cell table:style-name="ce8" office:value-type="string" calcext:value-type="string">
            <text:p>645-6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A Wonderful World</text:p>
          </table:table-cell>
          <table:table-cell office:value-type="float" office:value="647" calcext:value-type="float">
            <text:p>647</text:p>
          </table:table-cell>
          <table:table-cell table:style-name="ce6" table:formula="of:=IF([.B377]-1=[.B376];&quot;&quot;;[.B377]-1)" office:value-type="float" office:value="648" calcext:value-type="float">
            <text:p>648</text:p>
          </table:table-cell>
          <table:table-cell table:style-name="ce6" office:value-type="float" office:value="648" calcext:value-type="float">
            <text:p>648</text:p>
          </table:table-cell>
          <table:table-cell table:style-name="ce8" table:formula="of:=IF(ISBLANK([.D376]);[.B376];[.B376]&amp;&quot;-&quot;&amp;[.D376])" office:value-type="string" office:string-value="647-648" calcext:value-type="string">
            <text:p>647-648</text:p>
          </table:table-cell>
          <table:table-cell table:style-name="ce8" office:value-type="string" calcext:value-type="string">
            <text:p>647-6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Have They Done To My Song Ma?</text:p>
          </table:table-cell>
          <table:table-cell office:value-type="float" office:value="649" calcext:value-type="float">
            <text:p>649</text:p>
          </table:table-cell>
          <table:table-cell table:style-name="ce6" table:formula="of:=IF([.B378]-1=[.B377];&quot;&quot;;[.B378]-1)">
            <text:p/>
          </table:table-cell>
          <table:table-cell table:style-name="ce6"/>
          <table:table-cell table:style-name="ce8" table:formula="of:=IF(ISBLANK([.D377]);[.B377];[.B377]&amp;&quot;-&quot;&amp;[.D377])" office:value-type="string" office:string-value="649-" calcext:value-type="string">
            <text:p>649-</text:p>
          </table:table-cell>
          <table:table-cell table:style-name="ce8" office:value-type="string" calcext:value-type="string">
            <text:p>649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n Irish Eyes Are Smiling</text:p>
          </table:table-cell>
          <table:table-cell office:value-type="float" office:value="650" calcext:value-type="float">
            <text:p>650</text:p>
          </table:table-cell>
          <table:table-cell table:style-name="ce6" table:formula="of:=IF([.B379]-1=[.B378];&quot;&quot;;[.B379]-1)">
            <text:p/>
          </table:table-cell>
          <table:table-cell table:style-name="ce6"/>
          <table:table-cell table:style-name="ce8" table:formula="of:=IF(ISBLANK([.D378]);[.B378];[.B378]&amp;&quot;-&quot;&amp;[.D378])" office:value-type="string" office:string-value="650-" calcext:value-type="string">
            <text:p>650-</text:p>
          </table:table-cell>
          <table:table-cell table:style-name="ce8" office:value-type="string" calcext:value-type="string">
            <text:p>650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The World Needs Now Is Love</text:p>
          </table:table-cell>
          <table:table-cell office:value-type="float" office:value="651" calcext:value-type="float">
            <text:p>651</text:p>
          </table:table-cell>
          <table:table-cell table:style-name="ce6" table:formula="of:=IF([.B380]-1=[.B379];&quot;&quot;;[.B380]-1)" office:value-type="float" office:value="652" calcext:value-type="float">
            <text:p>652</text:p>
          </table:table-cell>
          <table:table-cell table:style-name="ce6" office:value-type="float" office:value="652" calcext:value-type="float">
            <text:p>652</text:p>
          </table:table-cell>
          <table:table-cell table:style-name="ce8" table:formula="of:=IF(ISBLANK([.D379]);[.B379];[.B379]&amp;&quot;-&quot;&amp;[.D379])" office:value-type="string" office:string-value="651-652" calcext:value-type="string">
            <text:p>651-652</text:p>
          </table:table-cell>
          <table:table-cell table:style-name="ce8" office:value-type="string" calcext:value-type="string">
            <text:p>651-6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n I’m Cleaning Windows</text:p>
          </table:table-cell>
          <table:table-cell office:value-type="float" office:value="653" calcext:value-type="float">
            <text:p>653</text:p>
          </table:table-cell>
          <table:table-cell table:style-name="ce6" table:formula="of:=IF([.B381]-1=[.B380];&quot;&quot;;[.B381]-1)" office:value-type="float" office:value="654" calcext:value-type="float">
            <text:p>654</text:p>
          </table:table-cell>
          <table:table-cell table:style-name="ce6" office:value-type="float" office:value="654" calcext:value-type="float">
            <text:p>654</text:p>
          </table:table-cell>
          <table:table-cell table:style-name="ce8" table:formula="of:=IF(ISBLANK([.D380]);[.B380];[.B380]&amp;&quot;-&quot;&amp;[.D380])" office:value-type="string" office:string-value="653-654" calcext:value-type="string">
            <text:p>653-654</text:p>
          </table:table-cell>
          <table:table-cell table:style-name="ce8" office:value-type="string" calcext:value-type="string">
            <text:p>653-6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n I’m Sixty-four</text:p>
          </table:table-cell>
          <table:table-cell office:value-type="float" office:value="655" calcext:value-type="float">
            <text:p>655</text:p>
          </table:table-cell>
          <table:table-cell table:style-name="ce6" table:formula="of:=IF([.B382]-1=[.B381];&quot;&quot;;[.B382]-1)" office:value-type="float" office:value="656" calcext:value-type="float">
            <text:p>656</text:p>
          </table:table-cell>
          <table:table-cell table:style-name="ce6" office:value-type="float" office:value="656" calcext:value-type="float">
            <text:p>656</text:p>
          </table:table-cell>
          <table:table-cell table:style-name="ce8" table:formula="of:=IF(ISBLANK([.D381]);[.B381];[.B381]&amp;&quot;-&quot;&amp;[.D381])" office:value-type="string" office:string-value="655-656" calcext:value-type="string">
            <text:p>655-656</text:p>
          </table:table-cell>
          <table:table-cell table:style-name="ce8" office:value-type="string" calcext:value-type="string">
            <text:p>655-6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n You Wish Upon A Star</text:p>
          </table:table-cell>
          <table:table-cell office:value-type="float" office:value="657" calcext:value-type="float">
            <text:p>657</text:p>
          </table:table-cell>
          <table:table-cell table:style-name="ce6" table:formula="of:=IF([.B383]-1=[.B382];&quot;&quot;;[.B383]-1)">
            <text:p/>
          </table:table-cell>
          <table:table-cell table:style-name="ce6"/>
          <table:table-cell table:style-name="ce8" table:formula="of:=IF(ISBLANK([.D382]);[.B382];[.B382]&amp;&quot;-&quot;&amp;[.D382])" office:value-type="string" office:string-value="657-" calcext:value-type="string">
            <text:p>657-</text:p>
          </table:table-cell>
          <table:table-cell table:style-name="ce8" office:value-type="string" calcext:value-type="string">
            <text:p>657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n You’re Smiling</text:p>
          </table:table-cell>
          <table:table-cell office:value-type="float" office:value="658" calcext:value-type="float">
            <text:p>658</text:p>
          </table:table-cell>
          <table:table-cell table:style-name="ce6" table:formula="of:=IF([.B384]-1=[.B383];&quot;&quot;;[.B384]-1)">
            <text:p/>
          </table:table-cell>
          <table:table-cell table:style-name="ce6"/>
          <table:table-cell table:style-name="ce8" table:formula="of:=IF(ISBLANK([.D383]);[.B383];[.B383]&amp;&quot;-&quot;&amp;[.D383])" office:value-type="string" office:string-value="658-" calcext:value-type="string">
            <text:p>658-</text:p>
          </table:table-cell>
          <table:table-cell table:style-name="ce8" office:value-type="string" calcext:value-type="string">
            <text:p>658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re Do You Start?</text:p>
          </table:table-cell>
          <table:table-cell office:value-type="float" office:value="659" calcext:value-type="float">
            <text:p>659</text:p>
          </table:table-cell>
          <table:table-cell table:style-name="ce6" table:formula="of:=IF([.B385]-1=[.B384];&quot;&quot;;[.B385]-1)" office:value-type="float" office:value="660" calcext:value-type="float">
            <text:p>660</text:p>
          </table:table-cell>
          <table:table-cell table:style-name="ce6" office:value-type="float" office:value="660" calcext:value-type="float">
            <text:p>660</text:p>
          </table:table-cell>
          <table:table-cell table:style-name="ce8" table:formula="of:=IF(ISBLANK([.D384]);[.B384];[.B384]&amp;&quot;-&quot;&amp;[.D384])" office:value-type="string" office:string-value="659-660" calcext:value-type="string">
            <text:p>659-660</text:p>
          </table:table-cell>
          <table:table-cell table:style-name="ce8" office:value-type="string" calcext:value-type="string">
            <text:p>659-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re Have All The Flowers Gone?</text:p>
          </table:table-cell>
          <table:table-cell office:value-type="float" office:value="661" calcext:value-type="float">
            <text:p>661</text:p>
          </table:table-cell>
          <table:table-cell table:style-name="ce6" table:formula="of:=IF([.B386]-1=[.B385];&quot;&quot;;[.B386]-1)" office:value-type="float" office:value="662" calcext:value-type="float">
            <text:p>662</text:p>
          </table:table-cell>
          <table:table-cell table:style-name="ce6" office:value-type="float" office:value="662" calcext:value-type="float">
            <text:p>662</text:p>
          </table:table-cell>
          <table:table-cell table:style-name="ce8" table:formula="of:=IF(ISBLANK([.D385]);[.B385];[.B385]&amp;&quot;-&quot;&amp;[.D385])" office:value-type="string" office:string-value="661-662" calcext:value-type="string">
            <text:p>661-662</text:p>
          </table:table-cell>
          <table:table-cell table:style-name="ce8" office:value-type="string" calcext:value-type="string">
            <text:p>661-6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istle While You Work</text:p>
          </table:table-cell>
          <table:table-cell office:value-type="float" office:value="663" calcext:value-type="float">
            <text:p>663</text:p>
          </table:table-cell>
          <table:table-cell table:style-name="ce6" table:formula="of:=IF([.B387]-1=[.B386];&quot;&quot;;[.B387]-1)">
            <text:p/>
          </table:table-cell>
          <table:table-cell table:style-name="ce6"/>
          <table:table-cell table:style-name="ce8" table:formula="of:=IF(ISBLANK([.D386]);[.B386];[.B386]&amp;&quot;-&quot;&amp;[.D386])" office:value-type="string" office:string-value="663-" calcext:value-type="string">
            <text:p>663-</text:p>
          </table:table-cell>
          <table:table-cell table:style-name="ce8" office:value-type="string" calcext:value-type="string">
            <text:p>663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e And The Hand Jive</text:p>
          </table:table-cell>
          <table:table-cell office:value-type="float" office:value="664" calcext:value-type="float">
            <text:p>664</text:p>
          </table:table-cell>
          <table:table-cell table:style-name="ce6" table:formula="of:=IF([.B388]-1=[.B387];&quot;&quot;;[.B388]-1)">
            <text:p/>
          </table:table-cell>
          <table:table-cell table:style-name="ce6"/>
          <table:table-cell table:style-name="ce8" table:formula="of:=IF(ISBLANK([.D387]);[.B387];[.B387]&amp;&quot;-&quot;&amp;[.D387])" office:value-type="string" office:string-value="664-" calcext:value-type="string">
            <text:p>664-</text:p>
          </table:table-cell>
          <table:table-cell table:style-name="ce8" office:value-type="string" calcext:value-type="string">
            <text:p>664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Whiter Shade Of Pale</text:p>
          </table:table-cell>
          <table:table-cell office:value-type="float" office:value="665" calcext:value-type="float">
            <text:p>665</text:p>
          </table:table-cell>
          <table:table-cell table:style-name="ce6" table:formula="of:=IF([.B389]-1=[.B388];&quot;&quot;;[.B389]-1)" office:value-type="float" office:value="666" calcext:value-type="float">
            <text:p>666</text:p>
          </table:table-cell>
          <table:table-cell table:style-name="ce6" office:value-type="float" office:value="666" calcext:value-type="float">
            <text:p>666</text:p>
          </table:table-cell>
          <table:table-cell table:style-name="ce8" table:formula="of:=IF(ISBLANK([.D388]);[.B388];[.B388]&amp;&quot;-&quot;&amp;[.D388])" office:value-type="string" office:string-value="665-666" calcext:value-type="string">
            <text:p>665-666</text:p>
          </table:table-cell>
          <table:table-cell table:style-name="ce8" office:value-type="string" calcext:value-type="string">
            <text:p>665-6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o’s Afraid Of The Big Bad Wolf?</text:p>
          </table:table-cell>
          <table:table-cell office:value-type="float" office:value="667" calcext:value-type="float">
            <text:p>667</text:p>
          </table:table-cell>
          <table:table-cell table:style-name="ce6" table:formula="of:=IF([.B390]-1=[.B389];&quot;&quot;;[.B390]-1)" office:value-type="float" office:value="668" calcext:value-type="float">
            <text:p>668</text:p>
          </table:table-cell>
          <table:table-cell table:style-name="ce6" office:value-type="float" office:value="668" calcext:value-type="float">
            <text:p>668</text:p>
          </table:table-cell>
          <table:table-cell table:style-name="ce8" table:formula="of:=IF(ISBLANK([.D389]);[.B389];[.B389]&amp;&quot;-&quot;&amp;[.D389])" office:value-type="string" office:string-value="667-668" calcext:value-type="string">
            <text:p>667-668</text:p>
          </table:table-cell>
          <table:table-cell table:style-name="ce8" office:value-type="string" calcext:value-type="string">
            <text:p>667-6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y</text:p>
          </table:table-cell>
          <table:table-cell office:value-type="float" office:value="669" calcext:value-type="float">
            <text:p>669</text:p>
          </table:table-cell>
          <table:table-cell table:style-name="ce6" table:formula="of:=IF([.B391]-1=[.B390];&quot;&quot;;[.B391]-1)" office:value-type="float" office:value="670" calcext:value-type="float">
            <text:p>670</text:p>
          </table:table-cell>
          <table:table-cell table:style-name="ce6" office:value-type="float" office:value="670" calcext:value-type="float">
            <text:p>670</text:p>
          </table:table-cell>
          <table:table-cell table:style-name="ce8" table:formula="of:=IF(ISBLANK([.D390]);[.B390];[.B390]&amp;&quot;-&quot;&amp;[.D390])" office:value-type="string" office:string-value="669-670" calcext:value-type="string">
            <text:p>669-670</text:p>
          </table:table-cell>
          <table:table-cell table:style-name="ce8" office:value-type="string" calcext:value-type="string">
            <text:p>669-6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sh You Were Here</text:p>
          </table:table-cell>
          <table:table-cell office:value-type="float" office:value="671" calcext:value-type="float">
            <text:p>671</text:p>
          </table:table-cell>
          <table:table-cell table:style-name="ce6" table:formula="of:=IF([.B392]-1=[.B391];&quot;&quot;;[.B392]-1)" office:value-type="float" office:value="672" calcext:value-type="float">
            <text:p>672</text:p>
          </table:table-cell>
          <table:table-cell table:style-name="ce6" office:value-type="float" office:value="672" calcext:value-type="float">
            <text:p>672</text:p>
          </table:table-cell>
          <table:table-cell table:style-name="ce8" table:formula="of:=IF(ISBLANK([.D391]);[.B391];[.B391]&amp;&quot;-&quot;&amp;[.D391])" office:value-type="string" office:string-value="671-672" calcext:value-type="string">
            <text:p>671-672</text:p>
          </table:table-cell>
          <table:table-cell table:style-name="ce8" office:value-type="string" calcext:value-type="string">
            <text:p>671-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nderwall</text:p>
          </table:table-cell>
          <table:table-cell office:value-type="float" office:value="673" calcext:value-type="float">
            <text:p>673</text:p>
          </table:table-cell>
          <table:table-cell table:style-name="ce6" table:formula="of:=IF([.B393]-1=[.B392];&quot;&quot;;[.B393]-1)" office:value-type="float" office:value="674" calcext:value-type="float">
            <text:p>674</text:p>
          </table:table-cell>
          <table:table-cell table:style-name="ce6" office:value-type="float" office:value="674" calcext:value-type="float">
            <text:p>674</text:p>
          </table:table-cell>
          <table:table-cell table:style-name="ce8" table:formula="of:=IF(ISBLANK([.D392]);[.B392];[.B392]&amp;&quot;-&quot;&amp;[.D392])" office:value-type="string" office:string-value="673-674" calcext:value-type="string">
            <text:p>673-674</text:p>
          </table:table-cell>
          <table:table-cell table:style-name="ce8" office:value-type="string" calcext:value-type="string">
            <text:p>673-6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Wreck Of The Edmund Fitzgerald</text:p>
          </table:table-cell>
          <table:table-cell office:value-type="float" office:value="675" calcext:value-type="float">
            <text:p>675</text:p>
          </table:table-cell>
          <table:table-cell table:style-name="ce6" table:formula="of:=IF([.B394]-1=[.B393];&quot;&quot;;[.B394]-1)" office:value-type="float" office:value="676" calcext:value-type="float">
            <text:p>676</text:p>
          </table:table-cell>
          <table:table-cell table:style-name="ce6" office:value-type="float" office:value="676" calcext:value-type="float">
            <text:p>676</text:p>
          </table:table-cell>
          <table:table-cell table:style-name="ce8" table:formula="of:=IF(ISBLANK([.D393]);[.B393];[.B393]&amp;&quot;-&quot;&amp;[.D393])" office:value-type="string" office:string-value="675-676" calcext:value-type="string">
            <text:p>675-676</text:p>
          </table:table-cell>
          <table:table-cell table:style-name="ce8" office:value-type="string" calcext:value-type="string">
            <text:p>675-6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llow Bird</text:p>
          </table:table-cell>
          <table:table-cell office:value-type="float" office:value="677" calcext:value-type="float">
            <text:p>677</text:p>
          </table:table-cell>
          <table:table-cell table:style-name="ce6" table:formula="of:=IF([.B395]-1=[.B394];&quot;&quot;;[.B395]-1)" office:value-type="float" office:value="678" calcext:value-type="float">
            <text:p>678</text:p>
          </table:table-cell>
          <table:table-cell table:style-name="ce6" office:value-type="float" office:value="678" calcext:value-type="float">
            <text:p>678</text:p>
          </table:table-cell>
          <table:table-cell table:style-name="ce8" table:formula="of:=IF(ISBLANK([.D394]);[.B394];[.B394]&amp;&quot;-&quot;&amp;[.D394])" office:value-type="string" office:string-value="677-678" calcext:value-type="string">
            <text:p>677-678</text:p>
          </table:table-cell>
          <table:table-cell table:style-name="ce8" office:value-type="string" calcext:value-type="string">
            <text:p>677-6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llow Submarine</text:p>
          </table:table-cell>
          <table:table-cell office:value-type="float" office:value="679" calcext:value-type="float">
            <text:p>679</text:p>
          </table:table-cell>
          <table:table-cell table:style-name="ce6" table:formula="of:=IF([.B396]-1=[.B395];&quot;&quot;;[.B396]-1)" office:value-type="float" office:value="680" calcext:value-type="float">
            <text:p>680</text:p>
          </table:table-cell>
          <table:table-cell table:style-name="ce6" office:value-type="float" office:value="680" calcext:value-type="float">
            <text:p>680</text:p>
          </table:table-cell>
          <table:table-cell table:style-name="ce8" table:formula="of:=IF(ISBLANK([.D395]);[.B395];[.B395]&amp;&quot;-&quot;&amp;[.D395])" office:value-type="string" office:string-value="679-680" calcext:value-type="string">
            <text:p>679-680</text:p>
          </table:table-cell>
          <table:table-cell table:style-name="ce8" office:value-type="string" calcext:value-type="string">
            <text:p>679-6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sterday</text:p>
          </table:table-cell>
          <table:table-cell office:value-type="float" office:value="681" calcext:value-type="float">
            <text:p>681</text:p>
          </table:table-cell>
          <table:table-cell table:style-name="ce6" table:formula="of:=IF([.B397]-1=[.B396];&quot;&quot;;[.B397]-1)" office:value-type="float" office:value="682" calcext:value-type="float">
            <text:p>682</text:p>
          </table:table-cell>
          <table:table-cell table:style-name="ce6" office:value-type="float" office:value="682" calcext:value-type="float">
            <text:p>682</text:p>
          </table:table-cell>
          <table:table-cell table:style-name="ce8" table:formula="of:=IF(ISBLANK([.D396]);[.B396];[.B396]&amp;&quot;-&quot;&amp;[.D396])" office:value-type="string" office:string-value="681-682" calcext:value-type="string">
            <text:p>681-682</text:p>
          </table:table-cell>
          <table:table-cell table:style-name="ce8" office:value-type="string" calcext:value-type="string">
            <text:p>681-6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.M.C.A.</text:p>
          </table:table-cell>
          <table:table-cell office:value-type="float" office:value="683" calcext:value-type="float">
            <text:p>683</text:p>
          </table:table-cell>
          <table:table-cell table:style-name="ce6" table:formula="of:=IF([.B398]-1=[.B397];&quot;&quot;;[.B398]-1)" office:value-type="float" office:value="684" calcext:value-type="float">
            <text:p>684</text:p>
          </table:table-cell>
          <table:table-cell table:style-name="ce6" office:value-type="float" office:value="684" calcext:value-type="float">
            <text:p>684</text:p>
          </table:table-cell>
          <table:table-cell table:style-name="ce8" table:formula="of:=IF(ISBLANK([.D397]);[.B397];[.B397]&amp;&quot;-&quot;&amp;[.D397])" office:value-type="string" office:string-value="683-684" calcext:value-type="string">
            <text:p>683-684</text:p>
          </table:table-cell>
          <table:table-cell table:style-name="ce8" office:value-type="string" calcext:value-type="string">
            <text:p>683-6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u Are My Sunshine</text:p>
          </table:table-cell>
          <table:table-cell office:value-type="float" office:value="685" calcext:value-type="float">
            <text:p>685</text:p>
          </table:table-cell>
          <table:table-cell table:style-name="ce6" table:formula="of:=IF([.B399]-1=[.B398];&quot;&quot;;[.B399]-1)">
            <text:p/>
          </table:table-cell>
          <table:table-cell table:style-name="ce6"/>
          <table:table-cell table:style-name="ce8" table:formula="of:=IF(ISBLANK([.D398]);[.B398];[.B398]&amp;&quot;-&quot;&amp;[.D398])" office:value-type="string" office:string-value="685-" calcext:value-type="string">
            <text:p>685-</text:p>
          </table:table-cell>
          <table:table-cell table:style-name="ce8" office:value-type="string" calcext:value-type="string">
            <text:p>685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ur Cheatin’ Heart</text:p>
          </table:table-cell>
          <table:table-cell office:value-type="float" office:value="686" calcext:value-type="float">
            <text:p>686</text:p>
          </table:table-cell>
          <table:table-cell table:style-name="ce6" table:formula="of:=IF([.B400]-1=[.B399];&quot;&quot;;[.B400]-1)">
            <text:p/>
          </table:table-cell>
          <table:table-cell table:style-name="ce6"/>
          <table:table-cell table:style-name="ce8" table:formula="of:=IF(ISBLANK([.D399]);[.B399];[.B399]&amp;&quot;-&quot;&amp;[.D399])" office:value-type="string" office:string-value="686-" calcext:value-type="string">
            <text:p>686-</text:p>
          </table:table-cell>
          <table:table-cell table:style-name="ce8" office:value-type="string" calcext:value-type="string">
            <text:p>686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u Are The Sunshine Of My Life</text:p>
          </table:table-cell>
          <table:table-cell office:value-type="float" office:value="687" calcext:value-type="float">
            <text:p>687</text:p>
          </table:table-cell>
          <table:table-cell table:style-name="ce6" table:formula="of:=IF([.B401]-1=[.B400];&quot;&quot;;[.B401]-1)" office:value-type="float" office:value="688" calcext:value-type="float">
            <text:p>688</text:p>
          </table:table-cell>
          <table:table-cell table:style-name="ce6" office:value-type="float" office:value="688" calcext:value-type="float">
            <text:p>688</text:p>
          </table:table-cell>
          <table:table-cell table:style-name="ce8" table:formula="of:=IF(ISBLANK([.D400]);[.B400];[.B400]&amp;&quot;-&quot;&amp;[.D400])" office:value-type="string" office:string-value="687-688" calcext:value-type="string">
            <text:p>687-688</text:p>
          </table:table-cell>
          <table:table-cell table:style-name="ce8" office:value-type="string" calcext:value-type="string">
            <text:p>687-6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u’re So Vain</text:p>
          </table:table-cell>
          <table:table-cell office:value-type="float" office:value="689" calcext:value-type="float">
            <text:p>689</text:p>
          </table:table-cell>
          <table:table-cell table:style-name="ce6" table:formula="of:=IF([.B402]-1=[.B401];&quot;&quot;;[.B402]-1)" office:value-type="float" office:value="690" calcext:value-type="float">
            <text:p>690</text:p>
          </table:table-cell>
          <table:table-cell table:style-name="ce6" office:value-type="float" office:value="690" calcext:value-type="float">
            <text:p>690</text:p>
          </table:table-cell>
          <table:table-cell table:style-name="ce8" table:formula="of:=IF(ISBLANK([.D401]);[.B401];[.B401]&amp;&quot;-&quot;&amp;[.D401])" office:value-type="string" office:string-value="689-690" calcext:value-type="string">
            <text:p>689-690</text:p>
          </table:table-cell>
          <table:table-cell table:style-name="ce8" office:value-type="string" calcext:value-type="string">
            <text:p>689-6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u’ve Got A Friend</text:p>
          </table:table-cell>
          <table:table-cell office:value-type="float" office:value="691" calcext:value-type="float">
            <text:p>691</text:p>
          </table:table-cell>
          <table:table-cell table:style-name="ce6" table:formula="of:=IF([.B403]-1=[.B402];&quot;&quot;;[.B403]-1)" office:value-type="float" office:value="692" calcext:value-type="float">
            <text:p>692</text:p>
          </table:table-cell>
          <table:table-cell table:style-name="ce6" office:value-type="float" office:value="692" calcext:value-type="float">
            <text:p>692</text:p>
          </table:table-cell>
          <table:table-cell table:style-name="ce8" table:formula="of:=IF(ISBLANK([.D402]);[.B402];[.B402]&amp;&quot;-&quot;&amp;[.D402])" office:value-type="string" office:string-value="691-692" calcext:value-type="string">
            <text:p>691-692</text:p>
          </table:table-cell>
          <table:table-cell table:style-name="ce8" office:value-type="string" calcext:value-type="string">
            <text:p>691-6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ung At Heart</text:p>
          </table:table-cell>
          <table:table-cell office:value-type="float" office:value="693" calcext:value-type="float">
            <text:p>693</text:p>
          </table:table-cell>
          <table:table-cell table:style-name="ce6" table:formula="of:=IF([.B404]-1=[.B403];&quot;&quot;;[.B404]-1)" office:value-type="float" office:value="694" calcext:value-type="float">
            <text:p>694</text:p>
          </table:table-cell>
          <table:table-cell table:style-name="ce6" office:value-type="float" office:value="694" calcext:value-type="float">
            <text:p>694</text:p>
          </table:table-cell>
          <table:table-cell table:style-name="ce8" table:formula="of:=IF(ISBLANK([.D403]);[.B403];[.B403]&amp;&quot;-&quot;&amp;[.D403])" office:value-type="string" office:string-value="693-694" calcext:value-type="string">
            <text:p>693-694</text:p>
          </table:table-cell>
          <table:table-cell table:style-name="ce8" office:value-type="string" calcext:value-type="string">
            <text:p>693-6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ur Mama Don’t Dance</text:p>
          </table:table-cell>
          <table:table-cell office:value-type="float" office:value="695" calcext:value-type="float">
            <text:p>695</text:p>
          </table:table-cell>
          <table:table-cell table:style-name="ce6" table:formula="of:=IF([.B405]-1=[.B404];&quot;&quot;;[.B405]-1)" office:value-type="float" office:value="696" calcext:value-type="float">
            <text:p>696</text:p>
          </table:table-cell>
          <table:table-cell table:style-name="ce6" office:value-type="float" office:value="696" calcext:value-type="float">
            <text:p>696</text:p>
          </table:table-cell>
          <table:table-cell table:style-name="ce8" table:formula="of:=IF(ISBLANK([.D404]);[.B404];[.B404]&amp;&quot;-&quot;&amp;[.D404])" office:value-type="string" office:string-value="695-696" calcext:value-type="string">
            <text:p>695-696</text:p>
          </table:table-cell>
          <table:table-cell table:style-name="ce8" office:value-type="string" calcext:value-type="string">
            <text:p>695-6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ur Song</text:p>
          </table:table-cell>
          <table:table-cell office:value-type="float" office:value="697" calcext:value-type="float">
            <text:p>697</text:p>
          </table:table-cell>
          <table:table-cell table:style-name="ce6" table:formula="of:=IF([.B406]-1=[.B405];&quot;&quot;;[.B406]-1)" office:value-type="float" office:value="698" calcext:value-type="float">
            <text:p>698</text:p>
          </table:table-cell>
          <table:table-cell table:style-name="ce6" office:value-type="float" office:value="698" calcext:value-type="float">
            <text:p>698</text:p>
          </table:table-cell>
          <table:table-cell table:style-name="ce8" table:formula="of:=IF(ISBLANK([.D405]);[.B405];[.B405]&amp;&quot;-&quot;&amp;[.D405])" office:value-type="string" office:string-value="697-698" calcext:value-type="string">
            <text:p>697-698</text:p>
          </table:table-cell>
          <table:table-cell table:style-name="ce8" office:value-type="string" calcext:value-type="string">
            <text:p>697-6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p-a-dee-doo-dah</text:p>
          </table:table-cell>
          <table:table-cell office:value-type="float" office:value="699" calcext:value-type="float">
            <text:p>699</text:p>
          </table:table-cell>
          <table:table-cell table:style-name="ce6" table:formula="of:=IF([.B407]-1=[.B406];&quot;&quot;;[.B407]-1)" office:value-type="float" office:value="-1" calcext:value-type="float">
            <text:p>-1</text:p>
          </table:table-cell>
          <table:table-cell/>
          <table:table-cell table:style-name="ce8" table:formula="of:=IF(ISBLANK([.D406]);[.B406];[.B406]&amp;&quot;-&quot;&amp;[.D406])" office:value-type="float" office:value="699" calcext:value-type="float">
            <text:p>699</text:p>
          </table:table-cell>
          <table:table-cell table:number-columns-repeated="1019"/>
        </table:table-row>
        <table:table-row table:style-name="ro2" table:number-rows-repeated="10481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09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09P0"/>
    </number:number-style>
    <number:number-style style:name="N10110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0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0P0"/>
    </number:number-style>
    <number:date-style style:name="N10111" number:language="nl" number:country="NL">
      <number:day/>
      <number:text>-</number:text>
      <number:month/>
      <number:text>-</number:text>
      <number:year number:style="long"/>
    </number:date-style>
    <number:date-style style:name="N10112" number:language="nl" number:country="NL">
      <number:day/>
      <number:text>-</number:text>
      <number:month number:textual="true"/>
      <number:text>-</number:text>
      <number:year/>
    </number:date-style>
    <number:date-style style:name="N10113" number:language="nl" number:country="NL">
      <number:day/>
      <number:text>-</number:text>
      <number:month number:textual="true"/>
    </number:date-style>
    <number:date-style style:name="N10114" number:language="nl" number:country="NL">
      <number:month number:textual="true"/>
      <number:text>-</number:text>
      <number:year/>
    </number:date-style>
    <number:time-style style:name="N10115" number:language="nl" number:country="NL">
      <number:hours/>
      <number:text>:</number:text>
      <number:minute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0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1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2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4P2" style:volatile="true" number:language="nl" number:country="NL">
      <loext:text> </loext:text>
      <loext:fill-character> </loext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5P2" style:volatile="true" number:language="nl" number:country="NL">
      <loext:text> € </loext:text>
      <loext:fill-character> </loext:fill-character>
      <number:text>-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6P2" style:volatile="true" number:language="nl" number:country="N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7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nl" number:country="N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5f_Sheet1" style:display-name="Standard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razilian_20_Jazz_20_Real_20_Book" style:display-name="PageStyle_Brazilian Jazz Real Boo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Johan Vromans</dc:creator>
    <meta:creation-date>2020-09-25T06:29:38</meta:creation-date>
    <dc:date>2020-09-27T10:26:28.580458320</dc:date>
    <meta:generator>LibreOffice/6.3.6.2$Linux_X86_64 LibreOffice_project/30$Build-2</meta:generator>
    <meta:editing-duration>PT6M23S</meta:editing-duration>
    <meta:editing-cycles>1</meta:editing-cycles>
    <meta:document-statistic meta:table-count="1" meta:cell-count="23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